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8c0 29-8 52-24 68-15 17-37 25-64 25-31 0-54-11-70-34s-24-56-24-99c0-48 8-84 25-110 17-25 41-37 72-37 41 0 67 18 77 55l-33 6c-7-22-22-33-45-33-19 0-35 9-46 27-11 19-16 47-16 82 6-12 15-21 27-27 11-6 24-9 39-9 25 0 45 7 60 23 14 16 22 37 22 63zM699 200c0-20-4-35-14-46-10-10-23-16-40-16-16 0-30 5-40 15-10 9-15 22-15 39 0 21 6 38 16 51 10 14 24 20 40 20 17 0 30-5 39-17 10-11 14-26 14-46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1c0 30-9 53-25 70s-38 26-66 26c-31 0-56-12-72-35-17-24-25-57-25-101 0-48 8-86 25-111 18-26 43-39 75-39 42 0 69 19 80 57l1 3-3 1-33 6h-3l-1-2c-6-22-20-31-42-31-19 0-33 8-43 26-11 18-16 45-16 80h-3l-2-2c6-12 15-21 27-28 12-6 26-9 41-9 26 0 47 8 62 24s23 38 23 65zM736 201c0-26-7-46-21-61-15-15-33-23-58-23-14 0-27 3-38 9s-19 15-25 26l-6 10v-11c0-36 6-64 17-83s28-29 48-29c24 0 41 12 48 35l-3 1v-3l33-6v3l-3 1c-10-36-34-54-74-54-31 0-53 12-70 37-16 25-25 61-25 108 0 43 8 75 24 97 16 23 38 33 68 33 27 0 47-7 62-24 16-16 23-37 23-66zM701 203c0-19-5-33-14-44-9-10-22-15-38-15s-28 5-38 14c-9 9-14 21-14 37 0 20 5 37 15 49 10 13 22 19 38 19s28-5 37-15c9-11 14-26 14-45zM706 203c0 20-5 37-15 48-10 12-24 18-41 18s-31-7-42-21-16-32-16-53c0-17 5-32 16-41 10-10 24-15 41-15s32 5 42 17c10 11 15 27 15 47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52cm" svg:height="0.279cm" svg:x="15.181cm" svg:y="18.861cm" svg:viewBox="0 0 521 280" svg:d="M188 200c0 26-8 45-24 60-17 13-40 20-69 20-28 0-50-6-66-18-17-14-26-32-29-56l35-4c5 33 25 50 60 50 17 0 31-6 41-14 10-9 15-22 15-39 0-15-6-26-17-34-12-9-28-13-50-13h-19v-30h19c19 0 33-4 44-12 10-9 16-20 16-35 0-14-5-26-13-34-9-9-22-13-38-13s-28 4-38 12c-9 8-14 19-16 33l-35-3c3-22 12-39 28-52 16-12 36-18 61-18 27 0 48 6 64 19 16 12 23 30 23 53 0 17-5 31-14 42-11 11-25 18-44 22v1c21 2 36 9 49 20 11 12 17 26 17 43zM242 107v-40h37v40zM242 276v-40h37v40zM483 214v62h-33v-62h-128v-27l124-183h37v183h38v27zM450 43c0 1-2 4-6 10-3 6-5 10-7 13l-70 102-10 15-3 4h96z">
          <text:p/>
        </draw:path>
        <draw:path draw:style-name="gr2" draw:text-style-name="P2" draw:layer="layout" svg:width="0.527cm" svg:height="0.285cm" svg:x="15.177cm" svg:y="18.858cm" svg:viewBox="0 0 528 286" svg:d="M194 204c0 26-9 47-25 61-17 14-40 21-70 21-28 0-51-6-68-19s-27-32-30-57l-1-3h3l36-3 3-1v3c5 31 23 46 57 46 17 0 29-4 39-12 9-9 14-20 14-37 0-14-5-24-16-32s-27-12-48-12h-19-3v-3-30-3h3 19c18 0 32-4 42-12 10-7 15-19 15-33s-4-24-12-32-20-12-36-12c-15 0-27 4-36 11-9 8-14 18-15 31v3h-3l-35-3h-3v-3c3-23 13-41 29-54s38-19 63-19c28 0 50 6 65 20 16 13 24 31 24 55 0 17-5 34-15 45s-25 19-44 23l-1-3h3v1h-3l1-3c20 2 37 9 49 21s18 28 18 45zM188 204c0-16-5-30-16-41s-26-17-46-19l-3-1v-2-1-2l3-1c18-4 31-10 41-21 9-10 13-25 13-41 0-22-7-39-21-51-15-12-35-18-62-18-25 0-44 5-59 18-16 12-25 28-27 50l-3-1v-2l35 2v3h-3c2-15 8-27 18-35s23-13 39-13c17 0 31 5 40 14s13 21 13 36c0 16-5 29-16 38s-27 13-46 13h-19v-3h2v30h-2v-3h19c22 0 39 5 51 13 12 9 19 22 19 37 0 18-6 32-16 41-11 9-26 13-43 13-36 0-58-17-62-50l2-1 1 3-36 3v-2l2-1c3 24 12 41 28 53 16 13 37 18 65 18 29 0 50-6 66-19 15-14 23-32 23-57zM242 111v-41-3h3 37 3v3 41 3h-3-37-3zM245 108h37v3h-3v-41h3v3h-37v-3h2v41h-2zM242 279v-39-3h3 37 3v3 39 3h-3-37-3zM245 277h37v2h-3v-39h3v2h-37v-2h2v39h-2zM489 218v61 3h-2-33-3v-3-61h3v3h-129-3v-3-27-1-1l126-184 1-1h1 37 2v3 184h-2v-3h38 3v3 27 3h-3-38v-3zM487 215h38v3h-3v-27h3v2h-38-3v-2-184h3v3h-37v-3l2 1-125 185-2-2h3v27h-3v-3h129 3v3 61h-3v-2h33v2h-3v-61-3zM456 47c0 1-2 4-5 10-4 7-6 11-8 13l-2-1 2 1-69 104-11 14-3 4-2-1v-3h96v3h-3v-145h3zM457 46v145 2h-3-96-6l4-4 3-4 2 2-2-2 10-14 2 1-2-1 70-104c1-2 4-6 7-12s5-9 5-10l6-1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5.167cm" svg:height="0.516cm" svg:x="18.643cm" svg:y="15.46cm" svg:viewBox="0 0 5168 517" svg:d="M0 406v-385h52v343h194v42zM480 58c-43 0-76 13-99 41-24 27-36 65-36 112 0 48 13 86 37 115 25 29 58 43 100 43 54 0 95-27 122-80l42 21c-16 33-38 58-67 76-28 17-61 26-99 26-39 0-72-8-101-24-28-17-50-40-64-70-15-29-23-65-23-107 0-61 17-109 50-144 33-34 79-52 138-52 40 0 75 8 102 24s48 40 61 71l-50 17c-9-23-23-40-43-51-19-12-43-18-70-18zM1047 209c0 41-8 75-23 105-16 30-38 53-66 69-28 15-61 23-98 23h-144v-385h127c65 0 116 16 151 49s53 79 53 139zM995 209c0-48-14-84-40-109s-63-37-113-37h-74v302h86c28 0 53-7 74-19 22-12 38-30 49-54 12-23 18-51 18-83zM1068 517v-35h325v35zM1674 257c0 103-36 155-109 155-22 0-40-4-55-12-15-9-27-22-36-40h-1c0 6 0 15-1 26-1 12-1 18-2 20h-47c1-10 1-30 1-61v-345h50v116c0 12-1 26-2 42h2c9-19 21-33 36-41s33-12 55-12c38 0 65 12 83 37 17 25 26 63 26 115zM1622 259c0-42-5-72-16-90-11-17-29-26-53-26-28 0-48 9-60 28-13 19-19 49-19 91 0 39 6 67 18 86 12 18 33 27 60 27 25 0 43-9 54-27s16-48 16-89zM1736 406v-227c0-21-1-44-2-69h47c1 34 2 54 2 60h1c8-25 17-42 27-51 10-10 24-14 43-14 6 0 13 1 20 2v45c-7-1-15-2-26-2-21 0-36 8-47 26s-16 43-16 76v154zM1996 412c-29 0-52-8-67-24-15-15-22-37-22-64 0-31 10-54 30-71s53-26 97-27l67-1v-16c0-24-5-41-16-51-10-11-26-16-48-16s-38 4-48 11c-10 8-16 20-18 36l-51-5c9-53 48-79 118-79 38 0 65 8 84 25s28 42 28 74v128c0 15 2 26 6 33s11 11 22 11c5 0 10-1 16-2v31c-12 2-25 4-38 4-18 0-31-5-40-14-8-10-13-25-14-45h-1c-13 22-27 38-44 48-17 9-37 14-61 14zM2007 375c18 0 34-4 48-12 14-9 25-20 34-34 8-14 12-29 12-44v-24l-54 1c-23 0-41 2-53 7-11 4-21 11-27 20s-9 21-9 36c0 16 4 28 12 37 9 8 21 13 37 13zM2269 257c0 40 6 69 18 88 13 19 31 28 56 28 18 0 32-5 44-14 12-10 19-24 22-44l49 3c-4 29-16 51-36 68s-46 26-78 26c-41 0-72-13-94-39-22-27-33-65-33-115s11-88 33-114 53-39 94-39c30 0 55 8 75 23 20 16 32 37 38 65l-51 4c-2-17-9-30-19-39-11-10-25-15-44-15-26 0-45 9-57 26s-17 46-17 88zM2698 406l-100-134-36 29v105h-49v-406h49v254l130-144h58l-120 127 126 169zM2833 269c0 34 7 60 21 78 14 19 35 28 61 28 22 0 39-4 52-13 12-9 21-19 26-32l43 12c-18 46-58 70-121 70-43 0-76-13-99-39s-34-65-34-116c0-50 11-87 34-113s55-39 98-39c86 0 130 52 130 158v6zM2993 230c-3-31-11-53-24-68-13-14-32-21-56-21s-43 8-57 24-21 38-22 65zM3219 404c-16 4-32 7-49 7-40 0-59-23-59-67v-198h-34v-36h36l14-66h33v66h54v36h-54v187c0 14 2 24 7 30 4 6 12 9 24 9 6 0 16-2 28-4zM3218 517v-35h325v35zM3574 47v-47h49v47zM3574 406v-296h49v296zM3886 406v-188c0-19-2-34-6-45s-10-19-18-23c-9-5-21-7-37-7-24 0-43 8-56 24-14 16-21 38-21 67v172h-49v-233c0-34 0-55-1-63h46c0 1 0 3 1 7 0 4 0 9 0 14s1 15 1 30h1c11-21 24-35 39-44 15-8 33-12 55-12 33 0 56 8 71 24s23 42 23 80v197zM4230 325c0 27-11 49-32 64s-50 23-88 23c-36 0-65-6-85-18-20-13-33-31-39-57l44-9c4 16 13 28 26 35 13 8 31 11 54 11 25 0 43-4 55-11 11-8 17-19 17-35 0-11-4-21-12-28s-21-13-39-18l-35-9c-28-7-48-15-60-22-12-8-21-16-28-26s-10-22-10-37c0-27 10-47 29-61s47-22 84-22c32 0 58 6 77 18 20 11 32 29 37 55l-44 5c-3-13-10-23-22-30s-28-10-48-10c-22 0-39 3-49 10-11 6-16 17-16 30 0 9 2 15 6 21 5 5 11 10 20 14 8 4 26 9 54 16 26 6 45 12 56 19 11 5 20 11 27 18s12 15 15 24c4 8 6 18 6 30zM4328 269c0 34 7 60 21 78 14 19 35 28 62 28 21 0 38-4 51-13s21-19 26-32l43 12c-18 46-58 70-120 70-44 0-77-13-100-39s-34-65-34-116c0-50 11-87 34-113s55-39 98-39c86 0 130 52 130 158v6zM4488 230c-3-31-11-53-24-68-13-14-32-21-56-21s-43 8-57 24-21 38-22 65zM4602 406v-227c0-21-1-44-2-69h48c1 34 2 54 2 60h1c8-25 17-42 27-51 10-10 25-14 43-14 7 0 13 1 20 2v45c-7-1-15-2-26-2-21 0-36 8-47 26s-16 43-16 76v154zM4902 404c-17 4-33 7-50 7-39 0-59-23-59-67v-198h-34v-36h36l14-66h33v66h55v36h-55v187c0 14 2 24 7 30s13 9 24 9c7 0 16-2 29-4zM5168 325c0 27-11 49-32 64s-50 23-88 23c-37 0-65-6-85-18-20-13-33-31-39-57l43-9c5 16 13 28 26 35 13 8 32 11 55 11 25 0 43-4 55-11 11-8 17-19 17-35 0-11-4-21-12-28s-21-13-39-18l-35-9c-28-7-48-15-60-22-12-8-21-16-28-26s-10-22-10-37c0-27 9-47 28-61 20-14 48-22 84-22 33 0 59 6 78 18 19 11 31 29 36 55l-44 5c-3-13-10-23-22-30s-28-10-48-10c-22 0-38 3-49 10-10 6-16 17-16 30 0 9 3 15 7 21 4 5 11 10 19 14 9 4 27 9 54 16 26 6 45 12 57 19 11 5 20 11 27 18 6 7 11 15 15 24 4 8 6 18 6 30z">
          <text:p/>
        </draw:path>
        <draw:path draw:style-name="gr2" draw:text-style-name="P2" draw:layer="layout" svg:width="5.172cm" svg:height="0.521cm" svg:x="18.64cm" svg:y="15.458cm" svg:viewBox="0 0 5173 522" svg:d="M0 407v-384-3h3 52 3v3 342h-3v-3h194 3v3 42 3h-3-246-3zM3 404h246v3h-3v-42h3v2h-194-3v-2-342h3v3h-52v-3h2v384h-2zM483 63c-42 0-74 13-97 40s-35 63-35 110 12 84 36 112c25 28 57 42 98 42 53 0 92-26 119-78l1-3 3 1 42 22 3 1-1 2c-16 34-39 60-68 77-29 18-63 27-101 27-39 0-74-9-102-25-29-16-51-40-66-70s-22-67-22-108c0-61 17-110 50-146 34-35 80-53 140-53 41 0 76 9 103 25 28 16 49 40 62 72l1 3-3 1-49 16-2 1-1-2c-9-22-23-39-42-50-20-12-42-17-69-17zM483 57c27 0 52 6 72 18s35 30 44 53l-3 1-1-3 50-16 1 2-3 1c-13-31-32-54-59-69-27-16-61-24-101-24-59 0-103 17-136 51-33 35-49 82-49 142 0 41 8 76 22 105 15 30 36 52 64 68s60 24 99 24c37 0 70-9 98-26s50-41 66-74l2 1-1 3-43-22 2-2 2 1c-27 54-69 82-124 82-42 0-77-15-102-44s-37-68-37-116 12-86 36-114 58-42 101-42zM1053 211c0 40-8 75-24 105-15 31-38 54-67 70-28 16-62 24-99 24h-144-3v-3-384-3h3 127c66 0 117 17 153 50s54 80 54 141zM1047 211c0-60-17-105-52-137s-84-48-149-48h-127v-3h3v384h-3v-3h144c37 0 69-7 97-23s49-38 64-67c16-30 23-64 23-103zM995 211c0-47-13-82-39-107-25-24-62-37-111-37h-74v-2h3v301h-3v-3h86c28 0 52-6 73-18 21-13 37-30 48-53s17-50 17-81zM1000 211c0 32-6 60-17 84-12 23-29 42-50 54-22 13-48 19-76 19h-86-3v-2-301-3h3 74c50 0 89 13 115 38 27 26 40 63 40 111zM1068 519v-35-3h3 325 3v3 35 3h-3-325-3zM1071 516h325v3h-2v-35h2v3h-325v-3h3v35h-3zM1680 258c0 104-38 158-112 158-22 0-41-5-57-13-15-8-27-22-37-40l3-2v3h-1v-3h3c0 6-1 15-1 26-1 12-2 19-2 21v2h-3-47-3v-3c1-10 2-30 2-61v-344-2h2 50 2v2 116c0 12 0 26-1 42h-3v-3h2v3l-3-2c9-19 22-33 37-42 16-8 35-12 57-12 38 0 67 13 85 39 18 25 27 64 27 115zM1674 258c0-50-8-87-26-112-17-25-43-36-80-36-21 0-39 3-54 11-14 8-26 21-35 40l-1 1h-1-2-3l1-3c0-16 1-29 1-41v-116h3v3h-50v-3h3v344c0 31 0 52-1 62l-3-1v-3h47v3h-2c0-2 0-8 1-20s1-20 1-26v-2h3 1 1l1 1c9 18 21 30 35 38 15 8 32 12 54 12 71 0 106-50 106-152zM1623 260c0-41-6-70-16-87-11-17-27-26-51-26-27 0-46 9-58 28-12 18-19 47-19 88 0 38 6 66 18 84s31 27 58 27c24 0 41-9 52-26 10-18 16-47 16-88zM1628 260c0 41-5 72-17 90-11 19-30 29-56 29-28 0-49-10-62-29s-19-48-19-87c0-41 6-72 19-92 13-19 35-29 63-29 25 0 44 9 56 28 11 18 16 48 16 90zM1736 407v-226c0-21-1-44-2-69v-3h3 47 2v3c2 33 3 54 3 60h-3v-2h1v2h-3c8-26 17-44 28-54 11-9 26-14 45-14 7 0 14 1 21 3h2v2 45 4l-4-1c-6-2-15-3-25-3-20 0-34 9-45 25-10 18-15 42-15 74v154 3h-3-49-3zM1739 404h49v3h-3v-154c0-33 6-59 17-77s28-27 49-27c11 0 20 1 27 3l-1 2h-3v-45h3l-1 3c-6-2-13-2-19-2-18 0-32 4-41 13-10 9-19 25-26 50l-1 2h-2-1-3v-3c0-6-1-26-2-60h3v3h-47v-3h3c1 25 2 48 2 69v226h-3zM1999 416c-30 0-53-9-69-25-15-16-23-38-23-66 0-31 11-56 31-73 21-16 54-25 99-27l67-1v3h-3v-16c0-23-5-40-15-49-9-10-24-15-46-15-21 0-36 3-46 10-9 8-15 18-17 34v3h-3l-51-5h-3v-3c9-54 50-82 121-82 38 0 67 9 86 26 19 18 29 43 29 76v127c0 14 2 25 6 32 3 6 9 9 19 9 4 0 10 0 15-2h4v3 31 2h-2c-13 3-26 5-39 5-19 0-33-5-42-16-8-10-13-25-15-46h3v3h-1v-3l2 1c-13 23-28 39-45 49s-38 15-62 15zM1999 410c24 0 43-5 60-14 16-9 30-24 42-47l1-1h2 1 3v3c1 20 6 34 13 43 8 9 20 13 38 13 13 0 25-1 37-4l1 3h-3v-31h3l1 3c-7 1-12 2-17 2-12 0-20-5-24-13s-6-19-6-34v-127c0-32-9-55-28-72-18-16-45-24-82-24-69 0-107 25-115 77l-3-1v-3l52 5-1 3h-2c2-17 8-30 19-38 10-8 27-12 49-12 23 0 40 6 50 17 11 10 17 29 17 53v16 3h-3l-67 1v-3 3c-44 1-75 10-95 26s-29 38-29 68c0 27 7 47 21 62 15 15 36 23 65 23zM2010 373c18 0 33-4 47-12s24-19 32-32c8-14 12-28 12-43v-24h3v2l-54 1c-23 1-40 3-52 7-11 5-20 11-26 20-6 8-9 19-9 34s4 26 12 35c9 8 20 12 35 12zM2010 379c-16 0-29-5-39-14-9-9-13-23-13-39 0-15 3-28 10-38 6-9 16-16 28-21 13-4 31-7 54-7v3-3l54-1h3v3 24c0 15-5 31-13 45-8 15-20 27-34 35-15 8-31 13-50 13zM2274 258c0 39 6 68 19 86 12 18 29 27 53 27 17 0 31-4 42-13s18-23 21-42v-3h3l49 4h3v3c-4 29-16 52-37 69-21 18-48 27-80 27-41 0-74-14-96-41-22-26-33-65-33-116 0-50 11-88 33-115s55-40 96-40c31 0 56 8 77 24 20 16 33 38 38 66l1 3-3 1-51 3-2 1-1-3c-2-16-8-28-18-37-10-10-24-14-42-14-26 0-43 8-55 25-11 16-17 45-17 85zM2269 258c0-41 6-71 18-89 12-17 32-27 59-27 19 0 35 5 46 16 10 10 17 23 20 40l-3 1v-3l50-4 1 3h-3c-5-27-17-47-37-63-19-15-43-22-73-22-40 0-70 12-92 38-21 25-32 62-32 111 0 50 11 87 32 113 21 25 52 38 92 38 31 0 56-8 76-25 20-16 32-38 35-66h3v3l-50-3 1-3 2 1c-2 20-10 35-22 45-13 10-28 15-46 15-25 0-45-10-58-30-13-19-19-49-19-89zM2699 409l-100-135 2-1 2 2-36 29-2-2h3v105 3h-3-49-2v-3-405-2h2 49 3v2 253h-3l-2-2 130-143 1-1h1 58 6l-4 5-120 127-2-2 2-2 126 169 3 4h-5-58-1zM2701 404h58v3l-2 2-126-168-2-2 2-2 119-127 3 2v3h-58v-3l2 2-129 143-5 6v-8-253h2v3h-49v-3h3v405h-3v-3h49v3h-2v-105-1l1-1 36-30 2-2 2 3 100 135-3 1zM2839 270c0 33 7 59 20 77 14 17 33 26 59 26 21 0 38-4 50-12 12-9 21-19 25-31l1-3 2 1 44 12 3 1-2 3c-18 47-59 72-123 72-44 0-78-14-101-40-24-27-35-67-35-118 0-49 11-88 35-114 23-27 57-40 100-40 88 0 132 54 132 160v6 3h-2-211v-3zM2836 267h211v3h-3v-6c0-104-42-154-127-154-42 0-74 12-96 38-23 25-34 61-34 110 0 51 11 88 34 114 22 25 54 38 97 38 62 0 101-23 118-68l3 1-1 3-43-13 1-2 2 1c-4 13-14 25-27 33-13 9-31 14-53 14-27 0-49-10-63-29s-22-46-22-80v-3zM2993 233c-3-31-10-53-23-67s-30-20-54-20-41 7-55 23c-13 15-20 36-22 64l-2-1v-2h159v2zM2996 235h-159-3v-3c1-28 9-51 23-67s34-25 59-25 45 8 58 22c14 15 22 39 25 70v3zM3223 408c-16 4-33 6-50 6-41 0-62-24-62-69v-197h3v3h-34-3v-3-36-3h3 36v3h-3l14-66 1-3h2 33 3v3 66h-3v-3h54 3v3 36 3h-3-54v-3h3v186c0 14 2 23 6 28s11 8 22 8c6 0 15-1 28-4l3-1v4 36 2zM3219 405v-36h3l1 3c-13 2-22 3-29 3-12 0-21-3-26-9s-8-17-8-32v-186-3h3 54v3h-3v-36h3v3h-54-3v-3-66h3v3h-33v-3l3 1-15 66v2h-2-36v-3h2v36h-2v-3h34 3v3 197c0 43 18 64 56 64 16 0 33-2 49-7v3zM3218 519v-35-3h3 325 3v3 35 3h-3-325-3zM3221 516h325v3h-3v-35h3v3h-325v-3h2v35h-2zM3574 49v-47-2h3 49 3v2 47 3h-3-49-3zM3577 47h49v2h-3v-47h3v3h-49v-3h3v47h-3zM3574 407v-295-3h3 49 3v3 295 3h-3-49-3zM3577 404h49v3h-3v-295h3v3h-49v-3h3v295h-3zM3886 407v-187c0-19-2-34-6-44s-9-17-17-22c-8-4-19-7-35-7-23 0-41 8-54 24-13 15-20 37-20 65v171 3h-3-49-3v-3-232c0-34 0-55-1-62l-1-4h4 46 2l1 3c0 1 0 3 0 7 1 4 1 9 1 14s1 15 1 30h-3v-3h1v3l-2-2c11-20 25-35 40-44s34-13 56-13c33 0 58 8 73 25 16 16 24 44 24 82v196 3h-3-49-3zM3889 404h49v3h-3v-196c0-37-7-63-22-78-14-16-37-23-69-23-21 0-39 4-53 12-15 8-27 22-38 42l-1 1h-2-1-3v-2c0-15 0-24-1-30 0-5 0-9 0-13s-1-7-1-7l3-1v3h-46v-3h2c2 8 2 29 2 63v232h-3v-3h49v3h-2v-171c0-29 7-52 21-69s33-25 58-25c16 0 29 2 38 7s15 14 19 25 6 27 6 46v187h-2zM4236 326c0 28-11 51-33 66-21 16-52 24-90 24-37 0-66-7-86-19-21-12-34-32-40-58l-1-3 3-1 43-8 3-1v3c5 15 12 26 25 33s30 10 53 10c25 0 42-3 53-11 11-7 16-17 16-32 0-11-3-19-11-26-7-7-20-12-37-17v-3 3l-35-9v-3 3c-29-8-49-15-61-22s-22-16-29-26c-7-11-11-24-11-39 0-27 10-49 30-64 20-14 49-21 86-21 33 0 59 6 79 17 20 12 32 31 38 57v3l-3 1-44 5h-3v-2c-3-13-9-22-21-28-11-7-27-11-46-11-22 0-38 4-48 10s-14 15-14 28c0 8 2 14 6 19s10 10 18 13c8 4 26 9 53 16 27 6 46 13 57 18 12 6 21 12 28 19s12 15 16 24c4 10 6 20 6 32zM4230 326c0-11-2-21-5-29-4-9-8-16-15-23-6-6-15-12-26-18-12-5-30-11-56-18l1-2-1 2c-27-6-46-12-54-16-9-3-16-9-21-14-4-6-7-14-7-23 0-14 6-26 17-33s28-10 51-10c20 0 37 3 49 11 13 7 21 18 23 32h-2l-1-3 44-5 1 3h-3c-5-24-16-42-35-53s-44-17-76-17c-37 0-64 7-82 21-19 14-28 33-28 59 0 14 3 26 10 35 6 10 15 18 27 25 11 7 31 14 59 21l35 9c18 5 32 11 40 19 9 8 13 18 13 30 0 16-6 29-19 37-11 8-31 12-56 12-23 0-42-4-56-11-13-8-23-20-27-37l3-1v3l-43 9-1-3 3-1c6 25 18 43 38 55 19 12 47 18 83 18 38 0 66-7 87-22 20-15 30-35 30-62zM4334 270c0 33 7 59 20 77 14 17 33 26 60 26 21 0 37-4 49-12 13-9 21-19 25-31l1-3 3 1 43 12 3 1-1 3c-18 47-60 72-123 72-45 0-79-14-102-40-23-27-35-67-35-118 0-49 12-88 35-114 23-27 57-40 100-40 88 0 133 54 133 160v6 3h-3-211v-3zM4331 267h211v3h-3v-6c0-104-42-154-127-154-42 0-74 12-96 38-22 25-33 61-33 110 0 51 11 88 33 114 22 25 55 38 98 38 61 0 100-23 117-68l3 1-1 3-43-13 1-2 2 1c-4 13-14 25-27 33-13 9-31 14-52 14-28 0-50-10-64-29s-22-46-22-80v-3zM4488 233c-2-31-10-53-23-67-12-14-30-20-54-20-23 0-41 7-55 23-13 15-20 36-21 64l-3-1v-2h159v2zM4491 235h-159-3v-3c1-28 9-51 23-67 15-16 34-25 59-25s45 8 58 22c14 15 22 39 25 70v3zM4602 407v-226c0-21 0-44-1-69l-1-3h3 48 2l1 3c1 33 2 54 2 60h-3v-2h1v2h-3c8-26 18-44 28-54 11-9 26-14 45-14 7 0 14 1 21 3h2v2 45 4l-4-1c-6-2-14-3-25-3-20 0-34 9-44 25-11 18-16 42-16 74v154 3h-3-50-3zM4605 404h50v3h-3v-154c0-33 6-59 17-77s28-27 49-27c11 0 20 1 27 3l-1 2h-3v-45h3l-1 3c-6-2-13-2-19-2-18 0-31 4-41 13s-19 25-26 50l-1 2h-2-1-3v-3c0-6-1-26-2-60h3v3h-48v-3h3c1 25 2 48 2 69v226h-3zM4905 408c-16 4-33 6-50 6-41 0-62-24-62-69v-197h3v3h-34-3v-3-36-3h3 36v3h-3l15-66v-3h2 33 3v3 66h-3v-3h55 2v3 36 3h-2-55v-3h3v186c0 14 2 23 6 28s11 8 22 8c7 0 16-1 28-4l3-1v4 36 2zM4902 405v-36h3v3c-12 2-22 3-29 3-12 0-21-3-26-9s-8-17-8-32v-186-3h3 55v3h-3v-36h3v3h-55-3v-3-66h3v3h-33v-3l3 1-14 66-1 2h-2-36v-3h3v36h-3v-3h34 3v3 197c0 43 18 64 56 64 17 0 33-2 49-7l1 3zM5173 326c0 28-11 51-32 66-22 16-52 24-90 24-37 0-66-7-87-19-20-12-34-32-40-58v-3l2-1 44-8 2-1 1 3c4 15 12 26 25 33 12 7 30 10 53 10 24 0 42-3 53-11 11-7 16-17 16-32 0-11-4-19-11-26-8-7-20-12-38-17l1-3-1 3-35-9 1-3-1 3c-28-8-49-15-61-22s-22-16-29-26c-7-11-10-24-10-39 0-27 10-49 30-64 19-14 48-21 85-21 33 0 60 6 79 17 20 12 33 31 38 57l1 3-3 1-44 5h-3l-1-2c-2-13-9-22-20-28-12-7-27-11-47-11-22 0-37 4-47 10s-15 15-15 28c0 8 2 14 6 19s10 10 18 13c9 4 27 9 54 16 26 6 45 13 57 18 11 6 21 12 28 19 6 7 12 15 16 24 3 10 5 20 5 32zM5168 326c0-11-2-21-6-29-3-9-8-16-14-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4 9v-3l3-1c6 25 18 43 37 55 20 12 47 18 84 18s66-7 86-22c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16 214v63h-33v-63h-128v-26l124-184h37v183h38v27zM1583 43c0 1-2 5-5 11-4 6-6 10-8 12l-70 103-10 14-3 4h96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20 216v63 2h-2-33-2v-2-63h2v2h-128-2v-2-26-1-1l125-183v-1h1 37 2v2 183h-2v-2h38 2v2 27 2h-2-38v-2zM1618 214h38v2h-2v-27h2v2h-38-2v-2-183h2v2h-37v-2l2 1-124 184-2-1h2v26h-2v-2h128 2v2 63h-2v-2h33v2h-2v-63-2zM1587 46c0 1-2 5-6 11-3 6-6 10-7 12l-70 103-10 14-4 4-1-1v-2h96v2h-2v-144h2zM1587 45v144 2h-2-96-4l2-3 3-4 2 1-2-1 11-14 1 1-1-1 69-103 2 1-2-1c2-2 4-6 8-12 3-6 5-10 5-10l4-12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0.073cm" svg:height="6.125cm" svg:x="1.883cm" svg:y="2.805cm" svg:viewBox="0 0 10074 6126" svg:d="M10066 1107l-41-201-82-67-30-23-35-22-39-22-43-20-47-20-49-19-51-16-53-15-53-13-54-11-53-9-52-6-50-4-48-1h-1368l-55-269 55 269h-274l-192 234-68-335c-46-222-266-403-493-403h-1232c-109 0-204 42-266 118l158-193 7-8 8-7 11-7 11-6 13-6 14-5 15-5 17-4 18-3 19-3 19-2 21-2 22-1h23 1232l47 1 50 4 52 6 53 9 54 11 53 13 53 15 51 16 50 19 46 20 43 20 39 22 35 22 31 23 205 168-205-168-31-23-35-22-39-22-43-20-46-20-50-19-51-16-53-15-53-13-54-11-53-9-52-6-50-4-47-1h-1232-23l-22 1-21 2-19 2-19 3-18 3-17 4-15 5-14 5-13 6-11 6-11 7-8 7-7 8-158 193c-28 34-48 74-59 117-14 53-15 110-3 168l68 335h-1711l110 537h5475l122 598c-42 28-84 54-127 78l-48 28-181 403-44 99-236 135h-4859l-493 604h-205l-1251 1531 196 178 192 939-102 124h-890l-245-200-842-762-260-1274 1232-1509 525-402 1150-1408c91-111 349-202 576-202h1851c11-43 31-83 59-117 62-76 157-118 266-118h1232c227 0 447 181 493 403l68 335h1643c226 0 447 181 492 403l69 335c22 107-1 209-62 284-49 60-118 99-199 113 81-14 150-53 199-113l410-502c62-76 84-178 62-285z">
          <text:p/>
        </draw:path>
        <draw:polygon draw:style-name="gr7" draw:text-style-name="P1" draw:layer="layout" svg:width="0cm" svg:height="0cm" svg:x="6.847cm" svg:y="5.378cm" svg:viewBox="0 0 0 0" draw:points="0,0">
          <text:p/>
        </draw:polygon>
        <draw:path draw:style-name="gr6" draw:text-style-name="P3" draw:layer="layout" svg:width="9.114cm" svg:height="3.779cm" svg:x="2.041cm" svg:y="4.213cm" svg:viewBox="0 0 9115 3780" svg:d="M3567 382h4878l670-382h-5475l-685 838-972 519-1297 1590c-57 69-193 131-344 156s-286 9-342-41l793 718h1095l101-125-196-178-433-392z">
          <text:p/>
        </draw:path>
        <draw:polygon draw:style-name="gr7" draw:text-style-name="P1" draw:layer="layout" svg:width="0cm" svg:height="0cm" svg:x="6.847cm" svg:y="5.378cm" svg:viewBox="0 0 0 0" draw:points="0,0">
          <text:p/>
        </draw:polygon>
        <draw:path draw:style-name="gr6" draw:text-style-name="P3" draw:layer="layout" svg:width="5.398cm" svg:height="3.618cm" svg:x="1.883cm" svg:y="3.173cm" svg:viewBox="0 0 5399 3619" svg:d="M3483 0h1851c-14 53-15 110-3 168l68 335h-1711l-684 839-972 519-1298 1590c-56 69-192 130-343 156-151 25-287 9-342-41l-49-44 1233-1510 525-402 1150-1408c91-111 348-202 575-202z">
          <text:p/>
        </draw:path>
        <draw:polygon draw:style-name="gr7" draw:text-style-name="P1" draw:layer="layout" svg:width="0cm" svg:height="0cm" svg:x="6.847cm" svg:y="5.378cm" svg:viewBox="0 0 0 0" draw:points="0,0">
          <text:p/>
        </draw:polygon>
        <draw:path draw:style-name="gr6" draw:text-style-name="P3" draw:layer="layout" svg:width="5.031cm" svg:height="0.595cm" svg:x="5.607cm" svg:y="4.595cm" svg:viewBox="0 0 5032 596" svg:d="M1987 212c37 0 71 62 81 152 10 89-6 185-38 232h2931l23-48 19-50 14-52 10-51 5-51v-50l-4-48-9-47-13-43-18-40-22-36-26-32-29-26-32-22h-4879c46 45 83 133 102 246 19 112 19 239-1 350h1660c-16-18-30-50-38-90-12-61-11-133 3-190 15-57 40-92 68-92h34c7 0 15 2 21 7h67c11-13 23-19 36-19z">
          <text:p/>
        </draw:path>
        <draw:polygon draw:style-name="gr7" draw:text-style-name="P1" draw:layer="layout" svg:width="0cm" svg:height="0cm" svg:x="6.847cm" svg:y="5.378cm" svg:viewBox="0 0 0 0" draw:points="0,0">
          <text:p/>
        </draw:polygon>
        <draw:path draw:style-name="gr6" draw:text-style-name="P3" draw:layer="layout" svg:width="2.381cm" svg:height="3.094cm" svg:x="3.401cm" svg:y="4.595cm" svg:viewBox="0 0 2382 3095" svg:d="M1889 1564l493-604-74-364c20-111 20-237 1-349-19-113-56-201-102-247l-2207 2703 434 392 1250-1531 82-101z">
          <text:p/>
        </draw:path>
        <draw:polygon draw:style-name="gr7" draw:text-style-name="P1" draw:layer="layout" svg:width="0cm" svg:height="0cm" svg:x="6.847cm" svg:y="5.378cm" svg:viewBox="0 0 0 0" draw:points="0,0">
          <text:p/>
        </draw:polygon>
        <draw:path draw:style-name="gr6" draw:text-style-name="P3" draw:layer="layout" svg:width="2.141cm" svg:height="3.695cm" svg:x="1.883cm" svg:y="5.034cm" svg:viewBox="0 0 2142 3696" svg:d="M2032 0l110 537-1298 1589c-57 69-193 131-344 156s-286 9-342-41l793 718 150 737-841-761-260-1274 49 44c55 50 191 66 342 41 151-26 287-87 343-156z">
          <text:p/>
        </draw:path>
        <draw:polygon draw:style-name="gr7" draw:text-style-name="P1" draw:layer="layout" svg:width="0cm" svg:height="0cm" svg:x="6.847cm" svg:y="5.378cm" svg:viewBox="0 0 0 0" draw:points="0,0">
          <text:p/>
        </draw:polygon>
        <draw:path draw:style-name="gr6" draw:text-style-name="P3" draw:layer="layout" svg:width="4.933cm" svg:height="0.364cm" svg:x="5.708cm" svg:y="5.19cm" svg:viewBox="0 0 4934 365" svg:d="M74 365h4860l-74-365h-2931c-13 19-28 29-43 29h-35c-12 0-24-6-35-18h-67c-6 4-14 7-21 7h-34c-12 0-24-6-34-18h-1660z">
          <text:p/>
        </draw:path>
        <draw:polygon draw:style-name="gr7" draw:text-style-name="P1" draw:layer="layout" svg:width="0cm" svg:height="0cm" svg:x="6.847cm" svg:y="5.378cm" svg:viewBox="0 0 0 0" draw:points="0,0">
          <text:p/>
        </draw:polygon>
        <draw:path draw:style-name="gr6" draw:text-style-name="P3" draw:layer="layout" svg:width="1.746cm" svg:height="0.872cm" svg:x="7.451cm" svg:y="3.14cm" svg:viewBox="0 0 1747 873" svg:d="M1747 873l-95-471c-3-11-5-22-9-33-60-209-271-369-484-369h-754-68c-109 0-205 42-267 118-61 75-84 178-62 284l96 471z">
          <text:p/>
        </draw:path>
        <draw:polygon draw:style-name="gr7" draw:text-style-name="P1" draw:layer="layout" svg:width="0cm" svg:height="0cm" svg:x="6.847cm" svg:y="5.378cm" svg:viewBox="0 0 0 0" draw:points="0,0">
          <text:p/>
        </draw:polygon>
        <draw:polygon draw:style-name="gr6" draw:text-style-name="P3" draw:layer="layout" svg:width="1.286cm" svg:height="0.938cm" svg:x="2.834cm" svg:y="7.992cm" svg:viewBox="0 0 1287 939" draw:points="150,737 397,939 1287,939 1096,0 0,0">
          <text:p/>
        </draw:polygon>
        <draw:polygon draw:style-name="gr7" draw:text-style-name="P1" draw:layer="layout" svg:width="0cm" svg:height="0cm" svg:x="6.847cm" svg:y="5.378cm" svg:viewBox="0 0 0 0" draw:points="0,0">
          <text:p/>
        </draw:polygon>
        <draw:path draw:style-name="gr6" draw:text-style-name="P3" draw:layer="layout" svg:width="2.622cm" svg:height="1.256cm" svg:x="9.334cm" svg:y="3.442cm" svg:viewBox="0 0 2623 1257" svg:d="M2615 469l-41-201-82-67-31-23-35-22-39-22-43-20-47-20-49-19-51-16-53-15-53-13-54-11-53-9-52-6-50-4-48-1h-1368-274l-192 234h1643c226 0 447 181 492 403l69 336c22 107-1 209-62 284l411-503c62-76 84-178 62-285z">
          <text:p/>
        </draw:path>
        <draw:polygon draw:style-name="gr7" draw:text-style-name="P1" draw:layer="layout" svg:width="0cm" svg:height="0cm" svg:x="6.847cm" svg:y="5.378cm" svg:viewBox="0 0 0 0" draw:points="0,0">
          <text:p/>
        </draw:polygon>
        <draw:path draw:style-name="gr6" draw:text-style-name="P3" draw:layer="layout" svg:width="1.642cm" svg:height="0.503cm" svg:x="7.555cm" svg:y="3.509cm" svg:viewBox="0 0 1643 504" svg:d="M1643 504l-95-471c-3-11-5-22-9-33h-1128l-411 504z">
          <text:p/>
        </draw:path>
        <draw:polygon draw:style-name="gr7" draw:text-style-name="P1" draw:layer="layout" svg:width="0cm" svg:height="0cm" svg:x="6.847cm" svg:y="5.378cm" svg:viewBox="0 0 0 0" draw:points="0,0">
          <text:p/>
        </draw:polygon>
        <draw:polygon draw:style-name="gr6" draw:text-style-name="P3" draw:layer="layout" svg:width="1.081cm" svg:height="1.055cm" svg:x="3.914cm" svg:y="4.515cm" svg:viewBox="0 0 1082 1056" draw:points="973,0 1082,537 110,1056 0,520">
          <text:p/>
        </draw:polygon>
        <draw:polygon draw:style-name="gr7" draw:text-style-name="P1" draw:layer="layout" svg:width="0cm" svg:height="0cm" svg:x="6.847cm" svg:y="5.378cm" svg:viewBox="0 0 0 0" draw:points="0,0">
          <text:p/>
        </draw:polygon>
        <draw:path draw:style-name="gr6" draw:text-style-name="P3" draw:layer="layout" svg:width="0.792cm" svg:height="1.341cm" svg:x="10.485cm" svg:y="4.213cm" svg:viewBox="0 0 793 1342" svg:d="M793 599l-122-599-671 382 32 22 29 26 26 32 22 37 18 40 13 43 9 47 4 48v50l-5 51-10 51-14 51-19 50-23 48 74 364 237-135 44-99 181-403 48-28c43-24 85-50 127-78z">
          <text:p/>
        </draw:path>
        <draw:polygon draw:style-name="gr7" draw:text-style-name="P1" draw:layer="layout" svg:width="0cm" svg:height="0cm" svg:x="6.847cm" svg:y="5.378cm" svg:viewBox="0 0 0 0" draw:points="0,0">
          <text:p/>
        </draw:polygon>
        <draw:polygon draw:style-name="gr6" draw:text-style-name="P3" draw:layer="layout" svg:width="0.794cm" svg:height="1.375cm" svg:x="4.886cm" svg:y="3.676cm" svg:viewBox="0 0 795 1376" draw:points="0,839 685,0 795,537 109,1376">
          <text:p/>
        </draw:polygon>
        <draw:polygon draw:style-name="gr7" draw:text-style-name="P1" draw:layer="layout" svg:width="0cm" svg:height="0cm" svg:x="6.847cm" svg:y="5.378cm" svg:viewBox="0 0 0 0" draw:points="0,0">
          <text:p/>
        </draw:polygon>
        <draw:path draw:style-name="gr6" draw:text-style-name="P3" draw:layer="layout" svg:width="1.237cm" svg:height="0.369cm" svg:x="7.856cm" svg:y="3.14cm" svg:viewBox="0 0 1238 370" svg:d="M1238 370c-60-210-271-370-484-370h-754l41 33 69 337z">
          <text:p/>
        </draw:path>
        <draw:polygon draw:style-name="gr7" draw:text-style-name="P1" draw:layer="layout" svg:width="0cm" svg:height="0cm" svg:x="6.847cm" svg:y="5.378cm" svg:viewBox="0 0 0 0" draw:points="0,0">
          <text:p/>
        </draw:polygon>
        <draw:polygon draw:style-name="gr6" draw:text-style-name="P3" draw:layer="layout" svg:width="0.507cm" svg:height="0.872cm" svg:x="7.459cm" svg:y="3.14cm" svg:viewBox="0 0 508 873" draw:points="508,369 439,33 398,0 329,0 0,402 96,873">
          <text:p/>
        </draw:polygon>
        <draw:polygon draw:style-name="gr7" draw:text-style-name="P1" draw:layer="layout" svg:width="0cm" svg:height="0cm" svg:x="6.847cm" svg:y="5.378cm" svg:viewBox="0 0 0 0" draw:points="0,0">
          <text:p/>
        </draw:polygon>
        <draw:path draw:style-name="gr6" draw:text-style-name="P3" draw:layer="layout" svg:width="0.432cm" svg:height="0.367cm" svg:x="6.069cm" svg:y="1.3cm" svg:viewBox="0 0 433 368" svg:d="M406 51c6 29-25 63-82 90-56 27-131 44-197 44-71 0-120-20-126-51-10-46 73-101 185-124s210-4 220 41c6 29-25 63-82 90-56 27-131 44-197 44-71 0-120-20-126-51-10-46 73-101 185-124s210-4 220 41l7 34c2 12-2 25-12 38l14 65c6 6 9 13 11 20l-4-3 11 36c5 27-24 59-77 85-54 27-123 42-186 42-67 0-114-18-120-49l-4-38-2 5c-2-8-1-15 2-23v18l118 43c-64 0-109-18-115-47l368-75c6 26-22 57-74 82-51 25-118 40-179 40l251-136 7 17-7-17c6 6 9 13 11 20 5 27-24 59-77 84-53 26-123 42-186 42-67 0-113-19-119-48l2-5 4 38c6 31 53 49 120 49 63 0 132-15 186-42 53-26 82-58 77-85l-11-36 4 3c5 27-24 59-77 84-53 26-123 42-186 42-67 0-113-19-119-48-2-8-1-15 2-23l-13-65c-14-9-23-19-25-31l-7-33 7 33c2 12 11 22 25 31 23 13 58 20 101 20 51 0 109-10 160-28 50-18 89-42 107-67 10-13 14-26 12-38z">
          <text:p/>
        </draw:path>
        <draw:polygon draw:style-name="gr7" draw:text-style-name="P1" draw:layer="layout" svg:width="0cm" svg:height="0cm" svg:x="6.847cm" svg:y="5.378cm" svg:viewBox="0 0 0 0" draw:points="0,0">
          <text:p/>
        </draw:polygon>
        <draw:polygon draw:style-name="gr6" draw:text-style-name="P3" draw:layer="layout" svg:width="0.293cm" svg:height="1.063cm" svg:x="3.929cm" svg:y="7.867cm" svg:viewBox="0 0 294 1064" draw:points="192,1064 294,940 102,0 0,126">
          <text:p/>
        </draw:polygon>
        <draw:polygon draw:style-name="gr7" draw:text-style-name="P1" draw:layer="layout" svg:width="0cm" svg:height="0cm" svg:x="6.847cm" svg:y="5.378cm" svg:viewBox="0 0 0 0" draw:points="0,0">
          <text:p/>
        </draw:polygon>
        <draw:path draw:style-name="gr6" draw:text-style-name="P3" draw:layer="layout" svg:width="0.169cm" svg:height="0.412cm" svg:x="7.508cm" svg:y="4.807cm" svg:viewBox="0 0 170 413" svg:d="M128 384c-13 19-28 29-43 29-32 0-61-44-76-115-13-63-11-139 4-200s42-98 72-98c37 0 72 62 82 152 10 89-6 184-39 232z">
          <text:p/>
        </draw:path>
        <draw:polygon draw:style-name="gr7" draw:text-style-name="P1" draw:layer="layout" svg:width="0cm" svg:height="0cm" svg:x="6.847cm" svg:y="5.378cm" svg:viewBox="0 0 0 0" draw:points="0,0">
          <text:p/>
        </draw:polygon>
        <draw:path draw:style-name="gr6" draw:text-style-name="P3" draw:layer="layout" svg:width="0.405cm" svg:height="0.184cm" svg:x="6.48cm" svg:y="3.312cm" svg:viewBox="0 0 406 185" svg:d="M128 185c65 0 140-16 197-44 56-27 87-62 81-90-9-46-107-64-219-41-112 22-195 78-186 124 7 31 56 51 127 51z">
          <text:p/>
        </draw:path>
        <draw:polygon draw:style-name="gr7" draw:text-style-name="P1" draw:layer="layout" svg:width="0cm" svg:height="0cm" svg:x="6.847cm" svg:y="5.378cm" svg:viewBox="0 0 0 0" draw:points="0,0">
          <text:p/>
        </draw:polygon>
        <draw:path draw:style-name="gr6" draw:text-style-name="P3" draw:layer="layout" svg:width="0.168cm" svg:height="0.412cm" svg:x="5.455cm" svg:y="4.807cm" svg:viewBox="0 0 169 413" svg:d="M84 413c47 0 85-93 85-207s-38-206-85-206c-29 0-56 37-71 98-16 61-18 137-4 200 14 71 44 115 75 115z">
          <text:p/>
        </draw:path>
        <draw:polygon draw:style-name="gr7" draw:text-style-name="P1" draw:layer="layout" svg:width="0cm" svg:height="0cm" svg:x="6.847cm" svg:y="5.378cm" svg:viewBox="0 0 0 0" draw:points="0,0">
          <text:p/>
        </draw:polygon>
        <draw:path draw:style-name="gr6" draw:text-style-name="P3" draw:layer="layout" svg:width="0.337cm" svg:height="0.402cm" svg:x="7.451cm" svg:y="3.14cm" svg:viewBox="0 0 338 403" svg:d="M338 0c-109 0-205 42-268 118-61 75-84 179-62 285z">
          <text:p/>
        </draw:path>
        <draw:polygon draw:style-name="gr7" draw:text-style-name="P1" draw:layer="layout" svg:width="0cm" svg:height="0cm" svg:x="6.847cm" svg:y="5.378cm" svg:viewBox="0 0 0 0" draw:points="0,0">
          <text:p/>
        </draw:polygon>
        <draw:path draw:style-name="gr6" draw:text-style-name="P3" draw:layer="layout" svg:width="0.384cm" svg:height="0.201cm" svg:x="6.102cm" svg:y="1.423cm" svg:viewBox="0 0 385 202" svg:d="M131 202c-64 0-109-18-115-47l-3-14-13-66c23 14 58 21 101 21 51 0 108-10 160-29 50-18 89-42 107-67l14 65 2 15c6 26-22 57-74 82-51 25-119 40-179 40z">
          <text:p/>
        </draw:path>
        <draw:polygon draw:style-name="gr7" draw:text-style-name="P1" draw:layer="layout" svg:width="0cm" svg:height="0cm" svg:x="6.847cm" svg:y="5.378cm" svg:viewBox="0 0 0 0" draw:points="0,0">
          <text:p/>
        </draw:polygon>
        <draw:path draw:style-name="gr6" draw:text-style-name="P3" draw:layer="layout" svg:width="0.157cm" svg:height="0.375cm" svg:x="7.366cm" svg:y="4.826cm" svg:viewBox="0 0 158 376" svg:d="M158 376c-17-20-31-54-40-96-10-50-12-109-4-161 8-53 24-96 44-119h-68-14c-27 0-51 33-65 89-14 55-15 124-3 183 13 64 39 104 68 104h14z">
          <text:p/>
        </draw:path>
        <draw:polygon draw:style-name="gr7" draw:text-style-name="P1" draw:layer="layout" svg:width="0cm" svg:height="0cm" svg:x="6.847cm" svg:y="5.378cm" svg:viewBox="0 0 0 0" draw:points="0,0">
          <text:p/>
        </draw:polygon>
        <draw:path draw:style-name="gr6" draw:text-style-name="P3" draw:layer="layout" svg:width="0.294cm" svg:height="0.134cm" svg:x="10.27cm" svg:y="4.399cm" svg:viewBox="0 0 295 135" svg:d="M295 37c5 22-18 46-59 66s-96 32-143 32c-52 0-88-14-92-37-7-33 53-74 134-91 82-17 154-3 160 30z">
          <text:p/>
        </draw:path>
        <draw:polygon draw:style-name="gr7" draw:text-style-name="P1" draw:layer="layout" svg:width="0cm" svg:height="0cm" svg:x="6.847cm" svg:y="5.378cm" svg:viewBox="0 0 0 0" draw:points="0,0">
          <text:p/>
        </draw:polygon>
        <draw:path draw:style-name="gr6" draw:text-style-name="P3" draw:layer="layout" svg:width="0.294cm" svg:height="0.134cm" svg:x="3.429cm" svg:y="7.749cm" svg:viewBox="0 0 295 135" svg:d="M295 38c5 20-18 45-60 65-41 20-95 32-142 32-52 0-88-15-92-37-7-34 53-75 134-91 81-17 154-4 160 31z">
          <text:p/>
        </draw:path>
        <draw:polygon draw:style-name="gr7" draw:text-style-name="P1" draw:layer="layout" svg:width="0cm" svg:height="0cm" svg:x="6.847cm" svg:y="5.378cm" svg:viewBox="0 0 0 0" draw:points="0,0">
          <text:p/>
        </draw:polygon>
        <draw:path draw:style-name="gr6" draw:text-style-name="P3" draw:layer="layout" svg:width="0.294cm" svg:height="0.134cm" svg:x="6.164cm" svg:y="4.399cm" svg:viewBox="0 0 295 135" svg:d="M295 37c5 22-18 46-59 66s-96 32-143 32c-52 0-88-14-92-37-7-33 53-74 134-91 82-17 154-3 160 30z">
          <text:p/>
        </draw:path>
        <draw:polygon draw:style-name="gr7" draw:text-style-name="P1" draw:layer="layout" svg:width="0cm" svg:height="0cm" svg:x="6.847cm" svg:y="5.378cm" svg:viewBox="0 0 0 0" draw:points="0,0">
          <text:p/>
        </draw:polygon>
        <draw:path draw:style-name="gr6" draw:text-style-name="P3" draw:layer="layout" svg:width="0.221cm" svg:height="0.101cm" svg:x="6.161cm" svg:y="1.342cm" svg:viewBox="0 0 222 102" svg:d="M222 29c3 15-14 34-45 49-30 15-72 24-107 24-39 0-66-11-69-28-6-25 40-55 101-69 61-12 115-2 120 24z">
          <text:p/>
        </draw:path>
        <draw:polygon draw:style-name="gr7" draw:text-style-name="P1" draw:layer="layout" svg:width="0cm" svg:height="0cm" svg:x="6.847cm" svg:y="5.378cm" svg:viewBox="0 0 0 0" draw:points="0,0">
          <text:p/>
        </draw:polygon>
        <draw:path draw:style-name="gr6" draw:text-style-name="P3" draw:layer="layout" svg:width="0.092cm" svg:height="0.225cm" svg:x="7.547cm" svg:y="4.901cm" svg:viewBox="0 0 93 226" svg:d="M47 0c26 0 46 50 46 112 0 63-20 114-46 114-18 0-34-24-42-62-7-36-6-78 2-111 9-33 24-53 40-53z">
          <text:p/>
        </draw:path>
        <draw:polygon draw:style-name="gr7" draw:text-style-name="P1" draw:layer="layout" svg:width="0cm" svg:height="0cm" svg:x="6.847cm" svg:y="5.378cm" svg:viewBox="0 0 0 0" draw:points="0,0">
          <text:p/>
        </draw:polygon>
        <draw:path draw:style-name="gr6" draw:text-style-name="P3" draw:layer="layout" svg:width="0.119cm" svg:height="0.412cm" svg:x="7.474cm" svg:y="4.807cm" svg:viewBox="0 0 120 413" svg:d="M120 413h-35c-12 0-24-6-35-18-17-20-32-55-41-97-10-50-12-108-4-160 8-53 25-96 45-119 11-13 23-19 35-19h35c-30 0-57 37-72 98s-17 137-4 200c15 71 44 115 76 115z">
          <text:p/>
        </draw:path>
        <draw:polygon draw:style-name="gr7" draw:text-style-name="P1" draw:layer="layout" svg:width="0cm" svg:height="0cm" svg:x="6.847cm" svg:y="5.378cm" svg:viewBox="0 0 0 0" draw:points="0,0">
          <text:p/>
        </draw:polygon>
        <draw:path draw:style-name="gr6" draw:text-style-name="P3" draw:layer="layout" svg:width="0.113cm" svg:height="0.389cm" svg:x="7.322cm" svg:y="4.819cm" svg:viewBox="0 0 114 390" svg:d="M114 390h-35c-11 0-23-6-33-18-16-18-30-50-38-90-12-60-11-132 3-189 15-58 40-93 68-93h35c-27 0-54 35-68 93-15 57-16 129-4 189 14 66 42 108 72 108z">
          <text:p/>
        </draw:path>
        <draw:polygon draw:style-name="gr7" draw:text-style-name="P1" draw:layer="layout" svg:width="0cm" svg:height="0cm" svg:x="6.847cm" svg:y="5.378cm" svg:viewBox="0 0 0 0" draw:points="0,0">
          <text:p/>
        </draw:polygon>
        <draw:polygon draw:style-name="gr6" draw:text-style-name="P3" draw:layer="layout" svg:width="0.205cm" svg:height="0.101cm" svg:x="5.084cm" svg:y="6.057cm" svg:viewBox="0 0 206 102" draw:points="82,0 0,102 206,102">
          <text:p/>
        </draw:polygon>
        <draw:polygon draw:style-name="gr7" draw:text-style-name="P1" draw:layer="layout" svg:width="0cm" svg:height="0cm" svg:x="6.847cm" svg:y="5.378cm" svg:viewBox="0 0 0 0" draw:points="0,0">
          <text:p/>
        </draw:polygon>
        <draw:path draw:style-name="gr6" draw:text-style-name="P3" draw:layer="layout" svg:width="0.1cm" svg:height="0.389cm" svg:x="7.356cm" svg:y="4.819cm" svg:viewBox="0 0 101 390" svg:d="M101 383l-18 3 3-3c-29 0-55-40-68-104-12-58-11-127 3-182 14-57 38-90 65-90h15l-18-4-4-3c7 0 16 2 22 7l-93 275c-12-60-11-132 4-189 14-58 40-93 67-93v390c-30 0-57-42-71-108l93 101c-6 4-15 7-22 7z">
          <text:p/>
        </draw:path>
        <draw:polygon draw:style-name="gr7" draw:text-style-name="P1" draw:layer="layout" svg:width="0cm" svg:height="0cm" svg:x="6.847cm" svg:y="5.378cm" svg:viewBox="0 0 0 0" draw:points="0,0">
          <text:p/>
        </draw:polygon>
        <draw:path draw:style-name="gr8" draw:text-style-name="P1" draw:layer="layout" svg:width="0.047cm" svg:height="0.163cm" svg:x="7.547cm" svg:y="4.901cm" svg:viewBox="0 0 48 164" svg:d="M5 164c-7-35-6-77 2-110 9-34 24-54 41-54">
          <text:p/>
        </draw:path>
        <draw:path draw:style-name="gr8" draw:text-style-name="P1" draw:layer="layout" svg:width="0.045cm" svg:height="0.225cm" svg:x="7.593cm" svg:y="4.901cm" svg:viewBox="0 0 46 226" svg:d="M0 0c25 0 46 50 46 112 0 63-21 114-46 114">
          <text:p/>
        </draw:path>
        <draw:path draw:style-name="gr8" draw:text-style-name="P1" draw:layer="layout" svg:width="0.042cm" svg:height="0.062cm" svg:x="7.551cm" svg:y="5.064cm" svg:viewBox="0 0 43 63" svg:d="M43 63c-18 0-35-25-43-63">
          <text:p/>
        </draw:path>
        <draw:path draw:style-name="gr8" draw:text-style-name="P1" draw:layer="layout" svg:width="0.085cm" svg:height="0.298cm" svg:x="7.508cm" svg:y="4.807cm" svg:viewBox="0 0 86 299" svg:d="M9 299c-13-63-11-139 5-201 15-61 42-98 72-98">
          <text:p/>
        </draw:path>
        <draw:path draw:style-name="gr8" draw:text-style-name="P1" draw:layer="layout" svg:width="0.084cm" svg:height="0.412cm" svg:x="7.593cm" svg:y="4.807cm" svg:viewBox="0 0 85 413" svg:d="M0 0c47 0 85 92 85 206s-38 207-85 207">
          <text:p/>
        </draw:path>
        <draw:path draw:style-name="gr8" draw:text-style-name="P1" draw:layer="layout" svg:width="0.076cm" svg:height="0.114cm" svg:x="7.517cm" svg:y="5.105cm" svg:viewBox="0 0 77 115" svg:d="M77 115c-32 0-62-44-77-115">
          <text:p/>
        </draw:path>
        <draw:path draw:style-name="gr8" draw:text-style-name="P1" draw:layer="layout" svg:width="0.084cm" svg:height="0.298cm" svg:x="7.474cm" svg:y="4.807cm" svg:viewBox="0 0 85 299" svg:d="M9 299c-13-63-12-139 4-201 15-61 43-98 72-98">
          <text:p/>
        </draw:path>
        <draw:path draw:style-name="gr8" draw:text-style-name="P1" draw:layer="layout" svg:width="0.075cm" svg:height="0.114cm" svg:x="7.483cm" svg:y="5.105cm" svg:viewBox="0 0 76 115" svg:d="M76 115c-33 0-62-44-76-115">
          <text:p/>
        </draw:path>
        <draw:path draw:style-name="gr8" draw:text-style-name="P1" draw:layer="layout" svg:width="0.076cm" svg:height="0.271cm" svg:x="7.366cm" svg:y="4.826cm" svg:viewBox="0 0 77 272" svg:d="M8 272c-12-58-11-128 3-183 14-56 39-89 66-89">
          <text:p/>
        </draw:path>
        <draw:path draw:style-name="gr8" draw:text-style-name="P1" draw:layer="layout" svg:width="0.068cm" svg:height="0.104cm" svg:x="7.374cm" svg:y="5.097cm" svg:viewBox="0 0 69 105" svg:d="M69 105c-29 0-55-40-69-105">
          <text:p/>
        </draw:path>
        <draw:path draw:style-name="gr8" draw:text-style-name="P1" draw:layer="layout" svg:width="0.079cm" svg:height="0.281cm" svg:x="7.356cm" svg:y="4.819cm" svg:viewBox="0 0 80 282" svg:d="M8 282c-12-60-11-132 4-190 14-57 41-92 68-92">
          <text:p/>
        </draw:path>
        <draw:path draw:style-name="gr8" draw:text-style-name="P1" draw:layer="layout" svg:width="0.021cm" svg:height="0.007cm" svg:x="7.435cm" svg:y="4.819cm" svg:viewBox="0 0 22 8" svg:d="M0 0c7 0 16 3 22 8">
          <text:p/>
        </draw:path>
        <draw:path draw:style-name="gr8" draw:text-style-name="P1" draw:layer="layout" svg:width="0.021cm" svg:height="0.007cm" svg:x="7.435cm" svg:y="5.201cm" svg:viewBox="0 0 22 8" svg:d="M22 0c-6 5-15 8-22 8">
          <text:p/>
        </draw:path>
        <draw:path draw:style-name="gr8" draw:text-style-name="P1" draw:layer="layout" svg:width="0.071cm" svg:height="0.108cm" svg:x="7.364cm" svg:y="5.1cm" svg:viewBox="0 0 72 109" svg:d="M72 109c-31 0-58-43-72-109">
          <text:p/>
        </draw:path>
        <draw:path draw:style-name="gr8" draw:text-style-name="P1" draw:layer="layout" svg:width="0.079cm" svg:height="0.281cm" svg:x="7.322cm" svg:y="4.819cm" svg:viewBox="0 0 80 282" svg:d="M8 282c-12-60-11-132 3-190 15-57 40-92 69-92">
          <text:p/>
        </draw:path>
        <draw:path draw:style-name="gr8" draw:text-style-name="P1" draw:layer="layout" svg:width="0.071cm" svg:height="0.108cm" svg:x="7.33cm" svg:y="5.1cm" svg:viewBox="0 0 72 109" svg:d="M72 109c-30 0-59-43-72-109">
          <text:p/>
        </draw:path>
        <draw:path draw:style-name="gr8" draw:text-style-name="P1" draw:layer="layout" svg:width="0.069cm" svg:height="0.028cm" svg:x="6.162cm" svg:y="1.415cm" svg:viewBox="0 0 70 29" svg:d="M70 29c-39 0-67-11-70-29">
          <text:p/>
        </draw:path>
        <draw:path draw:style-name="gr8" draw:text-style-name="P1" draw:layer="layout" svg:width="0.221cm" svg:height="0.073cm" svg:x="6.161cm" svg:y="1.342cm" svg:viewBox="0 0 222 74" svg:d="M1 74c-6-26 40-56 101-69 61-12 115-2 120 23">
          <text:p/>
        </draw:path>
        <draw:path draw:style-name="gr8" draw:text-style-name="P1" draw:layer="layout" svg:width="0.151cm" svg:height="0.073cm" svg:x="6.231cm" svg:y="1.37cm" svg:viewBox="0 0 152 74" svg:d="M152 0c3 15-14 35-45 50-30 15-72 24-107 24">
          <text:p/>
        </draw:path>
        <draw:path draw:style-name="gr8" draw:text-style-name="P1" draw:layer="layout" svg:width="0.126cm" svg:height="0.051cm" svg:x="6.07cm" svg:y="1.434cm" svg:viewBox="0 0 127 52" svg:d="M127 52c-71 0-121-21-127-52">
          <text:p/>
        </draw:path>
        <draw:path draw:style-name="gr8" draw:text-style-name="P1" draw:layer="layout" svg:width="0.405cm" svg:height="0.134cm" svg:x="6.069cm" svg:y="1.3cm" svg:viewBox="0 0 406 135" svg:d="M1 135c-10-47 73-102 185-125s210-4 220 41">
          <text:p/>
        </draw:path>
        <draw:path draw:style-name="gr8" draw:text-style-name="P1" draw:layer="layout" svg:width="0.279cm" svg:height="0.134cm" svg:x="6.196cm" svg:y="1.351cm" svg:viewBox="0 0 280 135" svg:d="M279 0c6 29-25 64-82 91-56 27-130 44-197 44">
          <text:p/>
        </draw:path>
        <draw:path draw:style-name="gr8" draw:text-style-name="P1" draw:layer="layout" svg:width="0.126cm" svg:height="0.051cm" svg:x="6.077cm" svg:y="1.467cm" svg:viewBox="0 0 127 52" svg:d="M127 52c-71 0-121-20-127-52">
          <text:p/>
        </draw:path>
        <draw:path draw:style-name="gr8" draw:text-style-name="P1" draw:layer="layout" svg:width="0.279cm" svg:height="0.133cm" svg:x="6.203cm" svg:y="1.385cm" svg:viewBox="0 0 280 134" svg:d="M279 0c5 29-25 63-82 90-56 28-130 44-197 44">
          <text:p/>
        </draw:path>
        <draw:path draw:style-name="gr8" draw:text-style-name="P1" draw:layer="layout" svg:width="0.115cm" svg:height="0.047cm" svg:x="6.118cm" svg:y="1.577cm" svg:viewBox="0 0 116 48" svg:d="M116 48c-64 0-110-18-116-48">
          <text:p/>
        </draw:path>
        <draw:path draw:style-name="gr8" draw:text-style-name="P1" draw:layer="layout" svg:width="0.253cm" svg:height="0.122cm" svg:x="6.233cm" svg:y="1.502cm" svg:viewBox="0 0 254 123" svg:d="M253 0c6 27-22 58-75 83-51 25-118 40-178 40">
          <text:p/>
        </draw:path>
        <draw:path draw:style-name="gr8" draw:text-style-name="P1" draw:layer="layout" svg:width="0.119cm" svg:height="0.048cm" svg:x="6.113cm" svg:y="1.586cm" svg:viewBox="0 0 120 49" svg:d="M120 49c-67 0-114-19-120-49">
          <text:p/>
        </draw:path>
        <draw:path draw:style-name="gr8" draw:text-style-name="P1" draw:layer="layout" svg:width="0.003cm" svg:height="0.023cm" svg:x="6.112cm" svg:y="1.563cm" svg:viewBox="0 0 4 24" svg:d="M2 24c-3-8-2-16 2-24">
          <text:p/>
        </draw:path>
        <draw:path draw:style-name="gr8" draw:text-style-name="P1" draw:layer="layout" svg:width="0.011cm" svg:height="0.02cm" svg:x="6.483cm" svg:y="1.488cm" svg:viewBox="0 0 12 21" svg:d="M0 0c7 7 10 14 12 21">
          <text:p/>
        </draw:path>
        <draw:path draw:style-name="gr8" draw:text-style-name="P1" draw:layer="layout" svg:width="0.263cm" svg:height="0.126cm" svg:x="6.232cm" svg:y="1.508cm" svg:viewBox="0 0 264 127" svg:d="M263 0c5 27-24 60-78 85-53 26-123 42-185 42">
          <text:p/>
        </draw:path>
        <draw:path draw:style-name="gr8" draw:text-style-name="P1" draw:layer="layout" svg:width="0.12cm" svg:height="0.048cm" svg:x="6.119cm" svg:y="1.619cm" svg:viewBox="0 0 121 49" svg:d="M121 49c-67 0-115-19-121-49">
          <text:p/>
        </draw:path>
        <draw:path draw:style-name="gr8" draw:text-style-name="P1" draw:layer="layout" svg:width="0.263cm" svg:height="0.126cm" svg:x="6.239cm" svg:y="1.541cm" svg:viewBox="0 0 264 127" svg:d="M263 0c5 28-24 60-77 86-55 26-124 41-186 41">
          <text:p/>
        </draw:path>
        <draw:path draw:style-name="gr8" draw:text-style-name="P1" draw:layer="layout" svg:width="0.075cm" svg:height="0.114cm" svg:x="5.464cm" svg:y="5.105cm" svg:viewBox="0 0 76 115" svg:d="M0 0c14 71 44 115 76 115">
          <text:p/>
        </draw:path>
        <draw:path draw:style-name="gr8" draw:text-style-name="P1" draw:layer="layout" svg:width="0.085cm" svg:height="0.412cm" svg:x="5.539cm" svg:y="4.807cm" svg:viewBox="0 0 86 413" svg:d="M0 413c48 0 86-93 86-207s-38-206-86-206">
          <text:p/>
        </draw:path>
        <draw:path draw:style-name="gr8" draw:text-style-name="P1" draw:layer="layout" svg:width="0.084cm" svg:height="0.298cm" svg:x="5.455cm" svg:y="4.807cm" svg:viewBox="0 0 85 299" svg:d="M85 0c-29 0-57 37-72 98-15 62-17 138-4 201">
          <text:p/>
        </draw:path>
        <draw:line draw:style-name="gr8" draw:text-style-name="P1" draw:layer="layout" svg:x1="11.102cm" svg:y1="4.918cm" svg:x2="11.151cm" svg:y2="4.889cm">
          <text:p/>
        </draw:line>
        <draw:path draw:style-name="gr8" draw:text-style-name="P1" draw:layer="layout" svg:width="0.07cm" svg:height="0.284cm" svg:x="11.476cm" svg:y="4.414cm" svg:viewBox="0 0 71 285" svg:d="M63 0c22 107-1 209-63 285">
          <text:p/>
        </draw:path>
        <draw:path draw:style-name="gr8" draw:text-style-name="P1" draw:layer="layout" svg:width="0.199cm" svg:height="0.113cm" svg:x="11.277cm" svg:y="4.698cm" svg:viewBox="0 0 200 114" svg:d="M200 0c-50 60-119 100-200 114">
          <text:p/>
        </draw:path>
        <draw:path draw:style-name="gr8" draw:text-style-name="P1" draw:layer="layout" svg:width="0.127cm" svg:height="0.078cm" svg:x="11.15cm" svg:y="4.811cm" svg:viewBox="0 0 128 79" svg:d="M128 0c-43 28-85 54-128 79">
          <text:p/>
        </draw:path>
        <draw:path draw:style-name="gr8" draw:text-style-name="P1" draw:layer="layout" svg:width="0.07cm" svg:height="0.285cm" svg:x="11.886cm" svg:y="3.911cm" svg:viewBox="0 0 71 286" svg:d="M63 0c22 107 0 210-63 286">
          <text:p/>
        </draw:path>
        <draw:line draw:style-name="gr8" draw:text-style-name="P1" draw:layer="layout" svg:x1="10.921cm" svg:y1="5.32cm" svg:x2="11.103cm" svg:y2="4.917cm">
          <text:p/>
        </draw:line>
        <draw:line draw:style-name="gr8" draw:text-style-name="P1" draw:layer="layout" svg:x1="10.921cm" svg:y1="5.319cm" svg:x2="10.922cm" svg:y2="5.32cm">
          <text:p/>
        </draw:line>
        <draw:line draw:style-name="gr8" draw:text-style-name="P1" draw:layer="layout" svg:x1="10.923cm" svg:y1="5.32cm" svg:x2="10.877cm" svg:y2="5.42cm">
          <text:p/>
        </draw:line>
        <draw:line draw:style-name="gr8" draw:text-style-name="P1" draw:layer="layout" svg:x1="5.084cm" svg:y1="6.158cm" svg:x2="5.289cm" svg:y2="6.158cm">
          <text:p/>
        </draw:line>
        <draw:line draw:style-name="gr8" draw:text-style-name="P1" draw:layer="layout" svg:x1="5.289cm" svg:y1="6.159cm" svg:x2="5.783cm" svg:y2="5.554cm">
          <text:p/>
        </draw:line>
        <draw:line draw:style-name="gr8" draw:text-style-name="P1" draw:layer="layout" svg:x1="5.782cm" svg:y1="5.554cm" svg:x2="10.641cm" svg:y2="5.554cm">
          <text:p/>
        </draw:line>
        <draw:line draw:style-name="gr8" draw:text-style-name="P1" draw:layer="layout" svg:x1="10.878cm" svg:y1="5.419cm" svg:x2="10.641cm" svg:y2="5.555cm">
          <text:p/>
        </draw:line>
        <draw:line draw:style-name="gr8" draw:text-style-name="P1" draw:layer="layout" svg:x1="10.642cm" svg:y1="5.555cm" svg:x2="10.567cm" svg:y2="5.19cm">
          <text:p/>
        </draw:line>
        <draw:line draw:style-name="gr8" draw:text-style-name="P1" draw:layer="layout" svg:x1="5.708cm" svg:y1="5.19cm" svg:x2="7.368cm" svg:y2="5.19cm">
          <text:p/>
        </draw:line>
        <draw:line draw:style-name="gr8" draw:text-style-name="P1" draw:layer="layout" svg:x1="7.636cm" svg:y1="5.19cm" svg:x2="10.567cm" svg:y2="5.19cm">
          <text:p/>
        </draw:line>
        <draw:line draw:style-name="gr8" draw:text-style-name="P1" draw:layer="layout" svg:x1="5.783cm" svg:y1="5.555cm" svg:x2="5.708cm" svg:y2="5.19cm">
          <text:p/>
        </draw:line>
        <draw:polyline draw:style-name="gr8" draw:text-style-name="P1" draw:layer="layout" svg:width="0.153cm" svg:height="0.595cm" svg:x="10.485cm" svg:y="4.595cm" svg:viewBox="0 0 154 596" draw:points="82,596 105,548 124,498 138,446 148,395 154,344 154,294 150,246 140,199 127,156 109,116 87,80 61,48 32,22 0,0">
          <text:p/>
        </draw:polyline>
        <draw:line draw:style-name="gr8" draw:text-style-name="P1" draw:layer="layout" svg:x1="5.607cm" svg:y1="4.595cm" svg:x2="10.485cm" svg:y2="4.595cm">
          <text:p/>
        </draw:line>
        <draw:path draw:style-name="gr8" draw:text-style-name="P1" draw:layer="layout" svg:width="0.116cm" svg:height="0.595cm" svg:x="5.607cm" svg:y="4.595cm" svg:viewBox="0 0 117 596" svg:d="M102 596c20-111 20-238 1-350-20-113-57-201-103-246">
          <text:p/>
        </draw:path>
        <draw:line draw:style-name="gr8" draw:text-style-name="P1" draw:layer="layout" svg:x1="4.025cm" svg:y1="5.57cm" svg:x2="2.727cm" svg:y2="7.16cm">
          <text:p/>
        </draw:line>
        <draw:path draw:style-name="gr8" draw:text-style-name="P1" draw:layer="layout" svg:width="0.686cm" svg:height="0.168cm" svg:x="2.041cm" svg:y="7.159cm" svg:viewBox="0 0 687 169" svg:d="M0 116c56 50 191 66 342 41 152-25 288-88 345-157">
          <text:p/>
        </draw:path>
        <draw:line draw:style-name="gr8" draw:text-style-name="P1" draw:layer="layout" svg:x1="4.996cm" svg:y1="5.051cm" svg:x2="4.024cm" svg:y2="5.571cm">
          <text:p/>
        </draw:line>
        <draw:line draw:style-name="gr8" draw:text-style-name="P1" draw:layer="layout" svg:x1="2.835cm" svg:y1="7.993cm" svg:x2="2.041cm" svg:y2="7.274cm">
          <text:p/>
        </draw:line>
        <draw:line draw:style-name="gr8" draw:text-style-name="P1" draw:layer="layout" svg:x1="4.995cm" svg:y1="5.052cm" svg:x2="5.681cm" svg:y2="4.213cm">
          <text:p/>
        </draw:line>
        <draw:line draw:style-name="gr8" draw:text-style-name="P1" draw:layer="layout" svg:x1="5.68cm" svg:y1="4.213cm" svg:x2="11.155cm" svg:y2="4.213cm">
          <text:p/>
        </draw:line>
        <draw:line draw:style-name="gr8" draw:text-style-name="P1" draw:layer="layout" svg:x1="3.929cm" svg:y1="7.992cm" svg:x2="2.834cm" svg:y2="7.992cm">
          <text:p/>
        </draw:line>
        <draw:line draw:style-name="gr8" draw:text-style-name="P1" draw:layer="layout" svg:x1="10.485cm" svg:y1="4.596cm" svg:x2="11.156cm" svg:y2="4.213cm">
          <text:p/>
        </draw:line>
        <draw:line draw:style-name="gr8" draw:text-style-name="P1" draw:layer="layout" svg:x1="4.031cm" svg:y1="7.867cm" svg:x2="3.929cm" svg:y2="7.993cm">
          <text:p/>
        </draw:line>
        <draw:line draw:style-name="gr8" draw:text-style-name="P1" draw:layer="layout" svg:x1="3.401cm" svg:y1="7.297cm" svg:x2="4.031cm" svg:y2="7.868cm">
          <text:p/>
        </draw:line>
        <draw:line draw:style-name="gr8" draw:text-style-name="P1" draw:layer="layout" svg:x1="5.608cm" svg:y1="4.595cm" svg:x2="3.401cm" svg:y2="7.298cm">
          <text:p/>
        </draw:line>
        <draw:path draw:style-name="gr8" draw:text-style-name="P1" draw:layer="layout" svg:width="0.092cm" svg:height="0.037cm" svg:x="6.165cm" svg:y="4.496cm" svg:viewBox="0 0 93 38" svg:d="M93 38c-53 0-89-15-93-38">
          <text:p/>
        </draw:path>
        <draw:path draw:style-name="gr8" draw:text-style-name="P1" draw:layer="layout" svg:width="0.294cm" svg:height="0.097cm" svg:x="6.164cm" svg:y="4.399cm" svg:viewBox="0 0 295 98" svg:d="M1 98c-7-34 53-74 134-91 82-17 154-3 160 30">
          <text:p/>
        </draw:path>
        <draw:path draw:style-name="gr8" draw:text-style-name="P1" draw:layer="layout" svg:width="0.202cm" svg:height="0.097cm" svg:x="6.257cm" svg:y="4.436cm" svg:viewBox="0 0 203 98" svg:d="M202 0c5 21-18 45-59 65-42 21-96 33-143 33">
          <text:p/>
        </draw:path>
        <draw:path draw:style-name="gr8" draw:text-style-name="P1" draw:layer="layout" svg:width="0.092cm" svg:height="0.037cm" svg:x="10.271cm" svg:y="4.496cm" svg:viewBox="0 0 93 38" svg:d="M93 38c-53 0-89-15-93-38">
          <text:p/>
        </draw:path>
        <draw:path draw:style-name="gr8" draw:text-style-name="P1" draw:layer="layout" svg:width="0.294cm" svg:height="0.097cm" svg:x="10.27cm" svg:y="4.399cm" svg:viewBox="0 0 295 98" svg:d="M1 98c-7-34 53-74 134-91 82-17 154-3 160 30">
          <text:p/>
        </draw:path>
        <draw:path draw:style-name="gr8" draw:text-style-name="P1" draw:layer="layout" svg:width="0.202cm" svg:height="0.097cm" svg:x="10.363cm" svg:y="4.436cm" svg:viewBox="0 0 203 98" svg:d="M202 0c5 21-18 45-59 65-41 21-95 33-143 33">
          <text:p/>
        </draw:path>
        <draw:path draw:style-name="gr8" draw:text-style-name="P1" draw:layer="layout" svg:width="0.092cm" svg:height="0.037cm" svg:x="3.43cm" svg:y="7.846cm" svg:viewBox="0 0 93 38" svg:d="M93 38c-52 0-89-15-93-38">
          <text:p/>
        </draw:path>
        <draw:path draw:style-name="gr8" draw:text-style-name="P1" draw:layer="layout" svg:width="0.294cm" svg:height="0.097cm" svg:x="3.429cm" svg:y="7.749cm" svg:viewBox="0 0 295 98" svg:d="M1 98c-7-35 53-75 134-91 81-17 154-4 160 30">
          <text:p/>
        </draw:path>
        <draw:path draw:style-name="gr8" draw:text-style-name="P1" draw:layer="layout" svg:width="0.202cm" svg:height="0.097cm" svg:x="3.522cm" svg:y="7.786cm" svg:viewBox="0 0 203 98" svg:d="M202 0c5 20-18 46-59 66s-95 32-143 32">
          <text:p/>
        </draw:path>
        <draw:line draw:style-name="gr8" draw:text-style-name="P1" draw:layer="layout" svg:x1="5.166cm" svg:y1="6.057cm" svg:x2="5.167cm" svg:y2="6.057cm">
          <text:p/>
        </draw:line>
        <draw:line draw:style-name="gr8" draw:text-style-name="P1" draw:layer="layout" svg:x1="5.29cm" svg:y1="6.159cm" svg:x2="5.167cm" svg:y2="6.057cm">
          <text:p/>
        </draw:line>
        <draw:line draw:style-name="gr8" draw:text-style-name="P1" draw:layer="layout" svg:x1="5.365cm" svg:y1="3.173cm" svg:x2="7.216cm" svg:y2="3.173cm">
          <text:p/>
        </draw:line>
        <draw:line draw:style-name="gr8" draw:text-style-name="P1" draw:layer="layout" svg:x1="7.967cm" svg:y1="3.51cm" svg:x2="7.897cm" svg:y2="3.173cm">
          <text:p/>
        </draw:line>
        <draw:line draw:style-name="gr8" draw:text-style-name="P1" draw:layer="layout" svg:x1="11.949cm" svg:y1="3.912cm" svg:x2="11.907cm" svg:y2="3.71cm">
          <text:p/>
        </draw:line>
        <draw:line draw:style-name="gr8" draw:text-style-name="P1" draw:layer="layout" svg:x1="9.093cm" svg:y1="3.509cm" svg:x2="7.966cm" svg:y2="3.509cm">
          <text:p/>
        </draw:line>
        <draw:line draw:style-name="gr8" draw:text-style-name="P1" draw:layer="layout" svg:x1="9.745cm" svg:y1="3.173cm" svg:x2="9.801cm" svg:y2="3.443cm">
          <text:p/>
        </draw:line>
        <draw:line draw:style-name="gr8" draw:text-style-name="P1" draw:layer="layout" svg:x1="4.791cm" svg:y1="3.375cm" svg:x2="3.64cm" svg:y2="4.784cm">
          <text:p/>
        </draw:line>
        <draw:line draw:style-name="gr8" draw:text-style-name="P1" draw:layer="layout" svg:x1="11.908cm" svg:y1="3.711cm" svg:x2="11.825cm" svg:y2="3.643cm">
          <text:p/>
        </draw:line>
        <draw:line draw:style-name="gr8" draw:text-style-name="P1" draw:layer="layout" svg:x1="11.539cm" svg:y1="4.415cm" svg:x2="11.469cm" svg:y2="4.079cm">
          <text:p/>
        </draw:line>
        <draw:line draw:style-name="gr8" draw:text-style-name="P1" draw:layer="layout" svg:x1="3.915cm" svg:y1="5.034cm" svg:x2="2.617cm" svg:y2="6.624cm">
          <text:p/>
        </draw:line>
        <draw:line draw:style-name="gr8" draw:text-style-name="P1" draw:layer="layout" svg:x1="3.914cm" svg:y1="5.034cm" svg:x2="4.025cm" svg:y2="5.571cm">
          <text:p/>
        </draw:line>
        <draw:path draw:style-name="gr8" draw:text-style-name="P1" draw:layer="layout" svg:width="0.685cm" svg:height="0.168cm" svg:x="1.932cm" svg:y="6.623cm" svg:viewBox="0 0 686 169" svg:d="M0 115c55 51 191 67 342 42 152-27 288-88 344-157">
          <text:p/>
        </draw:path>
        <draw:line draw:style-name="gr8" draw:text-style-name="P1" draw:layer="layout" svg:x1="4.886cm" svg:y1="4.515cm" svg:x2="4.996cm" svg:y2="5.052cm">
          <text:p/>
        </draw:line>
        <draw:line draw:style-name="gr8" draw:text-style-name="P1" draw:layer="layout" svg:x1="4.887cm" svg:y1="4.515cm" svg:x2="3.914cm" svg:y2="5.035cm">
          <text:p/>
        </draw:line>
        <draw:line draw:style-name="gr8" draw:text-style-name="P1" draw:layer="layout" svg:x1="1.883cm" svg:y1="6.694cm" svg:x2="1.933cm" svg:y2="6.739cm">
          <text:p/>
        </draw:line>
        <draw:line draw:style-name="gr8" draw:text-style-name="P1" draw:layer="layout" svg:x1="2.144cm" svg:y1="7.969cm" svg:x2="1.883cm" svg:y2="6.694cm">
          <text:p/>
        </draw:line>
        <draw:line draw:style-name="gr8" draw:text-style-name="P1" draw:layer="layout" svg:x1="2.985cm" svg:y1="8.73cm" svg:x2="2.143cm" svg:y2="7.968cm">
          <text:p/>
        </draw:line>
        <draw:line draw:style-name="gr8" draw:text-style-name="P1" draw:layer="layout" svg:x1="2.985cm" svg:y1="8.73cm" svg:x2="2.834cm" svg:y2="7.992cm">
          <text:p/>
        </draw:line>
        <draw:line draw:style-name="gr8" draw:text-style-name="P1" draw:layer="layout" svg:x1="4.886cm" svg:y1="4.516cm" svg:x2="5.571cm" svg:y2="3.676cm">
          <text:p/>
        </draw:line>
        <draw:line draw:style-name="gr8" draw:text-style-name="P1" draw:layer="layout" svg:x1="5.57cm" svg:y1="3.676cm" svg:x2="5.681cm" svg:y2="4.214cm">
          <text:p/>
        </draw:line>
        <draw:line draw:style-name="gr8" draw:text-style-name="P1" draw:layer="layout" svg:x1="3.23cm" svg:y1="8.93cm" svg:x2="4.12cm" svg:y2="8.93cm">
          <text:p/>
        </draw:line>
        <draw:line draw:style-name="gr8" draw:text-style-name="P1" draw:layer="layout" svg:x1="2.985cm" svg:y1="8.73cm" svg:x2="3.231cm" svg:y2="8.931cm">
          <text:p/>
        </draw:line>
        <draw:line draw:style-name="gr8" draw:text-style-name="P1" draw:layer="layout" svg:x1="4.121cm" svg:y1="8.931cm" svg:x2="3.929cm" svg:y2="7.992cm">
          <text:p/>
        </draw:line>
        <draw:line draw:style-name="gr8" draw:text-style-name="P1" draw:layer="layout" svg:x1="2.985cm" svg:y1="8.73cm" svg:x2="2.984cm" svg:y2="8.729cm">
          <text:p/>
        </draw:line>
        <draw:line draw:style-name="gr8" draw:text-style-name="P1" draw:layer="layout" svg:x1="4.12cm" svg:y1="8.931cm" svg:x2="4.223cm" svg:y2="8.806cm">
          <text:p/>
        </draw:line>
        <draw:line draw:style-name="gr8" draw:text-style-name="P1" draw:layer="layout" svg:x1="4.223cm" svg:y1="8.807cm" svg:x2="4.03cm" svg:y2="7.867cm">
          <text:p/>
        </draw:line>
        <draw:path draw:style-name="gr8" draw:text-style-name="P1" draw:layer="layout" svg:width="0.492cm" svg:height="0.403cm" svg:x="10.977cm" svg:y="3.676cm" svg:viewBox="0 0 493 404" svg:d="M0 0c227 0 448 182 493 404">
          <text:p/>
        </draw:path>
        <draw:polyline draw:style-name="gr8" draw:text-style-name="P1" draw:layer="layout" svg:width="0.657cm" svg:height="0.201cm" svg:x="11.168cm" svg:y="3.442cm" svg:viewBox="0 0 658 202" draw:points="0,0 48,1 98,5 150,11 203,20 257,31 310,44 364,59 415,75 464,95 511,115 554,135 593,157 628,179 658,202">
          <text:p/>
        </draw:polyline>
        <draw:line draw:style-name="gr8" draw:text-style-name="P1" draw:layer="layout" svg:x1="5.167cm" svg:y1="6.057cm" svg:x2="5.166cm" svg:y2="6.057cm">
          <text:p/>
        </draw:line>
        <draw:line draw:style-name="gr8" draw:text-style-name="P1" draw:layer="layout" svg:x1="5.167cm" svg:y1="6.057cm" svg:x2="3.834cm" svg:y2="7.69cm">
          <text:p/>
        </draw:line>
        <draw:path draw:style-name="gr8" draw:text-style-name="P1" draw:layer="layout" svg:width="0.575cm" svg:height="0.202cm" svg:x="4.79cm" svg:y="3.173cm" svg:viewBox="0 0 576 203" svg:d="M576 0c-227 0-484 91-576 203">
          <text:p/>
        </draw:path>
        <draw:line draw:style-name="gr8" draw:text-style-name="P1" draw:layer="layout" svg:x1="3.116cm" svg:y1="5.185cm" svg:x2="1.883cm" svg:y2="6.695cm">
          <text:p/>
        </draw:line>
        <draw:line draw:style-name="gr8" draw:text-style-name="P1" draw:layer="layout" svg:x1="3.641cm" svg:y1="4.783cm" svg:x2="3.115cm" svg:y2="5.186cm">
          <text:p/>
        </draw:line>
        <draw:line draw:style-name="gr8" draw:text-style-name="P1" draw:layer="layout" svg:x1="5.57cm" svg:y1="3.676cm" svg:x2="7.281cm" svg:y2="3.676cm">
          <text:p/>
        </draw:line>
        <draw:path draw:style-name="gr8" draw:text-style-name="P1" draw:layer="layout" svg:width="0.278cm" svg:height="0.133cm" svg:x="6.607cm" svg:y="3.363cm" svg:viewBox="0 0 279 134" svg:d="M0 134c65 0 139-16 197-44 56-27 87-62 81-90">
          <text:p/>
        </draw:path>
        <draw:path draw:style-name="gr8" draw:text-style-name="P1" draw:layer="layout" svg:width="0.405cm" svg:height="0.133cm" svg:x="6.48cm" svg:y="3.312cm" svg:viewBox="0 0 406 134" svg:d="M406 51c-9-46-107-64-218-41-113 22-196 79-187 124">
          <text:p/>
        </draw:path>
        <draw:path draw:style-name="gr8" draw:text-style-name="P1" draw:layer="layout" svg:width="0.127cm" svg:height="0.051cm" svg:x="6.48cm" svg:y="3.445cm" svg:viewBox="0 0 128 52" svg:d="M0 0c7 32 57 52 128 52">
          <text:p/>
        </draw:path>
        <draw:line draw:style-name="gr8" draw:text-style-name="P1" draw:layer="layout" svg:x1="9.746cm" svg:y1="3.174cm" svg:x2="9.54cm" svg:y2="3.006cm">
          <text:p/>
        </draw:line>
        <draw:polyline draw:style-name="gr8" draw:text-style-name="P1" draw:layer="layout" svg:width="0.657cm" svg:height="0.201cm" svg:x="8.883cm" svg:y="2.805cm" svg:viewBox="0 0 658 202" draw:points="658,202 626,179 591,157 552,135 509,115 463,94 413,75 362,59 309,44 256,31 202,20 149,11 97,5 47,1 0,0">
          <text:p/>
        </draw:polyline>
        <draw:line draw:style-name="gr8" draw:text-style-name="P1" draw:layer="layout" svg:x1="7.898cm" svg:y1="3.174cm" svg:x2="7.856cm" svg:y2="3.14cm">
          <text:p/>
        </draw:line>
        <draw:line draw:style-name="gr8" draw:text-style-name="P1" draw:layer="layout" svg:x1="8.883cm" svg:y1="2.805cm" svg:x2="7.651cm" svg:y2="2.805cm">
          <text:p/>
        </draw:line>
        <draw:polyline draw:style-name="gr8" draw:text-style-name="P1" draw:layer="layout" svg:width="0.218cm" svg:height="0.059cm" svg:x="7.433cm" svg:y="2.805cm" svg:viewBox="0 0 219 60" draw:points="219,0 196,0 174,1 153,3 134,5 115,9 97,12 79,16 64,21 50,26 37,32 26,38 15,45 7,52 0,60">
          <text:p/>
        </draw:polyline>
        <draw:line draw:style-name="gr8" draw:text-style-name="P1" draw:layer="layout" svg:x1="7.967cm" svg:y1="3.509cm" svg:x2="7.555cm" svg:y2="4.013cm">
          <text:p/>
        </draw:line>
        <draw:line draw:style-name="gr8" draw:text-style-name="P1" draw:layer="layout" svg:x1="7.555cm" svg:y1="4.012cm" svg:x2="9.197cm" svg:y2="4.012cm">
          <text:p/>
        </draw:line>
        <draw:line draw:style-name="gr8" draw:text-style-name="P1" draw:layer="layout" svg:x1="9.526cm" svg:y1="3.442cm" svg:x2="11.168cm" svg:y2="3.442cm">
          <text:p/>
        </draw:line>
        <draw:line draw:style-name="gr8" draw:text-style-name="P1" draw:layer="layout" svg:x1="9.266cm" svg:y1="3.341cm" svg:x2="9.335cm" svg:y2="3.677cm">
          <text:p/>
        </draw:line>
        <draw:line draw:style-name="gr8" draw:text-style-name="P1" draw:layer="layout" svg:x1="9.527cm" svg:y1="3.442cm" svg:x2="9.334cm" svg:y2="3.677cm">
          <text:p/>
        </draw:line>
        <draw:line draw:style-name="gr8" draw:text-style-name="P1" draw:layer="layout" svg:x1="9.334cm" svg:y1="3.676cm" svg:x2="10.977cm" svg:y2="3.676cm">
          <text:p/>
        </draw:line>
        <draw:line draw:style-name="gr8" draw:text-style-name="P1" draw:layer="layout" svg:x1="7.282cm" svg:y1="3.677cm" svg:x2="7.213cm" svg:y2="3.341cm">
          <text:p/>
        </draw:line>
        <draw:path draw:style-name="gr8" draw:text-style-name="P1" draw:layer="layout" svg:width="0.494cm" svg:height="0.402cm" svg:x="8.609cm" svg:y="3.14cm" svg:viewBox="0 0 495 403" svg:d="M495 403c-47-223-267-403-495-403">
          <text:p/>
        </draw:path>
        <draw:line draw:style-name="gr8" draw:text-style-name="P1" draw:layer="layout" svg:x1="8.609cm" svg:y1="3.14cm" svg:x2="7.788cm" svg:y2="3.14cm">
          <text:p/>
        </draw:line>
        <draw:line draw:style-name="gr8" draw:text-style-name="P1" draw:layer="layout" svg:x1="7.789cm" svg:y1="3.14cm" svg:x2="7.459cm" svg:y2="3.543cm">
          <text:p/>
        </draw:line>
        <draw:path draw:style-name="gr8" draw:text-style-name="P1" draw:layer="layout" svg:width="0.267cm" svg:height="0.118cm" svg:x="7.521cm" svg:y="3.14cm" svg:viewBox="0 0 268 119" svg:d="M268 0c-109 0-205 42-268 119">
          <text:p/>
        </draw:path>
        <draw:path draw:style-name="gr8" draw:text-style-name="P1" draw:layer="layout" svg:width="0.07cm" svg:height="0.284cm" svg:x="7.451cm" svg:y="3.258cm" svg:viewBox="0 0 71 285" svg:d="M71 0c-61 76-85 179-62 285">
          <text:p/>
        </draw:path>
        <draw:path draw:style-name="gr8" draw:text-style-name="P1" draw:layer="layout" svg:width="0.493cm" svg:height="0.402cm" svg:x="8.773cm" svg:y="2.939cm" svg:viewBox="0 0 494 403" svg:d="M494 403c-46-222-267-403-494-403">
          <text:p/>
        </draw:path>
        <draw:line draw:style-name="gr8" draw:text-style-name="P1" draw:layer="layout" svg:x1="7.541cm" svg:y1="2.939cm" svg:x2="8.773cm" svg:y2="2.939cm">
          <text:p/>
        </draw:line>
        <draw:path draw:style-name="gr8" draw:text-style-name="P1" draw:layer="layout" svg:width="0.266cm" svg:height="0.118cm" svg:x="7.275cm" svg:y="2.939cm" svg:viewBox="0 0 267 119" svg:d="M267 0c-109 0-204 42-267 119">
          <text:p/>
        </draw:path>
        <draw:path draw:style-name="gr8" draw:text-style-name="P1" draw:layer="layout" svg:width="0.07cm" svg:height="0.284cm" svg:x="7.205cm" svg:y="3.057cm" svg:viewBox="0 0 71 285" svg:d="M71 0c-63 75-85 177-63 285">
          <text:p/>
        </draw:path>
        <draw:line draw:style-name="gr8" draw:text-style-name="P1" draw:layer="layout" svg:x1="11.278cm" svg:y1="4.812cm" svg:x2="11.155cm" svg:y2="4.213cm">
          <text:p/>
        </draw:line>
        <draw:line draw:style-name="gr8" draw:text-style-name="P1" draw:layer="layout" svg:x1="7.459cm" svg:y1="3.542cm" svg:x2="7.556cm" svg:y2="4.013cm">
          <text:p/>
        </draw:line>
        <draw:line draw:style-name="gr8" draw:text-style-name="P1" draw:layer="layout" svg:x1="9.198cm" svg:y1="4.013cm" svg:x2="9.102cm" svg:y2="3.542cm">
          <text:p/>
        </draw:line>
        <draw:line draw:style-name="gr8" draw:text-style-name="P1" draw:layer="layout" svg:x1="7.593cm" svg:y1="5.219cm" svg:x2="7.558cm" svg:y2="5.219cm">
          <text:p/>
        </draw:line>
        <draw:line draw:style-name="gr8" draw:text-style-name="P1" draw:layer="layout" svg:x1="7.593cm" svg:y1="4.807cm" svg:x2="7.558cm" svg:y2="4.807cm">
          <text:p/>
        </draw:line>
        <draw:line draw:style-name="gr8" draw:text-style-name="P1" draw:layer="layout" svg:x1="7.523cm" svg:y1="5.201cm" svg:x2="7.442cm" svg:y2="5.201cm">
          <text:p/>
        </draw:line>
        <draw:line draw:style-name="gr8" draw:text-style-name="P1" draw:layer="layout" svg:x1="7.523cm" svg:y1="4.826cm" svg:x2="7.442cm" svg:y2="4.826cm">
          <text:p/>
        </draw:line>
        <draw:line draw:style-name="gr8" draw:text-style-name="P1" draw:layer="layout" svg:x1="7.435cm" svg:y1="5.208cm" svg:x2="7.401cm" svg:y2="5.208cm">
          <text:p/>
        </draw:line>
        <draw:line draw:style-name="gr8" draw:text-style-name="P1" draw:layer="layout" svg:x1="7.435cm" svg:y1="4.819cm" svg:x2="7.401cm" svg:y2="4.819cm">
          <text:p/>
        </draw:line>
        <draw:line draw:style-name="gr8" draw:text-style-name="P1" draw:layer="layout" svg:x1="6.474cm" svg:y1="1.351cm" svg:x2="6.482cm" svg:y2="1.386cm">
          <text:p/>
        </draw:line>
        <draw:line draw:style-name="gr8" draw:text-style-name="P1" draw:layer="layout" svg:x1="6.07cm" svg:y1="1.434cm" svg:x2="6.078cm" svg:y2="1.468cm">
          <text:p/>
        </draw:line>
        <draw:line draw:style-name="gr8" draw:text-style-name="P1" draw:layer="layout" svg:x1="6.469cm" svg:y1="1.423cm" svg:x2="6.486cm" svg:y2="1.503cm">
          <text:p/>
        </draw:line>
        <draw:line draw:style-name="gr8" draw:text-style-name="P1" draw:layer="layout" svg:x1="6.102cm" svg:y1="1.498cm" svg:x2="6.119cm" svg:y2="1.578cm">
          <text:p/>
        </draw:line>
        <draw:line draw:style-name="gr8" draw:text-style-name="P1" draw:layer="layout" svg:x1="6.494cm" svg:y1="1.508cm" svg:x2="6.503cm" svg:y2="1.542cm">
          <text:p/>
        </draw:line>
        <draw:line draw:style-name="gr8" draw:text-style-name="P1" draw:layer="layout" svg:x1="6.113cm" svg:y1="1.586cm" svg:x2="6.12cm" svg:y2="1.62cm">
          <text:p/>
        </draw:line>
        <draw:line draw:style-name="gr8" draw:text-style-name="P1" draw:layer="layout" svg:x1="11.887cm" svg:y1="4.196cm" svg:x2="11.476cm" svg:y2="4.699cm">
          <text:p/>
        </draw:line>
        <draw:line draw:style-name="gr8" draw:text-style-name="P1" draw:layer="layout" svg:x1="7.434cm" svg:y1="2.864cm" svg:x2="7.275cm" svg:y2="3.058cm">
          <text:p/>
        </draw:line>
        <draw:path draw:style-name="gr6" draw:text-style-name="P3" draw:layer="layout" svg:width="9.575cm" svg:height="7.712cm" svg:x="17.867cm" svg:y="2.027cm" svg:viewBox="0 0 9576 7713" svg:d="M9576 5239v225 2249h-150 150-150 150v-2249h-375-225v1800l3 50 8 50 14 48 19 47 25 44 29 41 34 38 37 33 41 29 45 25 46 19 49 14 49 9 51 2h-975v-2-9-14-19-25-29-33-38-41-44-47-48-25c0-25 0-50 0-75v-1800c0-1 0-2 0-3 0-2 0-5 0-8 0-5 0-9 0-14 0-6 0-13 0-19 0-8 0-16 0-25s0-19 0-29c0-11 0-22 0-33 0-13 0-26 0-38 0-14 0-27 0-41 0-15 0-30 0-44 0-16 0-31 0-47s0-32 0-48c0-33 0-67 0-100v-225-900-225-50-50-48-47-44-41-38-34-29-24-19-14-9-3-1875h-1874l-1162-600 1162 600h1874v1875h750 375v-2550c0-248-202-449-450-449h-3150l-899-216h-3374l-98 93c-112 105-148 268-92 411 57 143 195 236 349 236h3553-3553c-154 0-292-93-349-236-56-143-20-306 92-411l-1605 1509v1201h279l1274-1201h5999v5324c15 7 30 14 44 21l855 392-855-392v-5345h-44-5999l-1274 1201h-279v-1201l1605-1509 98-93h3374l899 216h3150c248 0 450 201 450 449v2550 225z">
          <text:p/>
        </draw:path>
        <draw:polygon draw:style-name="gr7" draw:text-style-name="P1" draw:layer="layout" svg:width="0cm" svg:height="0cm" svg:x="22.673cm" svg:y="5.902cm" svg:viewBox="0 0 0 0" draw:points="0,0">
          <text:p/>
        </draw:polygon>
        <draw:path draw:style-name="gr6" draw:text-style-name="P3" draw:layer="layout" svg:width="0.975cm" svg:height="2.249cm" svg:x="26.317cm" svg:y="7.49cm" svg:viewBox="0 0 976 2250" svg:d="M526 0v1801l3 50 8 50 14 48 19 47 25 44 29 41 34 38 37 33 41 29 45 25 46 19 49 14 49 9 51 2h-976v-2-9-14-19-25-29-33-38-41-44-47-48-25c0-25 0-50 0-75v-1801z">
          <text:p/>
        </draw:path>
        <draw:polygon draw:style-name="gr7" draw:text-style-name="P1" draw:layer="layout" svg:width="0cm" svg:height="0cm" svg:x="22.673cm" svg:y="5.902cm" svg:viewBox="0 0 0 0" draw:points="0,0">
          <text:p/>
        </draw:polygon>
        <draw:polygon draw:style-name="gr6" draw:text-style-name="P3" draw:layer="layout" svg:width="0.6cm" svg:height="1.799cm" svg:x="26.842cm" svg:y="5.466cm" svg:viewBox="0 0 601 1800" draw:points="0,450 3,400 11,350 25,301 44,255 69,211 98,170 132,132 169,98 210,69 255,45 301,25 350,11 399,3 451,0 0,450 0,1351 3,1401 11,1451 25,1499 44,1546 69,1590 98,1631 132,1669 169,1702 210,1731 255,1756 301,1775 350,1789 399,1798 451,1800 601,1800 601,0 451,0">
          <text:p/>
        </draw:polygon>
        <draw:polygon draw:style-name="gr7" draw:text-style-name="P1" draw:layer="layout" svg:width="0cm" svg:height="0cm" svg:x="22.673cm" svg:y="5.902cm" svg:viewBox="0 0 0 0" draw:points="0,0">
          <text:p/>
        </draw:polygon>
        <draw:polygon draw:style-name="gr6" draw:text-style-name="P3" draw:layer="layout" svg:width="0.825cm" svg:height="2.249cm" svg:x="26.617cm" svg:y="5.241cm" svg:viewBox="0 0 826 2250" draw:points="226,676 229,626 237,576 251,527 270,481 295,437 324,396 358,357 395,323 436,294 481,270 527,250 576,236 625,228 676,225 226,676 226,1576 229,1626 237,1676 251,1724 270,1771 295,1815 324,1856 358,1894 395,1927 436,1956 481,1981 527,2000 576,2014 625,2023 676,2025 826,2025 826,2250 451,2250 400,2247 351,2239 302,2225 256,2206 212,2181 170,2152 132,2119 98,2081 69,2040 45,1996 25,1949 11,1901 3,1851 0,1801 0,451 3,401 11,350 25,302 45,255 69,211 98,170 132,132 170,98 212,69 256,45 302,26 351,12 400,3 451,0 826,0 826,225 676,225">
          <text:p/>
        </draw:polygon>
        <draw:polygon draw:style-name="gr7" draw:text-style-name="P1" draw:layer="layout" svg:width="0cm" svg:height="0cm" svg:x="22.673cm" svg:y="5.902cm" svg:viewBox="0 0 0 0" draw:points="0,0">
          <text:p/>
        </draw:polygon>
        <draw:path draw:style-name="gr6" draw:text-style-name="P3" draw:layer="layout" svg:width="0.75cm" svg:height="2.249cm" svg:x="26.317cm" svg:y="5.241cm" svg:viewBox="0 0 751 2250" svg:d="M751 2250h-225-526c0-1 0-2 0-3 0-2 0-5 0-8 0-5 0-9 0-14 0-6 0-13 0-19 0-8 0-16 0-25s0-19 0-29c0-11 0-22 0-33 0-13 0-26 0-38 0-14 0-27 0-41 0-15 0-30 0-44 0-16 0-31 0-47s0-32 0-48c0-33 0-67 0-100v-225-900-225-50-51-48-47-44-41-38-34-29-24-19-14-9-3h751l-51 3-49 9-49 14-46 19-44 24-42 29-37 34-34 38-29 41-24 44-20 47-14 48-8 51-3 50v1350l3 50 8 50 14 48 20 47 24 44 29 41 34 38 37 33 42 29 44 25 46 19 49 14 49 8z">
          <text:p/>
        </draw:path>
        <draw:polygon draw:style-name="gr7" draw:text-style-name="P1" draw:layer="layout" svg:width="0cm" svg:height="0cm" svg:x="22.673cm" svg:y="5.902cm" svg:viewBox="0 0 0 0" draw:points="0,0">
          <text:p/>
        </draw:polygon>
        <draw:path draw:style-name="gr6" draw:text-style-name="P3" draw:layer="layout" svg:width="0.044cm" svg:height="5.344cm" svg:x="25.418cm" svg:y="3.629cm" svg:viewBox="0 0 45 5345" svg:d="M45 0v5345c-15-7-30-14-45-21v-5324z">
          <text:p/>
        </draw:path>
        <draw:polygon draw:style-name="gr7" draw:text-style-name="P1" draw:layer="layout" svg:width="0cm" svg:height="0cm" svg:x="22.673cm" svg:y="5.902cm" svg:viewBox="0 0 0 0" draw:points="0,0">
          <text:p/>
        </draw:polygon>
        <draw:path draw:style-name="gr6" draw:text-style-name="P3" draw:layer="layout" svg:width="0.412cm" svg:height="0.412cm" svg:x="26.72cm" svg:y="4.136cm" svg:viewBox="0 0 413 413" svg:d="M413 207c0 114-92 206-207 206-114 0-206-92-206-206 0-115 92-207 206-207 115 0 207 92 207 207z">
          <text:p/>
        </draw:path>
        <draw:polygon draw:style-name="gr7" draw:text-style-name="P1" draw:layer="layout" svg:width="0cm" svg:height="0cm" svg:x="22.673cm" svg:y="5.902cm" svg:viewBox="0 0 0 0" draw:points="0,0">
          <text:p/>
        </draw:polygon>
        <draw:path draw:style-name="gr6" draw:text-style-name="P3" draw:layer="layout" svg:width="0.3cm" svg:height="0.299cm" svg:x="25.601cm" svg:y="8.634cm" svg:viewBox="0 0 301 300" svg:d="M301 150c0 83-68 150-151 150s-150-67-150-150 67-150 150-150 151 67 151 150z">
          <text:p/>
        </draw:path>
        <draw:polygon draw:style-name="gr7" draw:text-style-name="P1" draw:layer="layout" svg:width="0cm" svg:height="0cm" svg:x="22.673cm" svg:y="5.902cm" svg:viewBox="0 0 0 0" draw:points="0,0">
          <text:p/>
        </draw:polygon>
        <draw:path draw:style-name="gr6" draw:text-style-name="P3" draw:layer="layout" svg:width="0.3cm" svg:height="0.299cm" svg:x="18.111cm" svg:y="4.136cm" svg:viewBox="0 0 301 300" svg:d="M301 149c0 84-68 151-151 151s-150-67-150-151c0-82 67-149 150-149s151 67 151 149z">
          <text:p/>
        </draw:path>
        <draw:polygon draw:style-name="gr7" draw:text-style-name="P1" draw:layer="layout" svg:width="0cm" svg:height="0cm" svg:x="22.673cm" svg:y="5.902cm" svg:viewBox="0 0 0 0" draw:points="0,0">
          <text:p/>
        </draw:polygon>
        <draw:path draw:style-name="gr6" draw:text-style-name="P3" draw:layer="layout" svg:width="0.3cm" svg:height="0.299cm" svg:x="25.601cm" svg:y="4.136cm" svg:viewBox="0 0 301 300" svg:d="M301 149c0 84-68 151-151 151s-150-67-150-151c0-82 67-149 150-149s151 67 151 149z">
          <text:p/>
        </draw:path>
        <draw:polygon draw:style-name="gr7" draw:text-style-name="P1" draw:layer="layout" svg:width="0cm" svg:height="0cm" svg:x="22.673cm" svg:y="5.902cm" svg:viewBox="0 0 0 0" draw:points="0,0">
          <text:p/>
        </draw:polygon>
        <draw:path draw:style-name="gr6" draw:text-style-name="P3" draw:layer="layout" svg:width="0.3cm" svg:height="0.3cm" svg:x="26.776cm" svg:y="4.192cm" svg:viewBox="0 0 301 301" svg:d="M301 151c0 82-68 150-151 150s-150-68-150-150c0-84 67-151 150-151s151 67 151 151z">
          <text:p/>
        </draw:path>
        <draw:polygon draw:style-name="gr7" draw:text-style-name="P1" draw:layer="layout" svg:width="0cm" svg:height="0cm" svg:x="22.673cm" svg:y="5.902cm" svg:viewBox="0 0 0 0" draw:points="0,0">
          <text:p/>
        </draw:polygon>
        <draw:polygon draw:style-name="gr6" draw:text-style-name="P3" draw:layer="layout" svg:width="0.374cm" svg:height="0cm" svg:x="27.067cm" svg:y="7.49cm" svg:viewBox="0 0 375 0" draw:points="375,0 0,0">
          <text:p/>
        </draw:polygon>
        <draw:polygon draw:style-name="gr7" draw:text-style-name="P1" draw:layer="layout" svg:width="0cm" svg:height="0cm" svg:x="22.673cm" svg:y="5.902cm" svg:viewBox="0 0 0 0" draw:points="0,0">
          <text:p/>
        </draw:polygon>
        <draw:line draw:style-name="gr8" draw:text-style-name="P1" draw:layer="layout" svg:x1="27.442cm" svg:y1="9.739cm" svg:x2="27.292cm" svg:y2="9.739cm">
          <text:p/>
        </draw:line>
        <draw:line draw:style-name="gr8" draw:text-style-name="P1" draw:layer="layout" svg:x1="25.418cm" svg:y1="3.629cm" svg:x2="25.418cm" svg:y2="8.952cm">
          <text:p/>
        </draw:line>
        <draw:path draw:style-name="gr8" draw:text-style-name="P1" draw:layer="layout" svg:width="0.044cm" svg:height="0.021cm" svg:x="25.418cm" svg:y="8.952cm" svg:viewBox="0 0 45 22" svg:d="M0 0c15 7 30 14 45 22">
          <text:p/>
        </draw:path>
        <draw:line draw:style-name="gr8" draw:text-style-name="P1" draw:layer="layout" svg:x1="25.462cm" svg:y1="3.629cm" svg:x2="25.462cm" svg:y2="8.973cm">
          <text:p/>
        </draw:line>
        <draw:path draw:style-name="gr8" draw:text-style-name="P1" draw:layer="layout" svg:width="0.043cm" svg:height="0cm" svg:x="25.418cm" svg:y="3.629cm" svg:viewBox="0 0 44 0" svg:d="M0 0c15 0 30 0 44 0">
          <text:p/>
        </draw:path>
        <draw:line draw:style-name="gr8" draw:text-style-name="P1" draw:layer="layout" svg:x1="17.867cm" svg:y1="3.63cm" svg:x2="19.473cm" svg:y2="2.12cm">
          <text:p/>
        </draw:line>
        <draw:line draw:style-name="gr8" draw:text-style-name="P1" draw:layer="layout" svg:x1="17.867cm" svg:y1="4.829cm" svg:x2="17.867cm" svg:y2="3.629cm">
          <text:p/>
        </draw:line>
        <draw:line draw:style-name="gr8" draw:text-style-name="P1" draw:layer="layout" svg:x1="25.462cm" svg:y1="8.973cm" svg:x2="26.318cm" svg:y2="9.366cm">
          <text:p/>
        </draw:line>
        <draw:line draw:style-name="gr8" draw:text-style-name="P1" draw:layer="layout" svg:x1="18.146cm" svg:y1="4.829cm" svg:x2="17.867cm" svg:y2="4.829cm">
          <text:p/>
        </draw:line>
        <draw:line draw:style-name="gr8" draw:text-style-name="P1" draw:layer="layout" svg:x1="19.421cm" svg:y1="3.629cm" svg:x2="18.146cm" svg:y2="4.83cm">
          <text:p/>
        </draw:line>
        <draw:line draw:style-name="gr8" draw:text-style-name="P1" draw:layer="layout" svg:x1="25.462cm" svg:y1="3.629cm" svg:x2="19.42cm" svg:y2="3.629cm">
          <text:p/>
        </draw:line>
        <draw:path draw:style-name="gr8" draw:text-style-name="P1" draw:layer="layout" svg:width="0.3cm" svg:height="0.299cm" svg:x="25.601cm" svg:y="4.136cm" svg:viewBox="0 0 301 300" svg:d="M301 149c0 84-68 151-151 151s-150-67-150-151c0-82 67-149 150-149s151 67 151 149z">
          <text:p/>
        </draw:path>
        <draw:path draw:style-name="gr8" draw:text-style-name="P1" draw:layer="layout" svg:width="0.3cm" svg:height="0.299cm" svg:x="25.601cm" svg:y="8.634cm" svg:viewBox="0 0 301 300" svg:d="M301 150c0 83-68 150-151 150s-150-67-150-150 67-150 150-150 151 67 151 150z">
          <text:p/>
        </draw:path>
        <draw:path draw:style-name="gr8" draw:text-style-name="P1" draw:layer="layout" svg:width="0.3cm" svg:height="0.299cm" svg:x="18.111cm" svg:y="4.136cm" svg:viewBox="0 0 301 300" svg:d="M301 149c0 84-68 151-151 151s-150-67-150-151c0-82 67-149 150-149s151 67 151 149z">
          <text:p/>
        </draw:path>
        <draw:line draw:style-name="gr8" draw:text-style-name="P1" draw:layer="layout" svg:x1="27.442cm" svg:y1="2.692cm" svg:x2="27.442cm" svg:y2="5.241cm">
          <text:p/>
        </draw:line>
        <draw:line draw:style-name="gr8" draw:text-style-name="P1" draw:layer="layout" svg:x1="27.442cm" svg:y1="5.241cm" svg:x2="27.442cm" svg:y2="5.466cm">
          <text:p/>
        </draw:line>
        <draw:line draw:style-name="gr8" draw:text-style-name="P1" draw:layer="layout" svg:x1="27.442cm" svg:y1="7.265cm" svg:x2="27.442cm" svg:y2="5.466cm">
          <text:p/>
        </draw:line>
        <draw:line draw:style-name="gr8" draw:text-style-name="P1" draw:layer="layout" svg:x1="27.442cm" svg:y1="7.49cm" svg:x2="27.442cm" svg:y2="9.739cm">
          <text:p/>
        </draw:line>
        <draw:line draw:style-name="gr8" draw:text-style-name="P1" draw:layer="layout" svg:x1="27.442cm" svg:y1="7.265cm" svg:x2="27.442cm" svg:y2="7.49cm">
          <text:p/>
        </draw:line>
        <draw:line draw:style-name="gr8" draw:text-style-name="P1" draw:layer="layout" svg:x1="26.992cm" svg:y1="2.243cm" svg:x2="23.843cm" svg:y2="2.243cm">
          <text:p/>
        </draw:line>
        <draw:line draw:style-name="gr8" draw:text-style-name="P1" draw:layer="layout" svg:x1="27.442cm" svg:y1="9.739cm" svg:x2="27.292cm" svg:y2="9.739cm">
          <text:p/>
        </draw:line>
        <draw:line draw:style-name="gr8" draw:text-style-name="P1" draw:layer="layout" svg:x1="26.317cm" svg:y1="9.739cm" svg:x2="27.292cm" svg:y2="9.739cm">
          <text:p/>
        </draw:line>
        <draw:line draw:style-name="gr8" draw:text-style-name="P1" draw:layer="layout" svg:x1="23.282cm" svg:y1="2.767cm" svg:x2="19.729cm" svg:y2="2.767cm">
          <text:p/>
        </draw:line>
        <draw:path draw:style-name="gr8" draw:text-style-name="P1" draw:layer="layout" svg:width="0.375cm" svg:height="0.647cm" svg:x="19.354cm" svg:y="2.12cm" svg:viewBox="0 0 376 648" svg:d="M118 0c-112 105-148 269-92 412 57 143 195 236 350 236">
          <text:p/>
        </draw:path>
        <draw:line draw:style-name="gr8" draw:text-style-name="P1" draw:layer="layout" svg:x1="24.444cm" svg:y1="3.368cm" svg:x2="23.282cm" svg:y2="2.767cm">
          <text:p/>
        </draw:line>
        <draw:line draw:style-name="gr8" draw:text-style-name="P1" draw:layer="layout" svg:x1="19.571cm" svg:y1="2.027cm" svg:x2="19.472cm" svg:y2="2.121cm">
          <text:p/>
        </draw:line>
        <draw:line draw:style-name="gr8" draw:text-style-name="P1" draw:layer="layout" svg:x1="24.443cm" svg:y1="3.367cm" svg:x2="26.317cm" svg:y2="3.367cm">
          <text:p/>
        </draw:line>
        <draw:polyline draw:style-name="gr8" draw:text-style-name="P1" draw:layer="layout" svg:width="0cm" svg:height="0.448cm" svg:x="26.317cm" svg:y="9.29cm" svg:viewBox="0 0 0 449" draw:points="0,0 0,50 0,100 0,148 0,195 0,239 0,280 0,318 0,351 0,380 0,405 0,424 0,438 0,447 0,449">
          <text:p/>
        </draw:polyline>
        <draw:polyline draw:style-name="gr8" draw:text-style-name="P1" draw:layer="layout" svg:width="0.45cm" svg:height="0.449cm" svg:x="26.842cm" svg:y="9.29cm" svg:viewBox="0 0 451 450" draw:points="0,0 3,50 11,100 25,148 44,195 69,239 98,280 132,318 169,351 210,381 255,406 301,425 351,439 400,448 451,450">
          <text:p/>
        </draw:polyline>
        <draw:path draw:style-name="gr8" draw:text-style-name="P1" draw:layer="layout" svg:width="0.45cm" svg:height="0.449cm" svg:x="26.992cm" svg:y="2.243cm" svg:viewBox="0 0 451 450" svg:d="M451 450c0-249-202-450-451-450">
          <text:p/>
        </draw:path>
        <draw:line draw:style-name="gr8" draw:text-style-name="P1" draw:layer="layout" svg:x1="22.944cm" svg:y1="2.027cm" svg:x2="19.57cm" svg:y2="2.027cm">
          <text:p/>
        </draw:line>
        <draw:line draw:style-name="gr8" draw:text-style-name="P1" draw:layer="layout" svg:x1="23.844cm" svg:y1="2.244cm" svg:x2="22.944cm" svg:y2="2.027cm">
          <text:p/>
        </draw:line>
        <draw:line draw:style-name="gr8" draw:text-style-name="P1" draw:layer="layout" svg:x1="26.317cm" svg:y1="3.367cm" svg:x2="26.317cm" svg:y2="5.241cm">
          <text:p/>
        </draw:line>
        <draw:path draw:style-name="gr8" draw:text-style-name="P1" draw:layer="layout" svg:width="0.412cm" svg:height="0.412cm" svg:x="26.72cm" svg:y="4.136cm" svg:viewBox="0 0 413 413" svg:d="M413 207c0 114-92 206-207 206-114 0-206-92-206-206 0-115 92-207 206-207 115 0 207 92 207 207z">
          <text:p/>
        </draw:path>
        <draw:line draw:style-name="gr8" draw:text-style-name="P1" draw:layer="layout" svg:x1="27.292cm" svg:y1="7.265cm" svg:x2="27.442cm" svg:y2="7.265cm">
          <text:p/>
        </draw:line>
        <draw:polyline draw:style-name="gr8" draw:text-style-name="P1" draw:layer="layout" svg:width="0.45cm" svg:height="0.449cm" svg:x="26.842cm" svg:y="6.816cm" svg:viewBox="0 0 451 450" draw:points="451,450 400,448 351,439 301,425 255,406 210,381 169,352 132,319 98,281 69,240 44,196 25,149 11,100 3,50 0,0">
          <text:p/>
        </draw:polyline>
        <draw:line draw:style-name="gr8" draw:text-style-name="P1" draw:layer="layout" svg:x1="26.842cm" svg:y1="5.916cm" svg:x2="26.842cm" svg:y2="6.816cm">
          <text:p/>
        </draw:line>
        <draw:line draw:style-name="gr8" draw:text-style-name="P1" draw:layer="layout" svg:x1="27.442cm" svg:y1="7.49cm" svg:x2="27.067cm" svg:y2="7.49cm">
          <text:p/>
        </draw:line>
        <draw:polyline draw:style-name="gr8" draw:text-style-name="P1" draw:layer="layout" svg:width="0.45cm" svg:height="0.45cm" svg:x="26.842cm" svg:y="5.466cm" svg:viewBox="0 0 451 451" draw:points="0,451 3,401 11,351 25,302 44,256 69,212 98,171 132,132 169,98 210,69 255,45 301,25 351,11 400,3 451,0">
          <text:p/>
        </draw:polyline>
        <draw:polyline draw:style-name="gr8" draw:text-style-name="P1" draw:layer="layout" svg:width="0.45cm" svg:height="0.449cm" svg:x="26.617cm" svg:y="7.041cm" svg:viewBox="0 0 451 450" draw:points="451,450 400,447 351,439 302,425 256,406 212,381 170,351 133,318 98,280 69,239 45,195 25,148 11,100 3,50 0,0">
          <text:p/>
        </draw:polyline>
        <draw:line draw:style-name="gr8" draw:text-style-name="P1" draw:layer="layout" svg:x1="27.442cm" svg:y1="5.466cm" svg:x2="27.292cm" svg:y2="5.466cm">
          <text:p/>
        </draw:line>
        <draw:line draw:style-name="gr8" draw:text-style-name="P1" draw:layer="layout" svg:x1="26.617cm" svg:y1="7.041cm" svg:x2="26.617cm" svg:y2="5.691cm">
          <text:p/>
        </draw:line>
        <draw:polyline draw:style-name="gr8" draw:text-style-name="P1" draw:layer="layout" svg:width="0.45cm" svg:height="0.45cm" svg:x="26.617cm" svg:y="5.241cm" svg:viewBox="0 0 451 451" draw:points="0,451 3,401 11,350 25,302 45,255 69,211 98,170 133,132 170,98 212,69 256,45 302,26 351,12 400,3 451,0">
          <text:p/>
        </draw:polyline>
        <draw:line draw:style-name="gr8" draw:text-style-name="P1" draw:layer="layout" svg:x1="27.067cm" svg:y1="5.241cm" svg:x2="27.442cm" svg:y2="5.241cm">
          <text:p/>
        </draw:line>
        <draw:line draw:style-name="gr8" draw:text-style-name="P1" draw:layer="layout" svg:x1="27.442cm" svg:y1="5.466cm" svg:x2="27.292cm" svg:y2="5.466cm">
          <text:p/>
        </draw:line>
        <draw:line draw:style-name="gr8" draw:text-style-name="P1" draw:layer="layout" svg:x1="26.842cm" svg:y1="7.49cm" svg:x2="26.842cm" svg:y2="9.29cm">
          <text:p/>
        </draw:line>
        <draw:line draw:style-name="gr8" draw:text-style-name="P1" draw:layer="layout" svg:x1="27.442cm" svg:y1="7.49cm" svg:x2="26.842cm" svg:y2="7.49cm">
          <text:p/>
        </draw:line>
        <draw:line draw:style-name="gr8" draw:text-style-name="P1" draw:layer="layout" svg:x1="27.067cm" svg:y1="7.49cm" svg:x2="26.317cm" svg:y2="7.49cm">
          <text:p/>
        </draw:line>
        <draw:line draw:style-name="gr8" draw:text-style-name="P1" draw:layer="layout" svg:x1="26.842cm" svg:y1="7.49cm" svg:x2="26.317cm" svg:y2="7.49cm">
          <text:p/>
        </draw:line>
        <draw:line draw:style-name="gr8" draw:text-style-name="P1" draw:layer="layout" svg:x1="26.317cm" svg:y1="7.49cm" svg:x2="26.317cm" svg:y2="9.29cm">
          <text:p/>
        </draw:line>
        <draw:path draw:style-name="gr8" draw:text-style-name="P1" draw:layer="layout" svg:width="0.3cm" svg:height="0.3cm" svg:x="26.776cm" svg:y="4.192cm" svg:viewBox="0 0 301 301" svg:d="M301 151c0 82-68 150-151 150s-150-68-150-150c0-84 67-151 150-151s151 67 151 151z">
          <text:p/>
        </draw:path>
        <draw:line draw:style-name="gr8" draw:text-style-name="P1" draw:layer="layout" svg:x1="27.067cm" svg:y1="5.241cm" svg:x2="26.317cm" svg:y2="5.241cm">
          <text:p/>
        </draw:line>
        <draw:path draw:style-name="gr8" draw:text-style-name="P1" draw:layer="layout" svg:width="0cm" svg:height="0.224cm" svg:x="26.317cm" svg:y="6.816cm" svg:viewBox="0 0 0 225" svg:d="M0 225c0-69 0-147 0-225">
          <text:p/>
        </draw:path>
        <draw:path draw:style-name="gr8" draw:text-style-name="P1" draw:layer="layout" svg:width="0cm" svg:height="0.224cm" svg:x="26.317cm" svg:y="5.691cm" svg:viewBox="0 0 0 225" svg:d="M0 225c0-79 0-157 0-225">
          <text:p/>
        </draw:path>
        <draw:path draw:style-name="gr8" draw:text-style-name="P1" draw:layer="layout" svg:width="0cm" svg:height="0.448cm" svg:x="26.317cm" svg:y="7.041cm" svg:viewBox="0 0 0 449" svg:d="M0 449c0-1 0-2 0-3 0-2 0-5 0-8 0-5 0-9 0-14 0-6 0-13 0-19 0-8 0-16 0-25s0-19 0-29c0-11 0-22 0-33 0-13 0-26 0-38 0-14 0-27 0-41 0-15 0-30 0-44 0-16 0-31 0-47s0-32 0-48c0-33 0-67 0-100">
          <text:p/>
        </draw:path>
        <draw:line draw:style-name="gr8" draw:text-style-name="P1" draw:layer="layout" svg:x1="26.317cm" svg:y1="5.691cm" svg:x2="26.317cm" svg:y2="7.041cm">
          <text:p/>
        </draw:line>
        <draw:polyline draw:style-name="gr8" draw:text-style-name="P1" draw:layer="layout" svg:width="0cm" svg:height="0.449cm" svg:x="26.317cm" svg:y="5.241cm" svg:viewBox="0 0 0 450" draw:points="0,450 0,400 0,350 0,302 0,255 0,211 0,170 0,132 0,98 0,69 0,45 0,26 0,12 0,3 0,0">
          <text:p/>
        </draw:polyline>
        <draw:polygon draw:style-name="gr7" draw:text-style-name="P1" draw:layer="layout" svg:width="0cm" svg:height="0cm" svg:x="22.673cm" svg:y="5.902cm" svg:viewBox="0 0 0 0" draw:points="0,0">
          <text:p/>
        </draw:polygon>
        <draw:polyline draw:style-name="gr9" draw:text-style-name="P1" draw:layer="layout" svg:width="3.807cm" svg:height="6.516cm" svg:x="23.026cm" svg:y="4.526cm" svg:viewBox="0 0 3808 6517" draw:points="0,6517 500,6517 3808,0">
          <text:p/>
        </draw:polyline>
        <draw:polygon draw:style-name="gr10" draw:text-style-name="P2" draw:layer="layout" svg:width="0.3cm" svg:height="0.483cm" svg:x="26.533cm" svg:y="4.526cm" svg:viewBox="0 0 301 484" draw:points="301,0 0,409 149,484">
          <text:p/>
        </draw:polygon>
        <draw:path draw:style-name="gr6" draw:text-style-name="P3" draw:layer="layout" svg:width="2.474cm" svg:height="9.574cm" svg:x="13.409cm" svg:y="1.919cm" svg:viewBox="0 0 2475 9575" svg:d="M2475 9575v-244-4-11-18-1-22-29-31-67-32-28-24-18-11-4-771l-224-238v-4423l224-224v-1351-301l-75-74-300-300v-61-1288h-3-8-14-19-25-29-34-37-41-44-47-48-50-51-224-225-375l-375 374-50 51-50 49-49 49-46 47-44 44-43 41-37 37-34 34-29 29-24 25-20 19-14 14-8 8-3 3v300h3 8 14 20 24 29 34 37 43 44 46 49 50 50c68 0 146 0 225 0h150v1875 1162 3553c0 28 0 55 0 83 0 13 0 27 0 40s0 26 0 39c0 12 0 25 0 37 0 11 0 23 0 34s0 21 0 32c0 9 0 18 0 28 0 8 0 16 0 24 0 7 0 13 0 20 0 6 0 11 0 16 0 4 0 8 0 12 0 2 0 5 0 7 0 1 0 2 0 2h600v1209 278z">
          <text:p/>
        </draw:path>
        <draw:polygon draw:style-name="gr7" draw:text-style-name="P1" draw:layer="layout" svg:width="0cm" svg:height="0cm" svg:x="14.629cm" svg:y="6.687cm" svg:viewBox="0 0 0 0" draw:points="0,0">
          <text:p/>
        </draw:polygon>
        <draw:polygon draw:style-name="gr6" draw:text-style-name="P3" draw:layer="layout" svg:width="1.049cm" svg:height="6.156cm" svg:x="14.834cm" svg:y="3.784cm" svg:viewBox="0 0 1050 6157" draw:points="826,1733 825,1733 1050,1509 826,1733 1050,1509 1050,159 644,159 608,121 569,88 526,60 481,37 432,19 383,7 331,0 279,0 228,5 178,16 130,33 83,55 40,82 0,114 0,1133 0,2295 0,6157 825,6157 825,1733">
          <text:p/>
        </draw:polygon>
        <draw:polygon draw:style-name="gr7" draw:text-style-name="P1" draw:layer="layout" svg:width="0cm" svg:height="0cm" svg:x="14.629cm" svg:y="6.687cm" svg:viewBox="0 0 0 0" draw:points="0,0">
          <text:p/>
        </draw:polygon>
        <draw:path draw:style-name="gr6" draw:text-style-name="P3" draw:layer="layout" svg:width="0.6cm" svg:height="3.927cm" svg:x="14.234cm" svg:y="6.079cm" svg:viewBox="0 0 601 3928" svg:d="M0 0h601v3862 66h-601c0 0 0-1 0-2 0-2 0-5 0-7 0-4 0-8 0-12 0-5 0-10 0-16 0-7 0-13 0-20 0-8 0-16 0-24 0-10 0-19 0-28 0-11 0-21 0-32s0-23 0-34c0-12 0-26 0-38 0-13 0-26 0-39s0-27 0-40c0-28 0-55 0-83z">
          <text:p/>
        </draw:path>
        <draw:polygon draw:style-name="gr7" draw:text-style-name="P1" draw:layer="layout" svg:width="0cm" svg:height="0cm" svg:x="14.629cm" svg:y="6.687cm" svg:viewBox="0 0 0 0" draw:points="0,0">
          <text:p/>
        </draw:polygon>
        <draw:polygon draw:style-name="gr6" draw:text-style-name="P3" draw:layer="layout" svg:width="1.049cm" svg:height="1.275cm" svg:x="14.834cm" svg:y="9.94cm" svg:viewBox="0 0 1050 1276" draw:points="1050,1010 1050,1014 1050,1025 1050,1043 1050,1067 1050,1095 1050,1127 1050,1194 1050,1225 1050,1254 1050,1276 0,1276 0,66 0,0 825,0 1050,238">
          <text:p/>
        </draw:polygon>
        <draw:polygon draw:style-name="gr7" draw:text-style-name="P1" draw:layer="layout" svg:width="0cm" svg:height="0cm" svg:x="14.629cm" svg:y="6.687cm" svg:viewBox="0 0 0 0" draw:points="0,0">
          <text:p/>
        </draw:polygon>
        <draw:path draw:style-name="gr6" draw:text-style-name="P3" draw:layer="layout" svg:width="1.274cm" svg:height="1.288cm" svg:x="14.234cm" svg:y="1.919cm" svg:viewBox="0 0 1275 1289" svg:d="M825 0h51 50 48 47 44 41 37 34 29 25 19 14 8 3v1289c0-55-2-110-6-164h-10-14-18-22-27-29-33-36-38-41-42-44-45-45-224-150c-35 0-68 0-102 0-16 0-32 0-48 0s-31 0-47 0c-14 0-29 0-44 0-13 0-27 0-41 0-12 0-25 0-37 0s-23 0-34 0c-10 0-20 0-29 0-8 0-17 0-25 0-6 0-13 0-19 0-5 0-9 0-14 0-3 0-6 0-8 0-1 0-2 0-3 0v-525l451-450 150-150z">
          <text:p/>
        </draw:path>
        <draw:polygon draw:style-name="gr7" draw:text-style-name="P1" draw:layer="layout" svg:width="0cm" svg:height="0cm" svg:x="14.629cm" svg:y="6.687cm" svg:viewBox="0 0 0 0" draw:points="0,0">
          <text:p/>
        </draw:polygon>
        <draw:path draw:style-name="gr6" draw:text-style-name="P3" draw:layer="layout" svg:width="0.6cm" svg:height="1.874cm" svg:x="14.234cm" svg:y="3.043cm" svg:viewBox="0 0 601 1875" svg:d="M601 855v1020h-601v-1875c1 0 2 0 3 0 2 0 5 0 8 0 5 0 9 0 14 0 6 0 13 0 19 0 8 0 17 0 25 0 9 0 19 0 29 0 11 0 22 0 34 0s25 0 37 0c14 0 28 0 41 0 15 0 30 0 44 0 16 0 31 0 47 0s32 0 48 0c34 0 67 0 102 0h150z">
          <text:p/>
        </draw:path>
        <draw:polygon draw:style-name="gr7" draw:text-style-name="P1" draw:layer="layout" svg:width="0cm" svg:height="0cm" svg:x="14.629cm" svg:y="6.687cm" svg:viewBox="0 0 0 0" draw:points="0,0">
          <text:p/>
        </draw:polygon>
        <draw:polygon draw:style-name="gr6" draw:text-style-name="P3" draw:layer="layout" svg:width="1.425cm" svg:height="1.124cm" svg:x="13.409cm" svg:y="1.919cm" svg:viewBox="0 0 1426 1125" draw:points="826,0 1201,0 1426,0 1276,149 826,599 826,1125 676,1125 451,1125 401,1125 351,1125 302,1125 256,1125 212,1125 170,1125 133,1125 98,1125 69,1125 45,1125 25,1125 11,1125 3,1125 0,1125 0,824 3,821 11,813 25,799 45,780 69,755 98,726 133,692 170,655 212,614 256,570 302,523 351,474 401,425 451,374">
          <text:p/>
        </draw:polygon>
        <draw:polygon draw:style-name="gr7" draw:text-style-name="P1" draw:layer="layout" svg:width="0cm" svg:height="0cm" svg:x="14.629cm" svg:y="6.687cm" svg:viewBox="0 0 0 0" draw:points="0,0">
          <text:p/>
        </draw:polygon>
        <draw:path draw:style-name="gr6" draw:text-style-name="P3" draw:layer="layout" svg:width="1.049cm" svg:height="0.9cm" svg:x="14.834cm" svg:y="3.043cm" svg:viewBox="0 0 1050 901" svg:d="M975 526h1l74 74v301h-406l-36-38-39-33-43-28-45-23-49-18-49-12-52-7h-52l-51 5-50 11-48 17-47 22-43 27-40 32v-856h224 45 45 44 43 41 38 36 33 29 27 22 18 14 10c4 54 6 110 6 165v61z">
          <text:p/>
        </draw:path>
        <draw:polygon draw:style-name="gr7" draw:text-style-name="P1" draw:layer="layout" svg:width="0cm" svg:height="0cm" svg:x="14.629cm" svg:y="6.687cm" svg:viewBox="0 0 0 0" draw:points="0,0">
          <text:p/>
        </draw:polygon>
        <draw:polygon draw:style-name="gr6" draw:text-style-name="P3" draw:layer="layout" svg:width="0.6cm" svg:height="1.162cm" svg:x="14.234cm" svg:y="4.917cm" svg:viewBox="0 0 601 1163" draw:points="0,0 601,0 601,1163 0,1163">
          <text:p/>
        </draw:polygon>
        <draw:polygon draw:style-name="gr7" draw:text-style-name="P1" draw:layer="layout" svg:width="0cm" svg:height="0cm" svg:x="14.629cm" svg:y="6.687cm" svg:viewBox="0 0 0 0" draw:points="0,0">
          <text:p/>
        </draw:polygon>
        <draw:polygon draw:style-name="gr6" draw:text-style-name="P3" draw:layer="layout" svg:width="1.049cm" svg:height="0.278cm" svg:x="14.834cm" svg:y="11.215cm" svg:viewBox="0 0 1050 279" draw:points="1050,279 1050,34 1050,30 1050,19 1050,1 1050,0 0,0 0,279">
          <text:p/>
        </draw:polygon>
        <draw:polygon draw:style-name="gr7" draw:text-style-name="P1" draw:layer="layout" svg:width="0cm" svg:height="0cm" svg:x="14.629cm" svg:y="6.687cm" svg:viewBox="0 0 0 0" draw:points="0,0">
          <text:p/>
        </draw:polygon>
        <draw:path draw:style-name="gr6" draw:text-style-name="P3" draw:layer="layout" svg:width="0.413cm" svg:height="0.412cm" svg:x="14.927cm" svg:y="4.027cm" svg:viewBox="0 0 414 413" svg:d="M414 206c0 115-93 207-207 207s-207-92-207-207c0-114 93-206 207-206s207 92 207 206z">
          <text:p/>
        </draw:path>
        <draw:polygon draw:style-name="gr7" draw:text-style-name="P1" draw:layer="layout" svg:width="0cm" svg:height="0cm" svg:x="14.629cm" svg:y="6.687cm" svg:viewBox="0 0 0 0" draw:points="0,0">
          <text:p/>
        </draw:polygon>
        <draw:path draw:style-name="gr6" draw:text-style-name="P3" draw:layer="layout" svg:width="0.3cm" svg:height="0.3cm" svg:x="14.983cm" svg:y="4.083cm" svg:viewBox="0 0 301 301" svg:d="M301 150c0 83-67 151-150 151s-151-68-151-151 68-150 151-150 150 67 150 150z">
          <text:p/>
        </draw:path>
        <draw:polygon draw:style-name="gr7" draw:text-style-name="P1" draw:layer="layout" svg:width="0cm" svg:height="0cm" svg:x="14.629cm" svg:y="6.687cm" svg:viewBox="0 0 0 0" draw:points="0,0">
          <text:p/>
        </draw:polygon>
        <draw:path draw:style-name="gr6" draw:text-style-name="P3" draw:layer="layout" svg:width="0.224cm" svg:height="0cm" svg:x="13.859cm" svg:y="3.043cm" svg:viewBox="0 0 225 0" svg:d="M0 0h225c-79 0-157 0-225 0z">
          <text:p/>
        </draw:path>
        <draw:polygon draw:style-name="gr7" draw:text-style-name="P1" draw:layer="layout" svg:width="0cm" svg:height="0cm" svg:x="14.629cm" svg:y="6.687cm" svg:viewBox="0 0 0 0" draw:points="0,0">
          <text:p/>
        </draw:polygon>
        <draw:path draw:style-name="gr8" draw:text-style-name="P1" draw:layer="layout" svg:width="0.413cm" svg:height="0.412cm" svg:x="14.927cm" svg:y="4.027cm" svg:viewBox="0 0 414 413" svg:d="M414 206c0 115-93 207-207 207s-207-92-207-207c0-114 93-206 207-206s207 92 207 206z">
          <text:p/>
        </draw:path>
        <draw:path draw:style-name="gr8" draw:text-style-name="P1" draw:layer="layout" svg:width="0.3cm" svg:height="0.3cm" svg:x="14.983cm" svg:y="4.083cm" svg:viewBox="0 0 301 301" svg:d="M301 150c0 83-67 151-150 151s-151-68-151-151 68-150 151-150 150 67 150 150z">
          <text:p/>
        </draw:path>
        <draw:line draw:style-name="gr8" draw:text-style-name="P1" draw:layer="layout" svg:x1="15.508cm" svg:y1="1.919cm" svg:x2="15.508cm" svg:y2="3.207cm">
          <text:p/>
        </draw:line>
        <draw:line draw:style-name="gr8" draw:text-style-name="P1" draw:layer="layout" svg:x1="15.508cm" svg:y1="3.268cm" svg:x2="15.508cm" svg:y2="3.207cm">
          <text:p/>
        </draw:line>
        <draw:polyline draw:style-name="gr8" draw:text-style-name="P1" draw:layer="layout" svg:width="0.443cm" svg:height="0cm" svg:x="15.058cm" svg:y="3.043cm" svg:viewBox="0 0 444 0" draw:points="0,0 45,0 90,0 134,0 176,0 217,0 255,0 291,0 324,0 353,0 380,0 402,0 420,0 434,0 444,0">
          <text:p/>
        </draw:polyline>
        <draw:path draw:style-name="gr8" draw:text-style-name="P1" draw:layer="layout" svg:width="0.006cm" svg:height="0.164cm" svg:x="15.502cm" svg:y="3.043cm" svg:viewBox="0 0 7 165" svg:d="M0 0c4 54 7 109 7 165">
          <text:p/>
        </draw:path>
        <draw:polyline draw:style-name="gr8" draw:text-style-name="P1" draw:layer="layout" svg:width="0.449cm" svg:height="0cm" svg:x="15.058cm" svg:y="1.919cm" svg:viewBox="0 0 450 0" draw:points="0,0 51,0 101,0 149,0 196,0 240,0 281,0 318,0 352,0 381,0 406,0 425,0 439,0 447,0 450,0">
          <text:p/>
        </draw:polyline>
        <draw:line draw:style-name="gr8" draw:text-style-name="P1" draw:layer="layout" svg:x1="15.809cm" svg:y1="3.569cm" svg:x2="15.508cm" svg:y2="3.268cm">
          <text:p/>
        </draw:line>
        <draw:line draw:style-name="gr8" draw:text-style-name="P1" draw:layer="layout" svg:x1="15.808cm" svg:y1="3.568cm" svg:x2="15.809cm" svg:y2="3.568cm">
          <text:p/>
        </draw:line>
        <draw:line draw:style-name="gr8" draw:text-style-name="P1" draw:layer="layout" svg:x1="15.809cm" svg:y1="3.568cm" svg:x2="15.884cm" svg:y2="3.643cm">
          <text:p/>
        </draw:line>
        <draw:line draw:style-name="gr8" draw:text-style-name="P1" draw:layer="layout" svg:x1="15.883cm" svg:y1="5.293cm" svg:x2="15.883cm" svg:y2="3.943cm">
          <text:p/>
        </draw:line>
        <draw:line draw:style-name="gr8" draw:text-style-name="P1" draw:layer="layout" svg:x1="15.883cm" svg:y1="3.642cm" svg:x2="15.883cm" svg:y2="3.943cm">
          <text:p/>
        </draw:line>
        <draw:line draw:style-name="gr8" draw:text-style-name="P1" draw:layer="layout" svg:x1="15.883cm" svg:y1="3.943cm" svg:x2="15.477cm" svg:y2="3.943cm">
          <text:p/>
        </draw:line>
        <draw:polyline draw:style-name="gr8" draw:text-style-name="P1" draw:layer="layout" svg:width="0.643cm" svg:height="0.159cm" svg:x="14.834cm" svg:y="3.784cm" svg:viewBox="0 0 644 160" draw:points="644,160 608,122 569,89 526,60 481,37 432,19 383,7 332,0 280,0 228,5 178,16 130,33 83,55 40,82 0,115">
          <text:p/>
        </draw:polyline>
        <draw:path draw:style-name="gr8" draw:text-style-name="P1" draw:layer="layout" svg:width="0cm" svg:height="0.065cm" svg:x="14.834cm" svg:y="9.94cm" svg:viewBox="0 0 0 66" svg:d="M0 66c0 0 0-5 0-17 0-11 0-28 0-49">
          <text:p/>
        </draw:path>
        <draw:line draw:style-name="gr8" draw:text-style-name="P1" draw:layer="layout" svg:x1="14.834cm" svg:y1="3.898cm" svg:x2="14.834cm" svg:y2="3.043cm">
          <text:p/>
        </draw:line>
        <draw:line draw:style-name="gr8" draw:text-style-name="P1" draw:layer="layout" svg:x1="14.834cm" svg:y1="11.215cm" svg:x2="14.834cm" svg:y2="11.493cm">
          <text:p/>
        </draw:line>
        <draw:line draw:style-name="gr8" draw:text-style-name="P1" draw:layer="layout" svg:x1="14.834cm" svg:y1="9.94cm" svg:x2="14.834cm" svg:y2="11.215cm">
          <text:p/>
        </draw:line>
        <draw:line draw:style-name="gr8" draw:text-style-name="P1" draw:layer="layout" svg:x1="14.834cm" svg:y1="3.898cm" svg:x2="14.834cm" svg:y2="9.94cm">
          <text:p/>
        </draw:line>
        <draw:line draw:style-name="gr8" draw:text-style-name="P1" draw:layer="layout" svg:x1="15.884cm" svg:y1="5.293cm" svg:x2="15.659cm" svg:y2="5.518cm">
          <text:p/>
        </draw:line>
        <draw:line draw:style-name="gr8" draw:text-style-name="P1" draw:layer="layout" svg:x1="14.609cm" svg:y1="1.919cm" svg:x2="14.234cm" svg:y2="1.919cm">
          <text:p/>
        </draw:line>
        <draw:line draw:style-name="gr8" draw:text-style-name="P1" draw:layer="layout" svg:x1="15.058cm" svg:y1="1.919cm" svg:x2="14.834cm" svg:y2="1.919cm">
          <text:p/>
        </draw:line>
        <draw:line draw:style-name="gr8" draw:text-style-name="P1" draw:layer="layout" svg:x1="14.234cm" svg:y1="1.919cm" svg:x2="14.834cm" svg:y2="1.919cm">
          <text:p/>
        </draw:line>
        <draw:line draw:style-name="gr8" draw:text-style-name="P1" draw:layer="layout" svg:x1="14.835cm" svg:y1="1.919cm" svg:x2="14.684cm" svg:y2="2.069cm">
          <text:p/>
        </draw:line>
        <draw:line draw:style-name="gr8" draw:text-style-name="P1" draw:layer="layout" svg:x1="15.058cm" svg:y1="3.043cm" svg:x2="14.684cm" svg:y2="3.043cm">
          <text:p/>
        </draw:line>
        <draw:line draw:style-name="gr8" draw:text-style-name="P1" draw:layer="layout" svg:x1="14.234cm" svg:y1="6.079cm" svg:x2="14.234cm" svg:y2="9.632cm">
          <text:p/>
        </draw:line>
        <draw:line draw:style-name="gr8" draw:text-style-name="P1" draw:layer="layout" svg:x1="14.234cm" svg:y1="6.079cm" svg:x2="14.834cm" svg:y2="6.079cm">
          <text:p/>
        </draw:line>
        <draw:path draw:style-name="gr8" draw:text-style-name="P1" draw:layer="layout" svg:width="0cm" svg:height="0.373cm" svg:x="14.234cm" svg:y="9.632cm" svg:viewBox="0 0 0 374" svg:d="M0 374c0 0 0-1 0-2 0-2 0-5 0-7 0-4 0-8 0-12 0-5 0-10 0-16 0-7 0-13 0-20 0-8 0-16 0-24 0-10 0-19 0-28 0-11 0-21 0-32s0-23 0-34c0-12 0-25 0-37 0-13 0-26 0-39s0-27 0-40c0-28 0-55 0-83">
          <text:p/>
        </draw:path>
        <draw:line draw:style-name="gr8" draw:text-style-name="P1" draw:layer="layout" svg:x1="14.234cm" svg:y1="4.917cm" svg:x2="14.834cm" svg:y2="4.917cm">
          <text:p/>
        </draw:line>
        <draw:line draw:style-name="gr8" draw:text-style-name="P1" draw:layer="layout" svg:x1="14.234cm" svg:y1="4.917cm" svg:x2="14.234cm" svg:y2="6.079cm">
          <text:p/>
        </draw:line>
        <draw:line draw:style-name="gr8" draw:text-style-name="P1" draw:layer="layout" svg:x1="14.234cm" svg:y1="4.917cm" svg:x2="14.234cm" svg:y2="3.043cm">
          <text:p/>
        </draw:line>
        <draw:line draw:style-name="gr8" draw:text-style-name="P1" draw:layer="layout" svg:x1="15.883cm" svg:y1="11.493cm" svg:x2="14.834cm" svg:y2="11.493cm">
          <text:p/>
        </draw:line>
        <draw:line draw:style-name="gr8" draw:text-style-name="P1" draw:layer="layout" svg:x1="15.883cm" svg:y1="11.493cm" svg:x2="15.883cm" svg:y2="11.215cm">
          <text:p/>
        </draw:line>
        <draw:line draw:style-name="gr8" draw:text-style-name="P1" draw:layer="layout" svg:x1="15.883cm" svg:y1="11.215cm" svg:x2="14.834cm" svg:y2="11.215cm">
          <text:p/>
        </draw:line>
        <draw:line draw:style-name="gr8" draw:text-style-name="P1" draw:layer="layout" svg:x1="15.883cm" svg:y1="11.215cm" svg:x2="15.883cm" svg:y2="10.178cm">
          <text:p/>
        </draw:line>
        <draw:line draw:style-name="gr8" draw:text-style-name="P1" draw:layer="layout" svg:x1="15.659cm" svg:y1="9.94cm" svg:x2="15.884cm" svg:y2="10.179cm">
          <text:p/>
        </draw:line>
        <draw:line draw:style-name="gr8" draw:text-style-name="P1" draw:layer="layout" svg:x1="15.659cm" svg:y1="9.94cm" svg:x2="15.658cm" svg:y2="9.94cm">
          <text:p/>
        </draw:line>
        <draw:line draw:style-name="gr8" draw:text-style-name="P1" draw:layer="layout" svg:x1="15.658cm" svg:y1="9.94cm" svg:x2="14.834cm" svg:y2="9.94cm">
          <text:p/>
        </draw:line>
        <draw:polyline draw:style-name="gr8" draw:text-style-name="P1" draw:layer="layout" svg:width="0cm" svg:height="0.299cm" svg:x="15.883cm" svg:y="10.949cm" svg:viewBox="0 0 0 300" draw:points="0,0 0,4 0,15 0,33 0,57 0,85 0,117 0,150 0,184 0,215 0,244 0,267 0,285 0,296 0,300">
          <text:p/>
        </draw:polyline>
        <draw:path draw:style-name="gr8" draw:text-style-name="P1" draw:layer="layout" svg:width="0.449cm" svg:height="0cm" svg:x="14.234cm" svg:y="3.043cm" svg:viewBox="0 0 450 0" svg:d="M0 0c1 0 2 0 3 0 2 0 5 0 8 0 5 0 9 0 14 0 6 0 13 0 19 0 8 0 17 0 25 0 9 0 19 0 29 0 11 0 22 0 34 0s25 0 37 0c14 0 28 0 41 0 15 0 30 0 44 0 16 0 31 0 47 0s32 0 48 0c34 0 67 0 101 0">
          <text:p/>
        </draw:path>
        <draw:line draw:style-name="gr8" draw:text-style-name="P1" draw:layer="layout" svg:x1="14.234cm" svg:y1="3.043cm" svg:x2="14.234cm" svg:y2="2.518cm">
          <text:p/>
        </draw:line>
        <draw:polyline draw:style-name="gr8" draw:text-style-name="P1" draw:layer="layout" svg:width="0.45cm" svg:height="0.45cm" svg:x="14.234cm" svg:y="2.068cm" svg:viewBox="0 0 451 451" draw:points="0,451 3,448 11,440 25,426 44,407 69,381 98,352 132,319 169,281 210,240 254,196 301,149 349,101 400,51 451,0">
          <text:p/>
        </draw:polyline>
        <draw:line draw:style-name="gr8" draw:text-style-name="P1" draw:layer="layout" svg:x1="15.659cm" svg:y1="5.517cm" svg:x2="15.658cm" svg:y2="5.517cm">
          <text:p/>
        </draw:line>
        <draw:line draw:style-name="gr8" draw:text-style-name="P1" draw:layer="layout" svg:x1="15.658cm" svg:y1="5.517cm" svg:x2="15.658cm" svg:y2="9.94cm">
          <text:p/>
        </draw:line>
        <draw:line draw:style-name="gr8" draw:text-style-name="P1" draw:layer="layout" svg:x1="14.235cm" svg:y1="1.919cm" svg:x2="13.859cm" svg:y2="2.294cm">
          <text:p/>
        </draw:line>
        <draw:polyline draw:style-name="gr8" draw:text-style-name="P1" draw:layer="layout" svg:width="0.45cm" svg:height="0.45cm" svg:x="13.409cm" svg:y="2.293cm" svg:viewBox="0 0 451 451" draw:points="451,0 401,51 351,100 302,149 255,197 211,241 169,282 132,319 98,353 69,382 45,407 25,426 11,440 3,448 0,451">
          <text:p/>
        </draw:polyline>
        <draw:line draw:style-name="gr8" draw:text-style-name="P1" draw:layer="layout" svg:x1="14.835cm" svg:y1="1.919cm" svg:x2="14.234cm" svg:y2="2.519cm">
          <text:p/>
        </draw:line>
        <draw:line draw:style-name="gr8" draw:text-style-name="P1" draw:layer="layout" svg:x1="13.859cm" svg:y1="3.043cm" svg:x2="14.234cm" svg:y2="3.043cm">
          <text:p/>
        </draw:line>
        <draw:path draw:style-name="gr8" draw:text-style-name="P1" draw:layer="layout" svg:width="0.224cm" svg:height="0cm" svg:x="13.859cm" svg:y="3.043cm" svg:viewBox="0 0 225 0" svg:d="M225 0c-79 0-157 0-225 0">
          <text:p/>
        </draw:path>
        <draw:path draw:style-name="gr8" draw:text-style-name="P1" draw:layer="layout" svg:width="0.224cm" svg:height="0cm" svg:x="13.859cm" svg:y="3.043cm" svg:viewBox="0 0 225 0" svg:d="M0 0c68 0 146 0 225 0">
          <text:p/>
        </draw:path>
        <draw:line draw:style-name="gr8" draw:text-style-name="P1" draw:layer="layout" svg:x1="13.409cm" svg:y1="2.743cm" svg:x2="13.409cm" svg:y2="3.043cm">
          <text:p/>
        </draw:line>
        <draw:polyline draw:style-name="gr8" draw:text-style-name="P1" draw:layer="layout" svg:width="0.449cm" svg:height="0cm" svg:x="13.409cm" svg:y="3.043cm" svg:viewBox="0 0 450 0" draw:points="450,0 400,0 350,0 301,0 255,0 211,0 169,0 132,0 98,0 69,0 45,0 25,0 11,0 3,0 0,0">
          <text:p/>
        </draw:polyline>
        <draw:line draw:style-name="gr8" draw:text-style-name="P1" draw:layer="layout" svg:x1="14.084cm" svg:y1="3.043cm" svg:x2="14.234cm" svg:y2="3.043cm">
          <text:p/>
        </draw:line>
        <draw:line draw:style-name="gr8" draw:text-style-name="P1" draw:layer="layout" svg:x1="14.234cm" svg:y1="10.006cm" svg:x2="14.834cm" svg:y2="10.006cm">
          <text:p/>
        </draw:line>
        <draw:polygon draw:style-name="gr7" draw:text-style-name="P1" draw:layer="layout" svg:width="0cm" svg:height="0cm" svg:x="14.629cm" svg:y="6.687cm" svg:viewBox="0 0 0 0" draw:points="0,0">
          <text:p/>
        </draw:polygon>
        <draw:polyline draw:style-name="gr9" draw:text-style-name="P1" draw:layer="layout" svg:width="4.406cm" svg:height="6.609cm" svg:x="10.651cm" svg:y="4.362cm" svg:viewBox="0 0 4407 6610" draw:points="0,6610 500,6610 4407,0">
          <text:p/>
        </draw:polyline>
        <draw:polygon draw:style-name="gr10" draw:text-style-name="P2" draw:layer="layout" svg:width="0.326cm" svg:height="0.473cm" svg:x="14.731cm" svg:y="4.362cm" svg:viewBox="0 0 327 474" draw:points="327,0 0,389 144,474">
          <text:p/>
        </draw:polygon>
        <draw:path draw:style-name="gr6" draw:text-style-name="P3" draw:layer="layout" svg:width="5.291cm" svg:height="4.363cm" svg:x="2.182cm" svg:y="14.012cm" svg:viewBox="0 0 5292 4364" svg:d="M5292 3233v-1-2-2-4-5-6-7-8-9-10-10-12-13-13-143-102-81-408c0-10 0-20 0-29 0-11 0-21 0-32s0-23 0-34c0-12 0-24 0-36s0-25 0-37c0-26 0-51 0-77 0-13 0-26 0-39s0-26 0-38c0-13 0-25 0-38 0-12 0-24 0-35 0-12 0-23 0-34s0-22 0-32 0-19 0-29v-204-1389c0-65-23-114-62-137l-283-163c-40-23-94-18-150 15l-848 489-142-81-353 204-177-102-282 163-71-41-424 128-1590 919-804 1335-106 61v531l496 286 131-76 601-1000 2332-1346v2326l192 110 34 9 34 10 33 11 33 12 31 13 29 13 27 14 25 14 21 14 19 14 15 13 11 13 8 13 4 11 164-7c37 57 84 103 133 131l177 102c56 32 110 38 149 15 40-23 63-73 63-137v-980l176 102c24 14 48 23 71 27v708 13 13 11 11 10 9 8 7 6 4 4 3 2l-310 179c-39 23-93 17-149-15l-177-102c-49-28-96-74-133-131l239-12v-2939l283-163v1021l176 102c117 68 212 232 212 367v735c0 65-22 114-62 137z">
          <text:p/>
        </draw:path>
        <draw:polygon draw:style-name="gr7" draw:text-style-name="P1" draw:layer="layout" svg:width="0cm" svg:height="0cm" svg:x="5.704cm" svg:y="16.492cm" svg:viewBox="0 0 0 0" draw:points="0,0">
          <text:p/>
        </draw:polygon>
        <draw:path draw:style-name="gr6" draw:text-style-name="P3" draw:layer="layout" svg:width="3.813cm" svg:height="2.316cm" svg:x="3.66cm" svg:y="14.175cm" svg:viewBox="0 0 3814 2317" svg:d="M3814 151v1389l-530 306v-1021l-283 164-403 233-198 114-126-3-182-3-240-5-1675 967c-47 28-92 32-125 13-34-20-53-62-52-118 1-55 21-119 56-177l46-77 1590-919 425-127 1485-858c56-32 110-38 150-15 39 23 62 72 62 137z">
          <text:p/>
        </draw:path>
        <draw:polygon draw:style-name="gr7" draw:text-style-name="P1" draw:layer="layout" svg:width="0cm" svg:height="0cm" svg:x="5.704cm" svg:y="16.492cm" svg:viewBox="0 0 0 0" draw:points="0,0">
          <text:p/>
        </draw:polygon>
        <draw:polygon draw:style-name="gr6" draw:text-style-name="P3" draw:layer="layout" svg:width="2.261cm" svg:height="1.306cm" svg:x="3.091cm" svg:y="14.801cm" svg:viewBox="0 0 2262 1307" draw:points="0,919 1591,0 2262,388 672,1307">
          <text:p/>
        </draw:polygon>
        <draw:polygon draw:style-name="gr7" draw:text-style-name="P1" draw:layer="layout" svg:width="0cm" svg:height="0cm" svg:x="5.704cm" svg:y="16.492cm" svg:viewBox="0 0 0 0" draw:points="0,0">
          <text:p/>
        </draw:polygon>
        <draw:polygon draw:style-name="gr6" draw:text-style-name="P3" draw:layer="layout" svg:width="0.403cm" svg:height="2.957cm" svg:x="6.257cm" svg:y="15.163cm" svg:viewBox="0 0 404 2958" draw:points="0,233 404,0 404,2939 164,2951 0,2958">
          <text:p/>
        </draw:polygon>
        <draw:polygon draw:style-name="gr7" draw:text-style-name="P1" draw:layer="layout" svg:width="0cm" svg:height="0cm" svg:x="5.704cm" svg:y="16.492cm" svg:viewBox="0 0 0 0" draw:points="0,0">
          <text:p/>
        </draw:polygon>
        <draw:path draw:style-name="gr6" draw:text-style-name="P3" draw:layer="layout" svg:width="3.074cm" svg:height="2.433cm" svg:x="2.677cm" svg:y="15.499cm" svg:viewBox="0 0 3075 2434" svg:d="M3075 5l-10 6-2333 1347-601 1000-131 76v-653l756-1258c-35 57-55 122-56 177 0 56 18 98 52 118l283 163c33 19 78 15 125-13l1676-968z">
          <text:p/>
        </draw:path>
        <draw:polygon draw:style-name="gr7" draw:text-style-name="P1" draw:layer="layout" svg:width="0cm" svg:height="0cm" svg:x="5.704cm" svg:y="16.492cm" svg:viewBox="0 0 0 0" draw:points="0,0">
          <text:p/>
        </draw:polygon>
        <draw:polygon draw:style-name="gr6" draw:text-style-name="P3" draw:layer="layout" svg:width="0.324cm" svg:height="2.724cm" svg:x="5.933cm" svg:y="15.396cm" svg:viewBox="0 0 325 2725" draw:points="127,114 325,0 325,2725 321,2714 313,2701 302,2688 287,2675 268,2661 247,2647 222,2633 195,2619 166,2606 135,2593 102,2581 69,2570 34,2560 0,2551 0,111">
          <text:p/>
        </draw:polygon>
        <draw:polygon draw:style-name="gr7" draw:text-style-name="P1" draw:layer="layout" svg:width="0cm" svg:height="0cm" svg:x="5.704cm" svg:y="16.492cm" svg:viewBox="0 0 0 0" draw:points="0,0">
          <text:p/>
        </draw:polygon>
        <draw:path draw:style-name="gr6" draw:text-style-name="P3" draw:layer="layout" svg:width="1.474cm" svg:height="1.56cm" svg:x="2.288cm" svg:y="15.719cm" svg:viewBox="0 0 1475 1561" svg:d="M0 1337v-1l803-1336 672 388-46 77c-36 58-56 122-57 177-1 57 18 99 53 119l-284-164c-34-20-52-62-52-118 1-55 21-120 56-177l-756 1259z">
          <text:p/>
        </draw:path>
        <draw:polygon draw:style-name="gr7" draw:text-style-name="P1" draw:layer="layout" svg:width="0cm" svg:height="0cm" svg:x="5.704cm" svg:y="16.492cm" svg:viewBox="0 0 0 0" draw:points="0,0">
          <text:p/>
        </draw:polygon>
        <draw:path draw:style-name="gr6" draw:text-style-name="P3" draw:layer="layout" svg:width="2.235cm" svg:height="1.049cm" svg:x="5.176cm" svg:y="14.012cm" svg:viewBox="0 0 2236 1050" svg:d="M1953 14l283 164c-40-23-94-17-150 15l-1485 857-601-347 282-163 178 102 141 82 85-49 122-71 147-85 848-490c56-33 110-38 150-15z">
          <text:p/>
        </draw:path>
        <draw:polygon draw:style-name="gr7" draw:text-style-name="P1" draw:layer="layout" svg:width="0cm" svg:height="0cm" svg:x="5.704cm" svg:y="16.492cm" svg:viewBox="0 0 0 0" draw:points="0,0">
          <text:p/>
        </draw:polygon>
        <draw:polygon draw:style-name="gr6" draw:text-style-name="P3" draw:layer="layout" svg:width="0.192cm" svg:height="2.442cm" svg:x="5.741cm" svg:y="15.504cm" svg:viewBox="0 0 193 2443" draw:points="193,3 193,2443 0,2333 0,6 10,0">
          <text:p/>
        </draw:polygon>
        <draw:polygon draw:style-name="gr7" draw:text-style-name="P1" draw:layer="layout" svg:width="0cm" svg:height="0cm" svg:x="5.704cm" svg:y="16.492cm" svg:viewBox="0 0 0 0" draw:points="0,0">
          <text:p/>
        </draw:polygon>
        <draw:path draw:style-name="gr6" draw:text-style-name="P3" draw:layer="layout" svg:width="0.459cm" svg:height="1.151cm" svg:x="6.766cm" svg:y="16.04cm" svg:viewBox="0 0 460 1152" svg:d="M460 1001v-286-205c0-135-95-299-213-367l-247-143v981l247 143c57 32 111 37 151 14s62-72 62-137z">
          <text:p/>
        </draw:path>
        <draw:polygon draw:style-name="gr7" draw:text-style-name="P1" draw:layer="layout" svg:width="0cm" svg:height="0cm" svg:x="5.704cm" svg:y="16.492cm" svg:viewBox="0 0 0 0" draw:points="0,0">
          <text:p/>
        </draw:polygon>
        <draw:path draw:style-name="gr6" draw:text-style-name="P3" draw:layer="layout" svg:width="0.459cm" svg:height="0.98cm" svg:x="6.766cm" svg:y="16.04cm" svg:viewBox="0 0 460 981" svg:d="M460 715v-204c0-135-95-299-213-367l-247-144v981z">
          <text:p/>
        </draw:path>
        <draw:polygon draw:style-name="gr7" draw:text-style-name="P1" draw:layer="layout" svg:width="0cm" svg:height="0cm" svg:x="5.704cm" svg:y="16.492cm" svg:viewBox="0 0 0 0" draw:points="0,0">
          <text:p/>
        </draw:polygon>
        <draw:polygon draw:style-name="gr6" draw:text-style-name="P3" draw:layer="layout" svg:width="0.495cm" svg:height="0.877cm" svg:x="2.182cm" svg:y="17.055cm" svg:viewBox="0 0 496 878" draw:points="107,0 0,61 0,592 496,878 496,225">
          <text:p/>
        </draw:polygon>
        <draw:polygon draw:style-name="gr7" draw:text-style-name="P1" draw:layer="layout" svg:width="0cm" svg:height="0cm" svg:x="5.704cm" svg:y="16.492cm" svg:viewBox="0 0 0 0" draw:points="0,0">
          <text:p/>
        </draw:polygon>
        <draw:polygon draw:style-name="gr6" draw:text-style-name="P3" draw:layer="layout" svg:width="1.095cm" svg:height="0.515cm" svg:x="4.681cm" svg:y="14.673cm" svg:viewBox="0 0 1096 516" draw:points="0,129 425,0 496,42 1096,389 672,516">
          <text:p/>
        </draw:polygon>
        <draw:polygon draw:style-name="gr7" draw:text-style-name="P1" draw:layer="layout" svg:width="0cm" svg:height="0cm" svg:x="5.704cm" svg:y="16.492cm" svg:viewBox="0 0 0 0" draw:points="0,0">
          <text:p/>
        </draw:polygon>
        <draw:polygon draw:style-name="gr6" draw:text-style-name="P3" draw:layer="layout" svg:width="0.459cm" svg:height="0.409cm" svg:x="6.766cm" svg:y="16.754cm" svg:viewBox="0 0 460 410" draw:points="460,287 460,0 0,267 247,410">
          <text:p/>
        </draw:polygon>
        <draw:polygon draw:style-name="gr7" draw:text-style-name="P1" draw:layer="layout" svg:width="0cm" svg:height="0cm" svg:x="5.704cm" svg:y="16.492cm" svg:viewBox="0 0 0 0" draw:points="0,0">
          <text:p/>
        </draw:polygon>
        <draw:path draw:style-name="gr6" draw:text-style-name="P3" draw:layer="layout" svg:width="0.593cm" svg:height="2.647cm" svg:x="6.88cm" svg:y="15.714cm" svg:viewBox="0 0 594 2648" svg:d="M594 1531v-1-2-2-4-5-6-7-8-9-11-10-12-13-13-143-102-81-408c0-10 0-20 0-29 0-11 0-21 0-32s0-23 0-34c0-12 0-24 0-36s0-25 0-37c0-26 0-51 0-77 0-13 0-26 0-39s0-26 0-38c0-13 0-25 0-38 0-12 0-24 0-35 0-12 0-23 0-34s0-22 0-32 0-19 0-29v-204l-531 306 176 102c117 68 212 232 212 367v736c0 65-22 114-62 137-22 13-49 17-79 12v708 13 13 11 11 10 9 8 7 6 4 4 3 2l-310 179c40-23 63-73 63-137v-980l176 102c24 14 48 23 71 27 30 5 57 1 79-12z">
          <text:p/>
        </draw:path>
        <draw:polygon draw:style-name="gr7" draw:text-style-name="P1" draw:layer="layout" svg:width="0cm" svg:height="0cm" svg:x="5.704cm" svg:y="16.492cm" svg:viewBox="0 0 0 0" draw:points="0,0">
          <text:p/>
        </draw:polygon>
        <draw:path draw:style-name="gr6" draw:text-style-name="P3" draw:layer="layout" svg:width="0.495cm" svg:height="0.286cm" svg:x="5.635cm" svg:y="14.449cm" svg:viewBox="0 0 496 287" svg:d="M0 204l354-204 142 81-147 85c-30-5-62-1-86 10-25 11-39 28-39 46 0 5 1 11 3 16l-85 49z">
          <text:p/>
        </draw:path>
        <draw:polygon draw:style-name="gr7" draw:text-style-name="P1" draw:layer="layout" svg:width="0cm" svg:height="0cm" svg:x="5.704cm" svg:y="16.492cm" svg:viewBox="0 0 0 0" draw:points="0,0">
          <text:p/>
        </draw:polygon>
        <draw:path draw:style-name="gr6" draw:text-style-name="P3" draw:layer="layout" svg:width="0.194cm" svg:height="0.251cm" svg:x="7.133cm" svg:y="15.239cm" svg:viewBox="0 0 195 252" svg:d="M28 245c38 22 100-13 138-79 38-67 38-138 0-160-28-16-70-1-106 37-37 39-60 94-60 140 0 29 10 52 28 62z">
          <text:p/>
        </draw:path>
        <draw:polygon draw:style-name="gr7" draw:text-style-name="P1" draw:layer="layout" svg:width="0cm" svg:height="0cm" svg:x="5.704cm" svg:y="16.492cm" svg:viewBox="0 0 0 0" draw:points="0,0">
          <text:p/>
        </draw:polygon>
        <draw:path draw:style-name="gr6" draw:text-style-name="P3" draw:layer="layout" svg:width="0.141cm" svg:height="0.183cm" svg:x="2.792cm" svg:y="17.438cm" svg:viewBox="0 0 142 184" svg:d="M121 4c28 16 28 68 0 116-28 49-73 75-101 59-13-8-20-25-20-46 0-34 17-74 43-102 27-28 58-38 78-27z">
          <text:p/>
        </draw:path>
        <draw:polygon draw:style-name="gr7" draw:text-style-name="P1" draw:layer="layout" svg:width="0cm" svg:height="0cm" svg:x="5.704cm" svg:y="16.492cm" svg:viewBox="0 0 0 0" draw:points="0,0">
          <text:p/>
        </draw:polygon>
        <draw:path draw:style-name="gr6" draw:text-style-name="P3" draw:layer="layout" svg:width="0.142cm" svg:height="0.183cm" svg:x="6.322cm" svg:y="15.399cm" svg:viewBox="0 0 143 184" svg:d="M122 5c28 16 28 68 0 115-29 49-73 75-101 59-13-8-21-25-21-47 0-33 18-72 44-100s58-39 78-27z">
          <text:p/>
        </draw:path>
        <draw:polygon draw:style-name="gr7" draw:text-style-name="P1" draw:layer="layout" svg:width="0cm" svg:height="0cm" svg:x="5.704cm" svg:y="16.492cm" svg:viewBox="0 0 0 0" draw:points="0,0">
          <text:p/>
        </draw:polygon>
        <draw:path draw:style-name="gr6" draw:text-style-name="P3" draw:layer="layout" svg:width="0.142cm" svg:height="0.182cm" svg:x="6.322cm" svg:y="17.848cm" svg:viewBox="0 0 143 183" svg:d="M122 4c28 16 28 68 0 117-29 48-73 73-101 57-13-7-21-24-21-45 0-33 18-74 44-102s58-38 78-27z">
          <text:p/>
        </draw:path>
        <draw:polygon draw:style-name="gr7" draw:text-style-name="P1" draw:layer="layout" svg:width="0cm" svg:height="0cm" svg:x="5.704cm" svg:y="16.492cm" svg:viewBox="0 0 0 0" draw:points="0,0">
          <text:p/>
        </draw:polygon>
        <draw:path draw:style-name="gr6" draw:text-style-name="P3" draw:layer="layout" svg:width="0.212cm" svg:height="0.151cm" svg:x="7.013cm" svg:y="17.04cm" svg:viewBox="0 0 213 152" svg:d="M151 138c40-23 62-73 62-138l-213 124c57 32 111 37 151 14z">
          <text:p/>
        </draw:path>
        <draw:polygon draw:style-name="gr7" draw:text-style-name="P1" draw:layer="layout" svg:width="0cm" svg:height="0cm" svg:x="5.704cm" svg:y="16.492cm" svg:viewBox="0 0 0 0" draw:points="0,0">
          <text:p/>
        </draw:polygon>
        <draw:path draw:style-name="gr6" draw:text-style-name="P3" draw:layer="layout" svg:width="0.125cm" svg:height="0.073cm" svg:x="5.858cm" svg:y="14.613cm" svg:viewBox="0 0 126 74" svg:d="M126 2l-123 72c-2-5-3-10-3-15 0-18 14-36 39-47 24-11 57-15 87-10z">
          <text:p/>
        </draw:path>
        <draw:polygon draw:style-name="gr7" draw:text-style-name="P1" draw:layer="layout" svg:width="0cm" svg:height="0cm" svg:x="5.704cm" svg:y="16.492cm" svg:viewBox="0 0 0 0" draw:points="0,0">
          <text:p/>
        </draw:polygon>
        <draw:line draw:style-name="gr8" draw:text-style-name="P1" draw:layer="layout" svg:x1="5.635cm" svg:y1="14.654cm" svg:x2="5.989cm" svg:y2="14.449cm">
          <text:p/>
        </draw:line>
        <draw:line draw:style-name="gr8" draw:text-style-name="P1" draw:layer="layout" svg:x1="5.459cm" svg:y1="14.551cm" svg:x2="5.176cm" svg:y2="14.715cm">
          <text:p/>
        </draw:line>
        <draw:path draw:style-name="gr8" draw:text-style-name="P1" draw:layer="layout" svg:width="0.133cm" svg:height="0.131cm" svg:x="6.421cm" svg:y="18.113cm" svg:viewBox="0 0 134 132" svg:d="M134 132c-49-28-96-74-134-132">
          <text:p/>
        </draw:path>
        <draw:line draw:style-name="gr8" draw:text-style-name="P1" draw:layer="layout" svg:x1="5.741cm" svg:y1="15.51cm" svg:x2="5.741cm" svg:y2="17.836cm">
          <text:p/>
        </draw:line>
        <draw:line draw:style-name="gr8" draw:text-style-name="P1" draw:layer="layout" svg:x1="5.741cm" svg:y1="17.836cm" svg:x2="5.934cm" svg:y2="17.947cm">
          <text:p/>
        </draw:line>
        <draw:line draw:style-name="gr8" draw:text-style-name="P1" draw:layer="layout" svg:x1="5.933cm" svg:y1="15.507cm" svg:x2="5.933cm" svg:y2="17.946cm">
          <text:p/>
        </draw:line>
        <draw:polyline draw:style-name="gr8" draw:text-style-name="P1" draw:layer="layout" svg:width="0.324cm" svg:height="0.174cm" svg:x="5.933cm" svg:y="17.946cm" svg:viewBox="0 0 325 175" draw:points="0,0 34,9 69,19 102,30 135,42 166,55 195,69 222,83 247,97 268,111 287,125 302,138 313,151 321,164 325,175">
          <text:p/>
        </draw:polyline>
        <draw:line draw:style-name="gr8" draw:text-style-name="P1" draw:layer="layout" svg:x1="6.257cm" svg:y1="15.396cm" svg:x2="6.257cm" svg:y2="18.12cm">
          <text:p/>
        </draw:line>
        <draw:path draw:style-name="gr8" draw:text-style-name="P1" draw:layer="layout" svg:width="0.056cm" svg:height="0.295cm" svg:x="3.377cm" svg:y="16.021cm" svg:viewBox="0 0 57 296" svg:d="M57 0c-35 58-56 123-57 178 0 56 19 98 53 118">
          <text:p/>
        </draw:path>
        <draw:line draw:style-name="gr8" draw:text-style-name="P1" draw:layer="layout" svg:x1="2.677cm" svg:y1="17.28cm" svg:x2="3.434cm" svg:y2="16.021cm">
          <text:p/>
        </draw:line>
        <draw:line draw:style-name="gr8" draw:text-style-name="P1" draw:layer="layout" svg:x1="6.66cm" svg:y1="15.163cm" svg:x2="6.66cm" svg:y2="18.101cm">
          <text:p/>
        </draw:line>
        <draw:line draw:style-name="gr8" draw:text-style-name="P1" draw:layer="layout" svg:x1="2.677cm" svg:y1="17.932cm" svg:x2="2.677cm" svg:y2="17.279cm">
          <text:p/>
        </draw:line>
        <draw:line draw:style-name="gr8" draw:text-style-name="P1" draw:layer="layout" svg:x1="6.257cm" svg:y1="18.121cm" svg:x2="6.661cm" svg:y2="18.101cm">
          <text:p/>
        </draw:line>
        <draw:line draw:style-name="gr8" draw:text-style-name="P1" draw:layer="layout" svg:x1="2.809cm" svg:y1="17.856cm" svg:x2="2.677cm" svg:y2="17.933cm">
          <text:p/>
        </draw:line>
        <draw:line draw:style-name="gr8" draw:text-style-name="P1" draw:layer="layout" svg:x1="3.41cm" svg:y1="16.856cm" svg:x2="2.808cm" svg:y2="17.857cm">
          <text:p/>
        </draw:line>
        <draw:line draw:style-name="gr8" draw:text-style-name="P1" draw:layer="layout" svg:x1="5.752cm" svg:y1="15.504cm" svg:x2="3.409cm" svg:y2="16.857cm">
          <text:p/>
        </draw:line>
        <draw:path draw:style-name="gr8" draw:text-style-name="P1" draw:layer="layout" svg:width="0.121cm" svg:height="0.132cm" svg:x="6.322cm" svg:y="15.399cm" svg:viewBox="0 0 122 133" svg:d="M0 133c0-34 18-73 44-101s58-39 78-27">
          <text:p/>
        </draw:path>
        <draw:path draw:style-name="gr8" draw:text-style-name="P1" draw:layer="layout" svg:width="0.121cm" svg:height="0.178cm" svg:x="6.343cm" svg:y="15.404cm" svg:viewBox="0 0 122 179" svg:d="M101 0c28 16 28 68 0 116-29 48-73 74-101 58">
          <text:p/>
        </draw:path>
        <draw:path draw:style-name="gr8" draw:text-style-name="P1" draw:layer="layout" svg:width="0.021cm" svg:height="0.046cm" svg:x="6.322cm" svg:y="15.531cm" svg:viewBox="0 0 22 47" svg:d="M22 47c-13-8-22-24-22-47">
          <text:p/>
        </draw:path>
        <draw:path draw:style-name="gr8" draw:text-style-name="P1" draw:layer="layout" svg:width="0.121cm" svg:height="0.132cm" svg:x="6.322cm" svg:y="17.848cm" svg:viewBox="0 0 122 133" svg:d="M0 133c0-33 18-73 44-102 26-28 58-38 78-27">
          <text:p/>
        </draw:path>
        <draw:path draw:style-name="gr8" draw:text-style-name="P1" draw:layer="layout" svg:width="0.121cm" svg:height="0.178cm" svg:x="6.343cm" svg:y="17.852cm" svg:viewBox="0 0 122 179" svg:d="M101 0c28 16 28 68 0 117-29 48-73 73-101 57">
          <text:p/>
        </draw:path>
        <draw:path draw:style-name="gr8" draw:text-style-name="P1" draw:layer="layout" svg:width="0.021cm" svg:height="0.045cm" svg:x="6.322cm" svg:y="17.98cm" svg:viewBox="0 0 22 46" svg:d="M22 46c-13-8-22-25-22-46">
          <text:p/>
        </draw:path>
        <draw:path draw:style-name="gr8" draw:text-style-name="P1" draw:layer="layout" svg:width="0.12cm" svg:height="0.132cm" svg:x="2.792cm" svg:y="17.438cm" svg:viewBox="0 0 121 133" svg:d="M0 133c0-33 17-73 44-102 27-28 57-38 77-27">
          <text:p/>
        </draw:path>
        <draw:path draw:style-name="gr8" draw:text-style-name="P1" draw:layer="layout" svg:width="0.121cm" svg:height="0.179cm" svg:x="2.812cm" svg:y="17.442cm" svg:viewBox="0 0 122 180" svg:d="M101 0c28 16 28 68 0 116-27 48-72 75-101 59">
          <text:p/>
        </draw:path>
        <draw:path draw:style-name="gr8" draw:text-style-name="P1" draw:layer="layout" svg:width="0.02cm" svg:height="0.046cm" svg:x="2.792cm" svg:y="17.57cm" svg:viewBox="0 0 21 47" svg:d="M21 47c-14-8-21-25-21-47">
          <text:p/>
        </draw:path>
        <draw:line draw:style-name="gr8" draw:text-style-name="P1" draw:layer="layout" svg:x1="7.473cm" svg:y1="14.326cm" svg:x2="7.473cm" svg:y2="15.714cm">
          <text:p/>
        </draw:line>
        <draw:line draw:style-name="gr8" draw:text-style-name="P1" draw:layer="layout" svg:x1="5.988cm" svg:y1="14.449cm" svg:x2="6.131cm" svg:y2="14.531cm">
          <text:p/>
        </draw:line>
        <draw:line draw:style-name="gr8" draw:text-style-name="P1" draw:layer="layout" svg:x1="5.635cm" svg:y1="14.653cm" svg:x2="5.777cm" svg:y2="14.736cm">
          <text:p/>
        </draw:line>
        <draw:path draw:style-name="gr8" draw:text-style-name="P1" draw:layer="layout" svg:width="0.125cm" svg:height="0.058cm" svg:x="5.858cm" svg:y="14.613cm" svg:viewBox="0 0 126 59" svg:d="M126 2c-30-5-63-1-87 11-25 11-39 28-39 46">
          <text:p/>
        </draw:path>
        <draw:path draw:style-name="gr8" draw:text-style-name="P1" draw:layer="layout" svg:width="0.003cm" svg:height="0.015cm" svg:x="5.858cm" svg:y="14.671cm" svg:viewBox="0 0 4 16" svg:d="M0 0c0 5 1 11 4 16">
          <text:p/>
        </draw:path>
        <draw:line draw:style-name="gr8" draw:text-style-name="P1" draw:layer="layout" svg:x1="5.458cm" svg:y1="14.551cm" svg:x2="5.777cm" svg:y2="14.736cm">
          <text:p/>
        </draw:line>
        <draw:line draw:style-name="gr8" draw:text-style-name="P1" draw:layer="layout" svg:x1="7.262cm" svg:y1="14.204cm" svg:x2="5.776cm" svg:y2="15.062cm">
          <text:p/>
        </draw:line>
        <draw:line draw:style-name="gr8" draw:text-style-name="P1" draw:layer="layout" svg:x1="5.176cm" svg:y1="14.714cm" svg:x2="5.777cm" svg:y2="15.062cm">
          <text:p/>
        </draw:line>
        <draw:line draw:style-name="gr8" draw:text-style-name="P1" draw:layer="layout" svg:x1="6.979cm" svg:y1="14.041cm" svg:x2="5.776cm" svg:y2="14.736cm">
          <text:p/>
        </draw:line>
        <draw:line draw:style-name="gr8" draw:text-style-name="P1" draw:layer="layout" svg:x1="5.105cm" svg:y1="14.673cm" svg:x2="5.177cm" svg:y2="14.715cm">
          <text:p/>
        </draw:line>
        <draw:line draw:style-name="gr8" draw:text-style-name="P1" draw:layer="layout" svg:x1="6.554cm" svg:y1="18.244cm" svg:x2="6.732cm" svg:y2="18.347cm">
          <text:p/>
        </draw:line>
        <draw:line draw:style-name="gr8" draw:text-style-name="P1" draw:layer="layout" svg:x1="5.513cm" svg:y1="15.499cm" svg:x2="3.837cm" svg:y2="16.467cm">
          <text:p/>
        </draw:line>
        <draw:path draw:style-name="gr8" draw:text-style-name="P1" draw:layer="layout" svg:width="0.056cm" svg:height="0.295cm" svg:x="3.66cm" svg:y="16.184cm" svg:viewBox="0 0 57 296" svg:d="M57 0c-36 58-56 122-57 177-1 57 18 99 52 119">
          <text:p/>
        </draw:path>
        <draw:path draw:style-name="gr8" draw:text-style-name="P1" draw:layer="layout" svg:width="0.125cm" svg:height="0.025cm" svg:x="3.712cm" svg:y="16.466cm" svg:viewBox="0 0 126 26" svg:d="M0 14c33 19 79 15 126-14">
          <text:p/>
        </draw:path>
        <draw:line draw:style-name="gr8" draw:text-style-name="P1" draw:layer="layout" svg:x1="6.06cm" svg:y1="15.511cm" svg:x2="5.512cm" svg:y2="15.499cm">
          <text:p/>
        </draw:line>
        <draw:line draw:style-name="gr8" draw:text-style-name="P1" draw:layer="layout" svg:x1="3.763cm" svg:y1="16.107cm" svg:x2="3.716cm" svg:y2="16.185cm">
          <text:p/>
        </draw:line>
        <draw:line draw:style-name="gr8" draw:text-style-name="P1" draw:layer="layout" svg:x1="3.091cm" svg:y1="15.719cm" svg:x2="3.763cm" svg:y2="16.108cm">
          <text:p/>
        </draw:line>
        <draw:line draw:style-name="gr8" draw:text-style-name="P1" draw:layer="layout" svg:x1="2.288cm" svg:y1="17.056cm" svg:x2="3.092cm" svg:y2="15.719cm">
          <text:p/>
        </draw:line>
        <draw:line draw:style-name="gr8" draw:text-style-name="P1" draw:layer="layout" svg:x1="2.288cm" svg:y1="17.055cm" svg:x2="2.678cm" svg:y2="17.28cm">
          <text:p/>
        </draw:line>
        <draw:line draw:style-name="gr8" draw:text-style-name="P1" draw:layer="layout" svg:x1="6.059cm" svg:y1="15.511cm" svg:x2="6.944cm" svg:y2="15cm">
          <text:p/>
        </draw:line>
        <draw:line draw:style-name="gr8" draw:text-style-name="P1" draw:layer="layout" svg:x1="2.182cm" svg:y1="17.115cm" svg:x2="2.182cm" svg:y2="17.646cm">
          <text:p/>
        </draw:line>
        <draw:line draw:style-name="gr8" draw:text-style-name="P1" draw:layer="layout" svg:x1="2.289cm" svg:y1="17.054cm" svg:x2="2.182cm" svg:y2="17.116cm">
          <text:p/>
        </draw:line>
        <draw:line draw:style-name="gr8" draw:text-style-name="P1" draw:layer="layout" svg:x1="2.182cm" svg:y1="17.646cm" svg:x2="2.678cm" svg:y2="17.933cm">
          <text:p/>
        </draw:line>
        <draw:line draw:style-name="gr8" draw:text-style-name="P1" draw:layer="layout" svg:x1="2.288cm" svg:y1="17.054cm" svg:x2="2.288cm" svg:y2="17.055cm">
          <text:p/>
        </draw:line>
        <draw:path draw:style-name="gr8" draw:text-style-name="P1" draw:layer="layout" svg:width="0.063cm" svg:height="0.137cm" svg:x="6.88cm" svg:y="18.224cm" svg:viewBox="0 0 64 138" svg:d="M64 0c0 64-23 115-64 138">
          <text:p/>
        </draw:path>
        <draw:path draw:style-name="gr8" draw:text-style-name="P1" draw:layer="layout" svg:width="0.149cm" svg:height="0.029cm" svg:x="6.731cm" svg:y="18.346cm" svg:viewBox="0 0 150 30" svg:d="M150 16c-39 24-93 17-150-16">
          <text:p/>
        </draw:path>
        <draw:polyline draw:style-name="gr8" draw:text-style-name="P1" draw:layer="layout" svg:width="0cm" svg:height="0.1cm" svg:x="7.19cm" svg:y="18.081cm" svg:viewBox="0 0 0 101" draw:points="0,0 0,13 0,26 0,37 0,48 0,58 0,67 0,75 0,82 0,88 0,92 0,96 0,99 0,101">
          <text:p/>
        </draw:polyline>
        <draw:polyline draw:style-name="gr8" draw:text-style-name="P1" draw:layer="layout" svg:width="0cm" svg:height="0.1cm" svg:x="7.19cm" svg:y="18.081cm" svg:viewBox="0 0 0 101" draw:points="0,101 0,99 0,96 0,92 0,88 0,82 0,75 0,67 0,58 0,48 0,37 0,26 0,13 0,0">
          <text:p/>
        </draw:polyline>
        <draw:line draw:style-name="gr8" draw:text-style-name="P1" draw:layer="layout" svg:x1="3.091cm" svg:y1="15.72cm" svg:x2="4.682cm" svg:y2="14.801cm">
          <text:p/>
        </draw:line>
        <draw:line draw:style-name="gr8" draw:text-style-name="P1" draw:layer="layout" svg:x1="4.681cm" svg:y1="14.802cm" svg:x2="5.106cm" svg:y2="14.673cm">
          <text:p/>
        </draw:line>
        <draw:path draw:style-name="gr8" draw:text-style-name="P1" draw:layer="layout" svg:width="0.15cm" svg:height="0.029cm" svg:x="6.978cm" svg:y="14.012cm" svg:viewBox="0 0 151 30" svg:d="M151 15c-40-24-95-19-151 15">
          <text:p/>
        </draw:path>
        <draw:path draw:style-name="gr8" draw:text-style-name="P1" draw:layer="layout" svg:width="0.062cm" svg:height="0.137cm" svg:x="7.411cm" svg:y="14.189cm" svg:viewBox="0 0 63 138" svg:d="M63 138c0-66-24-115-63-138">
          <text:p/>
        </draw:path>
        <draw:path draw:style-name="gr8" draw:text-style-name="P1" draw:layer="layout" svg:width="0.15cm" svg:height="0.029cm" svg:x="7.261cm" svg:y="14.175cm" svg:viewBox="0 0 151 30" svg:d="M151 15c-41-24-95-18-151 15">
          <text:p/>
        </draw:path>
        <draw:line draw:style-name="gr8" draw:text-style-name="P1" draw:layer="layout" svg:x1="5.353cm" svg:y1="15.188cm" svg:x2="3.762cm" svg:y2="16.108cm">
          <text:p/>
        </draw:line>
        <draw:line draw:style-name="gr8" draw:text-style-name="P1" draw:layer="layout" svg:x1="5.777cm" svg:y1="15.061cm" svg:x2="5.352cm" svg:y2="15.189cm">
          <text:p/>
        </draw:line>
        <draw:line draw:style-name="gr8" draw:text-style-name="P1" draw:layer="layout" svg:x1="6.943cm" svg:y1="15cm" svg:x2="6.943cm" svg:y2="16.02cm">
          <text:p/>
        </draw:line>
        <draw:line draw:style-name="gr8" draw:text-style-name="P1" draw:layer="layout" svg:x1="7.474cm" svg:y1="15.714cm" svg:x2="6.943cm" svg:y2="16.021cm">
          <text:p/>
        </draw:line>
        <draw:path draw:style-name="gr8" draw:text-style-name="P1" draw:layer="layout" svg:width="0.028cm" svg:height="0.062cm" svg:x="7.133cm" svg:y="15.421cm" svg:viewBox="0 0 29 63" svg:d="M0 0c0 29 10 53 29 63">
          <text:p/>
        </draw:path>
        <draw:path draw:style-name="gr8" draw:text-style-name="P1" draw:layer="layout" svg:width="0.166cm" svg:height="0.245cm" svg:x="7.161cm" svg:y="15.245cm" svg:viewBox="0 0 167 246" svg:d="M0 239c39 23 101-13 138-79 38-66 38-137 0-160">
          <text:p/>
        </draw:path>
        <draw:path draw:style-name="gr8" draw:text-style-name="P1" draw:layer="layout" svg:width="0.165cm" svg:height="0.182cm" svg:x="7.133cm" svg:y="15.239cm" svg:viewBox="0 0 166 183" svg:d="M166 6c-27-16-69-1-105 37-38 40-61 94-61 140">
          <text:p/>
        </draw:path>
        <draw:line draw:style-name="gr8" draw:text-style-name="P1" draw:layer="layout" svg:x1="7.473cm" svg:y1="16.897cm" svg:x2="7.473cm" svg:y2="16.816cm">
          <text:p/>
        </draw:line>
        <draw:polyline draw:style-name="gr8" draw:text-style-name="P1" draw:layer="layout" svg:width="0cm" svg:height="0.101cm" svg:x="7.473cm" svg:y="16.897cm" svg:viewBox="0 0 0 102" draw:points="0,0 0,14 0,26 0,38 0,49 0,59 0,67 0,75 0,82 0,88 0,93 0,97 0,100 0,101 0,102">
          <text:p/>
        </draw:polyline>
        <draw:polyline draw:style-name="gr8" draw:text-style-name="P1" draw:layer="layout" svg:width="0cm" svg:height="0.101cm" svg:x="7.473cm" svg:y="16.897cm" svg:viewBox="0 0 0 102" draw:points="0,102 0,101 0,100 0,97 0,93 0,88 0,82 0,75 0,67 0,59 0,49 0,38 0,26 0,14 0,0">
          <text:p/>
        </draw:polyline>
        <draw:polyline draw:style-name="gr8" draw:text-style-name="P1" draw:layer="layout" svg:width="0cm" svg:height="0.101cm" svg:x="7.473cm" svg:y="17.142cm" svg:viewBox="0 0 0 102" draw:points="0,0 0,13 0,26 0,38 0,48 0,58 0,67 0,75 0,82 0,88 0,93 0,97 0,99 0,101 0,102">
          <text:p/>
        </draw:polyline>
        <draw:polyline draw:style-name="gr8" draw:text-style-name="P1" draw:layer="layout" svg:width="0cm" svg:height="0.101cm" svg:x="7.473cm" svg:y="17.142cm" svg:viewBox="0 0 0 102" draw:points="0,102 0,101 0,99 0,97 0,93 0,88 0,82 0,75 0,67 0,58 0,48 0,38 0,26 0,13 0,0">
          <text:p/>
        </draw:polyline>
        <draw:line draw:style-name="gr8" draw:text-style-name="P1" draw:layer="layout" svg:x1="7.473cm" svg:y1="17.142cm" svg:x2="7.473cm" svg:y2="16.408cm">
          <text:p/>
        </draw:line>
        <draw:path draw:style-name="gr8" draw:text-style-name="P1" draw:layer="layout" svg:width="0cm" svg:height="0.489cm" svg:x="7.473cm" svg:y="15.918cm" svg:viewBox="0 0 0 490" svg:d="M0 490c0-10 0-20 0-29 0-11 0-21 0-32s0-23 0-34c0-12 0-24 0-36s0-25 0-37c0-26 0-51 0-77 0-13 0-26 0-39s0-26 0-38c0-13 0-25 0-38 0-12 0-24 0-35 0-12 0-23 0-34s0-22 0-32 0-19 0-29">
          <text:p/>
        </draw:path>
        <draw:line draw:style-name="gr8" draw:text-style-name="P1" draw:layer="layout" svg:x1="7.473cm" svg:y1="15.918cm" svg:x2="7.473cm" svg:y2="15.714cm">
          <text:p/>
        </draw:line>
        <draw:line draw:style-name="gr8" draw:text-style-name="P1" draw:layer="layout" svg:x1="6.766cm" svg:y1="16.04cm" svg:x2="6.766cm" svg:y2="17.02cm">
          <text:p/>
        </draw:line>
        <draw:line draw:style-name="gr8" draw:text-style-name="P1" draw:layer="layout" svg:x1="7.226cm" svg:y1="16.754cm" svg:x2="6.766cm" svg:y2="17.021cm">
          <text:p/>
        </draw:line>
        <draw:line draw:style-name="gr8" draw:text-style-name="P1" draw:layer="layout" svg:x1="7.19cm" svg:y1="17.373cm" svg:x2="7.19cm" svg:y2="18.081cm">
          <text:p/>
        </draw:line>
        <draw:line draw:style-name="gr8" draw:text-style-name="P1" draw:layer="layout" svg:x1="7.12cm" svg:y1="17.347cm" svg:x2="6.943cm" svg:y2="17.244cm">
          <text:p/>
        </draw:line>
        <draw:line draw:style-name="gr8" draw:text-style-name="P1" draw:layer="layout" svg:x1="4.681cm" svg:y1="14.801cm" svg:x2="5.353cm" svg:y2="15.189cm">
          <text:p/>
        </draw:line>
        <draw:line draw:style-name="gr8" draw:text-style-name="P1" draw:layer="layout" svg:x1="6.943cm" svg:y1="17.244cm" svg:x2="6.943cm" svg:y2="18.224cm">
          <text:p/>
        </draw:line>
        <draw:polyline draw:style-name="gr8" draw:text-style-name="P1" draw:layer="layout" svg:width="0cm" svg:height="0cm" svg:x="2.288cm" svg:y="17.054cm" svg:viewBox="0 0 0 0" draw:points="0,0">
          <text:p/>
        </draw:polyline>
        <draw:line draw:style-name="gr8" draw:text-style-name="P1" draw:layer="layout" svg:x1="6.943cm" svg:y1="16.02cm" svg:x2="7.12cm" svg:y2="16.123cm">
          <text:p/>
        </draw:line>
        <draw:line draw:style-name="gr8" draw:text-style-name="P1" draw:layer="layout" svg:x1="7.226cm" svg:y1="17.04cm" svg:x2="7.013cm" svg:y2="17.164cm">
          <text:p/>
        </draw:line>
        <draw:path draw:style-name="gr8" draw:text-style-name="P1" draw:layer="layout" svg:width="0.15cm" svg:height="0.028cm" svg:x="7.013cm" svg:y="17.163cm" svg:viewBox="0 0 151 29" svg:d="M0 0c57 33 111 38 151 14">
          <text:p/>
        </draw:path>
        <draw:path draw:style-name="gr8" draw:text-style-name="P1" draw:layer="layout" svg:width="0.062cm" svg:height="0.137cm" svg:x="7.163cm" svg:y="17.04cm" svg:viewBox="0 0 63 138" svg:d="M0 138c40-23 63-72 63-138">
          <text:p/>
        </draw:path>
        <draw:line draw:style-name="gr8" draw:text-style-name="P1" draw:layer="layout" svg:x1="7.225cm" svg:y1="17.04cm" svg:x2="7.225cm" svg:y2="16.55cm">
          <text:p/>
        </draw:line>
        <draw:path draw:style-name="gr8" draw:text-style-name="P1" draw:layer="layout" svg:width="0.212cm" svg:height="0.367cm" svg:x="7.013cm" svg:y="16.183cm" svg:viewBox="0 0 213 368" svg:d="M213 368c0-135-95-300-213-368">
          <text:p/>
        </draw:path>
        <draw:path draw:style-name="gr8" draw:text-style-name="P1" draw:layer="layout" svg:width="0.15cm" svg:height="0.029cm" svg:x="7.119cm" svg:y="17.346cm" svg:viewBox="0 0 151 30" svg:d="M0 0c57 34 111 39 151 15">
          <text:p/>
        </draw:path>
        <draw:path draw:style-name="gr8" draw:text-style-name="P1" draw:layer="layout" svg:width="0.062cm" svg:height="0.137cm" svg:x="7.269cm" svg:y="17.224cm" svg:viewBox="0 0 63 138" svg:d="M0 138c41-23 63-73 63-138">
          <text:p/>
        </draw:path>
        <draw:line draw:style-name="gr8" draw:text-style-name="P1" draw:layer="layout" svg:x1="7.331cm" svg:y1="16.489cm" svg:x2="7.331cm" svg:y2="17.224cm">
          <text:p/>
        </draw:line>
        <draw:path draw:style-name="gr8" draw:text-style-name="P1" draw:layer="layout" svg:width="0.212cm" svg:height="0.367cm" svg:x="7.119cm" svg:y="16.122cm" svg:viewBox="0 0 213 368" svg:d="M213 368c0-135-96-300-213-368">
          <text:p/>
        </draw:path>
        <draw:line draw:style-name="gr8" draw:text-style-name="P1" draw:layer="layout" svg:x1="7.014cm" svg:y1="16.184cm" svg:x2="6.766cm" svg:y2="16.04cm">
          <text:p/>
        </draw:line>
        <draw:line draw:style-name="gr8" draw:text-style-name="P1" draw:layer="layout" svg:x1="6.766cm" svg:y1="17.02cm" svg:x2="7.014cm" svg:y2="17.164cm">
          <text:p/>
        </draw:line>
        <draw:line draw:style-name="gr8" draw:text-style-name="P1" draw:layer="layout" svg:x1="3.713cm" svg:y1="16.48cm" svg:x2="3.429cm" svg:y2="16.316cm">
          <text:p/>
        </draw:line>
        <draw:line draw:style-name="gr8" draw:text-style-name="P1" draw:layer="layout" svg:x1="6.88cm" svg:y1="18.362cm" svg:x2="7.191cm" svg:y2="18.182cm">
          <text:p/>
        </draw:line>
        <draw:line draw:style-name="gr8" draw:text-style-name="P1" draw:layer="layout" svg:x1="7.128cm" svg:y1="14.026cm" svg:x2="7.412cm" svg:y2="14.19cm">
          <text:p/>
        </draw:line>
        <draw:line draw:style-name="gr8" draw:text-style-name="P1" draw:layer="layout" svg:x1="7.474cm" svg:y1="17.244cm" svg:x2="7.269cm" svg:y2="17.362cm">
          <text:p/>
        </draw:line>
        <draw:frame draw:style-name="gr11" draw:text-style-name="P5" draw:layer="layout" svg:width="8.761cm" svg:height="0.623cm" svg:x="4.701cm" svg:y="11.303cm">
          <draw:text-box>
            <text:p text:style-name="P4"><text:span text:style-name="T1">1X M3 Brass Insert [HD-MS0030]</text:span></text:p>
          </draw:text-box>
        </draw:frame>
        <draw:frame draw:style-name="gr12" draw:text-style-name="P6" draw:layer="layout" svg:width="0.119cm" svg:height="0.141cm" svg:x="12.334cm" svg:y="11.779cm">
          <draw:text-box>
            <text:p text:style-name="P4"><text:span text:style-name="T2"><text:s/></text:span></text:p>
          </draw:text-box>
        </draw:frame>
        <draw:frame draw:style-name="gr11" draw:text-style-name="P5" draw:layer="layout" svg:width="8.761cm" svg:height="0.623cm" svg:x="18.161cm" svg:y="11.188cm">
          <draw:text-box>
            <text:p text:style-name="P4"><text:span text:style-name="T1">1X M3 Brass Insert [HD-MS0030]</text:span></text:p>
          </draw:text-box>
        </draw:frame>
        <draw:frame draw:style-name="gr12" draw:text-style-name="P6" draw:layer="layout" svg:width="0.119cm" svg:height="0.141cm" svg:x="25.543cm" svg:y="11.946cm">
          <draw:text-box>
            <text:p text:style-name="P4"><text:span text:style-name="T2"><text:s/></text:span></text:p>
          </draw:text-box>
        </draw:frame>
        <draw:frame draw:style-name="gr13" draw:text-style-name="P7" draw:layer="layout" svg:width="0.665cm" svg:height="0.78cm" svg:x="27.637cm" svg:y="19.261cm">
          <draw:text-box>
            <text:p text:style-name="P4"><text:span text:style-name="T3">X</text:span></text:p>
          </draw:text-box>
        </draw:frame>
        <draw:frame draw:style-name="gr12" draw:text-style-name="P6" draw:layer="layout" svg:width="0.119cm" svg:height="0.141cm" svg:x="28.047cm" svg:y="19.76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07:12:17.482298498</dc:date>
    <meta:editing-duration>PT41S</meta:editing-duration>
    <meta:editing-cycles>1</meta:editing-cycles>
    <meta:document-statistic meta:object-count="682"/>
    <meta:generator>LibreOffice/5.2.7.2$Linux_X86_64 LibreOffice_project/20m0$Build-2</meta:generator>
  </office:meta>
</office:document-meta>
</file>